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background-color="#ffffff" fo:font-size="8pt" style:font-size-asian="8pt" style:font-size-complex="8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 fo:font-size="8pt" style:font-size-asian="8pt" style:font-size-complex="8pt"/>
    </style:style>
    <style:style style:name="T3_2" style:family="text">
      <style:text-properties fo:background-color="#ffffff" fo:font-size="8pt" style:font-size-asian="8pt" style:font-size-complex="8pt"/>
    </style:style>
    <style:style style:name="T3_3" style:family="text">
      <style:text-properties fo:background-color="#ffffff" fo:font-size="8pt" style:font-size-asian="8pt" style:font-size-complex="8pt"/>
    </style:style>
    <style:style style:name="T3_4" style:family="text">
      <style:text-properties fo:background-color="#ffffff" fo:font-size="8pt" style:font-size-asian="8pt" style:font-size-complex="8pt"/>
    </style:style>
    <style:style style:name="T3_5" style:family="text">
      <style:text-properties fo:background-color="#ffffff" fo:font-size="8pt" style:font-size-asian="8pt" style:font-size-complex="8pt"/>
    </style:style>
    <style:style style:name="T3_6" style:family="text">
      <style:text-properties fo:background-color="#ffffff" fo:font-size="8pt" style:font-size-asian="8pt" style:font-size-complex="8pt"/>
    </style:style>
    <style:style style:name="T3_7" style:family="text">
      <style:text-properties fo:background-color="#ffffff" fo:font-size="8pt" style:font-size-asian="8pt" style:font-size-complex="8pt"/>
    </style:style>
    <style:style style:name="T3_8" style:family="text">
      <style:text-properties fo:background-color="#ffffff" fo:font-size="8pt" style:font-size-asian="8pt" style:font-size-complex="8pt"/>
    </style:style>
    <style:style style:name="T3_9" style:family="text">
      <style:text-properties fo:background-color="#ffffff" fo:font-size="8pt" style:font-size-asian="8pt" style:font-size-complex="8pt"/>
    </style:style>
    <style:style style:name="T3_10" style:family="text">
      <style:text-properties fo:background-color="#ffffff" fo:font-size="8pt" style:font-size-asian="8pt" style:font-size-complex="8pt"/>
    </style:style>
    <style:style style:name="T3_11" style:family="text">
      <style:text-properties fo:background-color="#ffffff" fo:font-size="8pt" style:font-size-asian="8pt" style:font-size-complex="8pt"/>
    </style:style>
    <style:style style:name="T3_12" style:family="text">
      <style:text-properties fo:background-color="#ffffff" fo:font-size="8pt" style:font-size-asian="8pt" style:font-size-complex="8pt"/>
    </style:style>
    <style:style style:name="T3_13" style:family="text">
      <style:text-properties fo:background-color="#ffffff" fo:font-size="8pt" style:font-size-asian="8pt" style:font-size-complex="8pt"/>
    </style:style>
    <style:style style:name="T3_14" style:family="text">
      <style:text-properties fo:background-color="#ffffff" fo:font-size="8pt" style:font-size-asian="8pt" style:font-size-complex="8pt"/>
    </style:style>
    <style:style style:name="T3_15" style:family="text">
      <style:text-properties fo:background-color="#ffffff" fo:font-size="8pt" style:font-size-asian="8pt" style:font-size-complex="8pt"/>
    </style:style>
    <style:style style:name="T3_16" style:family="text">
      <style:text-properties fo:background-color="#ffffff" fo:font-size="8pt" style:font-size-asian="8pt" style:font-size-complex="8pt"/>
    </style:style>
    <style:style style:name="T3_17" style:family="text">
      <style:text-properties fo:background-color="#ffffff" fo:font-size="8pt" style:font-size-asian="8pt" style:font-size-complex="8pt"/>
    </style:style>
    <style:style style:name="T3_18" style:family="text">
      <style:text-properties fo:background-color="#ffffff" fo:font-size="8pt" style:font-size-asian="8pt" style:font-size-complex="8pt"/>
    </style:style>
    <style:style style:name="T3_19" style:family="text">
      <style:text-properties fo:background-color="#ffffff" fo:font-size="8pt" style:font-size-asian="8pt" style:font-size-complex="8pt"/>
    </style:style>
    <style:style style:name="T3_20" style:family="text">
      <style:text-properties fo:background-color="#ffffff" fo:font-size="8pt" style:font-size-asian="8pt" style:font-size-complex="8pt"/>
    </style:style>
    <style:style style:name="T3_21" style:family="text">
      <style:text-properties fo:background-color="#ffffff" fo:font-size="8pt" style:font-size-asian="8pt" style:font-size-complex="8pt"/>
    </style:style>
    <style:style style:name="T3_22" style:family="text">
      <style:text-properties fo:background-color="#ffffff" fo:font-size="8pt" style:font-size-asian="8pt" style:font-size-complex="8pt"/>
    </style:style>
    <style:style style:name="T3_23" style:family="text">
      <style:text-properties fo:background-color="#ffffff" fo:font-size="8pt" style:font-size-asian="8pt" style:font-size-complex="8pt"/>
    </style:style>
    <style:style style:name="T3_24" style:family="text">
      <style:text-properties fo:background-color="#ffffff" fo:font-size="8pt" style:font-size-asian="8pt" style:font-size-complex="8pt"/>
    </style:style>
    <style:style style:name="T3_25" style:family="text">
      <style:text-properties fo:background-color="#ffffff" fo:font-size="8pt" style:font-size-asian="8pt" style:font-size-complex="8pt"/>
    </style:style>
    <style:style style:name="T3_26" style:family="text">
      <style:text-properties fo:background-color="#ffffff" fo:font-size="8pt" style:font-size-asian="8pt" style:font-size-complex="8pt"/>
    </style:style>
    <style:style style:name="T3_27" style:family="text">
      <style:text-properties fo:background-color="#ffffff" fo:font-size="8pt" style:font-size-asian="8pt" style:font-size-complex="8pt"/>
    </style:style>
    <style:style style:name="T3_28" style:family="text">
      <style:text-properties fo:background-color="#ffffff" fo:font-size="8pt" style:font-size-asian="8pt" style:font-size-complex="8pt"/>
    </style:style>
    <style:style style:name="T3_29" style:family="text">
      <style:text-properties fo:background-color="#ffffff" fo:font-size="8pt" style:font-size-asian="8pt" style:font-size-complex="8pt"/>
    </style:style>
    <style:style style:name="T3_30" style:family="text">
      <style:text-properties fo:background-color="#ffffff" fo:font-size="8pt" style:font-size-asian="8pt" style:font-size-complex="8pt"/>
    </style:style>
    <style:style style:name="T3_31" style:family="text">
      <style:text-properties fo:background-color="#ffffff" fo:font-size="8pt" style:font-size-asian="8pt" style:font-size-complex="8pt"/>
    </style:style>
    <style:style style:name="T3_32" style:family="text">
      <style:text-properties fo:background-color="#ffffff" fo:font-size="8pt" style:font-size-asian="8pt" style:font-size-complex="8pt"/>
    </style:style>
    <style:style style:name="T3_33" style:family="text">
      <style:text-properties fo:background-color="#ffffff" fo:font-size="8pt" style:font-size-asian="8pt" style:font-size-complex="8pt"/>
    </style:style>
    <style:style style:name="T3_34" style:family="text">
      <style:text-properties fo:background-color="#ffffff" fo:font-size="8pt" style:font-size-asian="8pt" style:font-size-complex="8pt"/>
    </style:style>
    <style:style style:name="T3_35" style:family="text">
      <style:text-properties fo:background-color="#ffffff" fo:font-size="8pt" style:font-size-asian="8pt" style:font-size-complex="8pt"/>
    </style:style>
    <style:style style:name="T3_36" style:family="text">
      <style:text-properties fo:background-color="#ffffff" fo:font-size="8pt" style:font-size-asian="8pt" style:font-size-complex="8pt"/>
    </style:style>
    <style:style style:name="T3_37" style:family="text">
      <style:text-properties fo:background-color="#ffffff" fo:font-size="8pt" style:font-size-asian="8pt" style:font-size-complex="8pt"/>
    </style:style>
    <style:style style:name="T3_38" style:family="text">
      <style:text-properties fo:background-color="#ffffff" fo:font-size="8pt" style:font-size-asian="8pt" style:font-size-complex="8pt"/>
    </style:style>
    <style:style style:name="T3_39" style:family="text">
      <style:text-properties fo:background-color="#ffffff" fo:font-size="8pt" style:font-size-asian="8pt" style:font-size-complex="8pt"/>
    </style:style>
    <style:style style:name="T3_40" style:family="text">
      <style:text-properties fo:background-color="#ffffff" fo:font-size="8pt" style:font-size-asian="8pt" style:font-size-complex="8pt"/>
    </style:style>
    <style:style style:name="T3_41" style:family="text">
      <style:text-properties fo:background-color="#ffffff" fo:font-size="8pt" style:font-size-asian="8pt" style:font-size-complex="8pt"/>
    </style:style>
    <style:style style:name="T3_42" style:family="text">
      <style:text-properties fo:background-color="#ffffff" fo:font-size="8pt" style:font-size-asian="8pt" style:font-size-complex="8pt"/>
    </style:style>
    <style:style style:name="T3_43" style:family="text">
      <style:text-properties fo:background-color="#ffffff" fo:font-size="8pt" style:font-size-asian="8pt" style:font-size-complex="8pt"/>
    </style:style>
    <style:style style:name="T3_44" style:family="text">
      <style:text-properties fo:background-color="#ffffff" fo:font-size="8pt" style:font-size-asian="8pt" style:font-size-complex="8pt"/>
    </style:style>
    <style:style style:name="T3_45" style:family="text">
      <style:text-properties fo:background-color="#ffffff" fo:font-size="8pt" style:font-size-asian="8pt" style:font-size-complex="8pt"/>
    </style:style>
    <style:style style:name="T3_46" style:family="text">
      <style:text-properties fo:background-color="#ffffff" fo:font-size="8pt" style:font-size-asian="8pt" style:font-size-complex="8pt"/>
    </style:style>
    <style:style style:name="T3_47" style:family="text">
      <style:text-properties fo:background-color="#ffffff" fo:font-size="8pt" style:font-size-asian="8pt" style:font-size-complex="8pt"/>
    </style:style>
    <style:style style:name="T3_48" style:family="text">
      <style:text-properties fo:background-color="#ffffff" fo:font-size="8pt" style:font-size-asian="8pt" style:font-size-complex="8pt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 fo:font-size="8pt" style:font-size-asian="8pt" style:font-size-complex="8pt"/>
    </style:style>
    <style:style style:name="T5_2" style:family="text">
      <style:text-properties fo:background-color="#ffffff" fo:font-size="8pt" style:font-size-asian="8pt" style:font-size-complex="8pt"/>
    </style:style>
    <style:style style:name="T5_3" style:family="text">
      <style:text-properties fo:background-color="#ffffff" fo:font-size="8pt" style:font-size-asian="8pt" style:font-size-complex="8pt"/>
    </style:style>
    <style:style style:name="T5_4" style:family="text">
      <style:text-properties fo:background-color="#ffffff" fo:font-size="8pt" style:font-size-asian="8pt" style:font-size-complex="8pt"/>
    </style:style>
    <style:style style:name="T5_5" style:family="text">
      <style:text-properties fo:background-color="#ffffff" fo:font-size="8pt" style:font-size-asian="8pt" style:font-size-complex="8pt"/>
    </style:style>
    <style:style style:name="T5_6" style:family="text">
      <style:text-properties fo:background-color="#ffffff" fo:font-size="8pt" style:font-size-asian="8pt" style:font-size-complex="8pt"/>
    </style:style>
    <style:style style:name="T5_7" style:family="text">
      <style:text-properties fo:background-color="#ffffff" fo:font-size="8pt" style:font-size-asian="8pt" style:font-size-complex="8pt"/>
    </style:style>
    <style:style style:name="T5_8" style:family="text">
      <style:text-properties fo:background-color="#ffffff" fo:font-size="8pt" style:font-size-asian="8pt" style:font-size-complex="8pt"/>
    </style:style>
    <style:style style:name="T5_9" style:family="text">
      <style:text-properties fo:background-color="#ffffff" fo:font-size="8pt" style:font-size-asian="8pt" style:font-size-complex="8pt"/>
    </style:style>
    <style:style style:name="T5_10" style:family="text">
      <style:text-properties fo:background-color="#ffffff" fo:font-size="8pt" style:font-size-asian="8pt" style:font-size-complex="8pt"/>
    </style:style>
    <style:style style:name="T5_11" style:family="text">
      <style:text-properties fo:background-color="#ffffff" fo:font-size="8pt" style:font-size-asian="8pt" style:font-size-complex="8pt"/>
    </style:style>
    <style:style style:name="T5_12" style:family="text">
      <style:text-properties fo:background-color="#ffffff" fo:font-size="8pt" style:font-size-asian="8pt" style:font-size-complex="8pt"/>
    </style:style>
    <style:style style:name="T5_13" style:family="text">
      <style:text-properties fo:background-color="#ffffff" fo:font-size="8pt" style:font-size-asian="8pt" style:font-size-complex="8pt"/>
    </style:style>
    <style:style style:name="T5_14" style:family="text">
      <style:text-properties fo:background-color="#ffffff" fo:font-size="8pt" style:font-size-asian="8pt" style:font-size-complex="8pt"/>
    </style:style>
    <style:style style:name="T5_15" style:family="text">
      <style:text-properties fo:background-color="#ffffff" fo:font-size="8pt" style:font-size-asian="8pt" style:font-size-complex="8pt"/>
    </style:style>
    <style:style style:name="T5_16" style:family="text">
      <style:text-properties fo:background-color="#ffffff" fo:font-size="8pt" style:font-size-asian="8pt" style:font-size-complex="8pt"/>
    </style:style>
    <style:style style:name="T5_17" style:family="text">
      <style:text-properties fo:background-color="#ffffff" fo:font-size="8pt" style:font-size-asian="8pt" style:font-size-complex="8pt"/>
    </style:style>
    <style:style style:name="T5_18" style:family="text">
      <style:text-properties fo:background-color="#ffffff" fo:font-size="8pt" style:font-size-asian="8pt" style:font-size-complex="8pt"/>
    </style:style>
    <style:style style:name="T5_19" style:family="text">
      <style:text-properties fo:background-color="#ffffff" fo:font-size="8pt" style:font-size-asian="8pt" style:font-size-complex="8pt"/>
    </style:style>
    <style:style style:name="T5_20" style:family="text">
      <style:text-properties fo:background-color="#ffffff" fo:font-size="8pt" style:font-size-asian="8pt" style:font-size-complex="8pt"/>
    </style:style>
    <style:style style:name="T5_21" style:family="text">
      <style:text-properties fo:background-color="#ffffff" fo:font-size="8pt" style:font-size-asian="8pt" style:font-size-complex="8pt"/>
    </style:style>
    <style:style style:name="T5_22" style:family="text">
      <style:text-properties fo:background-color="#ffffff" fo:font-size="8pt" style:font-size-asian="8pt" style:font-size-complex="8pt"/>
    </style:style>
    <style:style style:name="T5_23" style:family="text">
      <style:text-properties fo:background-color="#ffffff" fo:font-size="8pt" style:font-size-asian="8pt" style:font-size-complex="8pt"/>
    </style:style>
    <style:style style:name="T5_24" style:family="text">
      <style:text-properties fo:background-color="#ffffff" fo:font-size="8pt" style:font-size-asian="8pt" style:font-size-complex="8pt"/>
    </style:style>
    <style:style style:name="T5_25" style:family="text">
      <style:text-properties fo:background-color="#ffffff" fo:font-size="8pt" style:font-size-asian="8pt" style:font-size-complex="8pt"/>
    </style:style>
    <style:style style:name="T5_26" style:family="text">
      <style:text-properties fo:background-color="#ffffff" fo:font-size="8pt" style:font-size-asian="8pt" style:font-size-complex="8pt"/>
    </style:style>
    <style:style style:name="T5_27" style:family="text">
      <style:text-properties fo:background-color="#ffffff" fo:font-size="8pt" style:font-size-asian="8pt" style:font-size-complex="8pt"/>
    </style:style>
    <style:style style:name="T5_28" style:family="text">
      <style:text-properties fo:background-color="#ffffff" fo:font-size="8pt" style:font-size-asian="8pt" style:font-size-complex="8pt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 fo:font-size="8pt" style:font-size-asian="8pt" style:font-size-complex="8pt"/>
    </style:style>
    <style:style style:name="T7_2" style:family="text">
      <style:text-properties fo:background-color="#ffffff" fo:font-size="8pt" style:font-size-asian="8pt" style:font-size-complex="8pt"/>
    </style:style>
    <style:style style:name="T7_3" style:family="text">
      <style:text-properties fo:background-color="#ffffff" fo:font-size="8pt" style:font-size-asian="8pt" style:font-size-complex="8pt"/>
    </style:style>
    <style:style style:name="T7_4" style:family="text">
      <style:text-properties fo:background-color="#ffffff" fo:font-size="8pt" style:font-size-asian="8pt" style:font-size-complex="8pt"/>
    </style:style>
    <style:style style:name="T7_5" style:family="text">
      <style:text-properties fo:background-color="#ffffff" fo:font-size="8pt" style:font-size-asian="8pt" style:font-size-complex="8pt"/>
    </style:style>
    <style:style style:name="T7_6" style:family="text">
      <style:text-properties fo:background-color="#ffffff" fo:font-size="8pt" style:font-size-asian="8pt" style:font-size-complex="8pt"/>
    </style:style>
    <style:style style:name="T7_7" style:family="text">
      <style:text-properties fo:background-color="#ffffff" fo:font-size="8pt" style:font-size-asian="8pt" style:font-size-complex="8pt"/>
    </style:style>
    <style:style style:name="T7_8" style:family="text">
      <style:text-properties fo:background-color="#ffffff" fo:font-size="8pt" style:font-size-asian="8pt" style:font-size-complex="8pt"/>
    </style:style>
    <style:style style:name="T7_9" style:family="text">
      <style:text-properties fo:background-color="#ffffff" fo:font-size="8pt" style:font-size-asian="8pt" style:font-size-complex="8pt"/>
    </style:style>
    <style:style style:name="T7_10" style:family="text">
      <style:text-properties fo:background-color="#ffffff" fo:font-size="8pt" style:font-size-asian="8pt" style:font-size-complex="8pt"/>
    </style:style>
    <style:style style:name="T7_11" style:family="text">
      <style:text-properties fo:background-color="#ffffff" fo:font-size="8pt" style:font-size-asian="8pt" style:font-size-complex="8pt"/>
    </style:style>
    <style:style style:name="T7_12" style:family="text">
      <style:text-properties fo:background-color="#ffffff" fo:font-size="8pt" style:font-size-asian="8pt" style:font-size-complex="8pt"/>
    </style:style>
    <style:style style:name="T7_13" style:family="text">
      <style:text-properties fo:background-color="#ffffff" fo:font-size="8pt" style:font-size-asian="8pt" style:font-size-complex="8pt"/>
    </style:style>
    <style:style style:name="T7_14" style:family="text">
      <style:text-properties fo:background-color="#ffffff" fo:font-size="8pt" style:font-size-asian="8pt" style:font-size-complex="8pt"/>
    </style:style>
    <style:style style:name="T7_15" style:family="text">
      <style:text-properties fo:background-color="#ffffff" fo:font-size="8pt" style:font-size-asian="8pt" style:font-size-complex="8pt"/>
    </style:style>
    <style:style style:name="T7_16" style:family="text">
      <style:text-properties fo:background-color="#ffffff" fo:font-size="8pt" style:font-size-asian="8pt" style:font-size-complex="8pt"/>
    </style:style>
    <style:style style:name="T7_17" style:family="text">
      <style:text-properties fo:background-color="#ffffff" fo:font-size="8pt" style:font-size-asian="8pt" style:font-size-complex="8pt"/>
    </style:style>
    <style:style style:name="T7_18" style:family="text">
      <style:text-properties fo:background-color="#ffffff" fo:font-size="8pt" style:font-size-asian="8pt" style:font-size-complex="8pt"/>
    </style:style>
    <style:style style:name="T7_19" style:family="text">
      <style:text-properties fo:background-color="#ffffff" fo:font-size="8pt" style:font-size-asian="8pt" style:font-size-complex="8pt"/>
    </style:style>
    <style:style style:name="T7_20" style:family="text">
      <style:text-properties fo:background-color="#ffffff" fo:font-size="8pt" style:font-size-asian="8pt" style:font-size-complex="8pt"/>
    </style:style>
    <style:style style:name="T7_21" style:family="text">
      <style:text-properties fo:background-color="#ffffff" fo:font-size="8pt" style:font-size-asian="8pt" style:font-size-complex="8pt"/>
    </style:style>
    <style:style style:name="T7_22" style:family="text">
      <style:text-properties fo:background-color="#ffffff" fo:font-size="8pt" style:font-size-asian="8pt" style:font-size-complex="8pt"/>
    </style:style>
    <style:style style:name="T7_23" style:family="text">
      <style:text-properties fo:background-color="#ffffff" fo:font-size="8pt" style:font-size-asian="8pt" style:font-size-complex="8pt"/>
    </style:style>
    <style:style style:name="T7_24" style:family="text">
      <style:text-properties fo:background-color="#ffffff" fo:font-size="8pt" style:font-size-asian="8pt" style:font-size-complex="8pt"/>
    </style:style>
    <style:style style:name="T7_25" style:family="text">
      <style:text-properties fo:background-color="#ffffff" fo:font-size="8pt" style:font-size-asian="8pt" style:font-size-complex="8pt"/>
    </style:style>
    <style:style style:name="T7_26" style:family="text">
      <style:text-properties fo:background-color="#ffffff" fo:font-size="8pt" style:font-size-asian="8pt" style:font-size-complex="8pt"/>
    </style:style>
    <style:style style:name="T7_27" style:family="text">
      <style:text-properties fo:background-color="#ffffff" fo:font-size="8pt" style:font-size-asian="8pt" style:font-size-complex="8pt"/>
    </style:style>
    <style:style style:name="T7_28" style:family="text">
      <style:text-properties fo:background-color="#ffffff" fo:font-size="8pt" style:font-size-asian="8pt" style:font-size-complex="8pt"/>
    </style:style>
    <style:style style:name="T7_29" style:family="text">
      <style:text-properties fo:background-color="#ffffff" fo:font-size="8pt" style:font-size-asian="8pt" style:font-size-complex="8pt"/>
    </style:style>
    <style:style style:name="T7_30" style:family="text">
      <style:text-properties fo:background-color="#ffffff" fo:font-size="8pt" style:font-size-asian="8pt" style:font-size-complex="8pt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 fo:font-size="8pt" style:font-size-asian="8pt" style:font-size-complex="8pt"/>
    </style:style>
    <style:style style:name="T9_2" style:family="text">
      <style:text-properties fo:background-color="#ffffff" fo:font-size="8pt" style:font-size-asian="8pt" style:font-size-complex="8pt"/>
    </style:style>
    <style:style style:name="T9_3" style:family="text">
      <style:text-properties fo:background-color="#ffffff" fo:font-size="8pt" style:font-size-asian="8pt" style:font-size-complex="8pt"/>
    </style:style>
    <style:style style:name="T9_4" style:family="text">
      <style:text-properties fo:background-color="#ffffff" fo:font-size="8pt" style:font-size-asian="8pt" style:font-size-complex="8pt"/>
    </style:style>
    <style:style style:name="T9_5" style:family="text">
      <style:text-properties fo:background-color="#ffffff" fo:font-size="8pt" style:font-size-asian="8pt" style:font-size-complex="8pt"/>
    </style:style>
    <style:style style:name="T9_6" style:family="text">
      <style:text-properties fo:background-color="#ffffff" fo:font-size="8pt" style:font-size-asian="8pt" style:font-size-complex="8pt"/>
    </style:style>
    <style:style style:name="T9_7" style:family="text">
      <style:text-properties fo:background-color="#ffffff" fo:font-size="8pt" style:font-size-asian="8pt" style:font-size-complex="8pt"/>
    </style:style>
    <style:style style:name="T9_8" style:family="text">
      <style:text-properties fo:background-color="#ffffff" fo:font-size="8pt" style:font-size-asian="8pt" style:font-size-complex="8pt"/>
    </style:style>
    <style:style style:name="T9_9" style:family="text">
      <style:text-properties fo:background-color="#ffffff" fo:font-size="8pt" style:font-size-asian="8pt" style:font-size-complex="8pt"/>
    </style:style>
    <style:style style:name="T9_10" style:family="text">
      <style:text-properties fo:background-color="#ffffff" fo:font-size="8pt" style:font-size-asian="8pt" style:font-size-complex="8pt"/>
    </style:style>
    <style:style style:name="T9_11" style:family="text">
      <style:text-properties fo:background-color="#ffffff" fo:font-size="8pt" style:font-size-asian="8pt" style:font-size-complex="8pt"/>
    </style:style>
    <style:style style:name="T9_12" style:family="text">
      <style:text-properties fo:background-color="#ffffff" fo:font-size="8pt" style:font-size-asian="8pt" style:font-size-complex="8pt"/>
    </style:style>
    <style:style style:name="T9_13" style:family="text">
      <style:text-properties fo:background-color="#ffffff" fo:font-size="8pt" style:font-size-asian="8pt" style:font-size-complex="8pt"/>
    </style:style>
    <style:style style:name="T9_14" style:family="text">
      <style:text-properties fo:background-color="#ffffff" fo:font-size="8pt" style:font-size-asian="8pt" style:font-size-complex="8pt"/>
    </style:style>
    <style:style style:name="T9_15" style:family="text">
      <style:text-properties fo:background-color="#ffffff" fo:font-size="8pt" style:font-size-asian="8pt" style:font-size-complex="8pt"/>
    </style:style>
    <style:style style:name="T9_16" style:family="text">
      <style:text-properties fo:background-color="#ffffff" fo:font-size="8pt" style:font-size-asian="8pt" style:font-size-complex="8pt"/>
    </style:style>
    <style:style style:name="T9_17" style:family="text">
      <style:text-properties fo:background-color="#ffffff" fo:font-size="8pt" style:font-size-asian="8pt" style:font-size-complex="8pt"/>
    </style:style>
    <style:style style:name="T9_18" style:family="text">
      <style:text-properties fo:background-color="#ffffff" fo:font-size="8pt" style:font-size-asian="8pt" style:font-size-complex="8pt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 fo:font-size="8pt" style:font-size-asian="8pt" style:font-size-complex="8pt"/>
    </style:style>
    <style:style style:name="T11_2" style:family="text">
      <style:text-properties fo:background-color="#ffffff" fo:font-size="8pt" style:font-size-asian="8pt" style:font-size-complex="8pt"/>
    </style:style>
    <style:style style:name="T11_3" style:family="text">
      <style:text-properties fo:background-color="#ffffff" fo:font-size="8pt" style:font-size-asian="8pt" style:font-size-complex="8pt"/>
    </style:style>
    <style:style style:name="T11_4" style:family="text">
      <style:text-properties fo:background-color="#ffffff" fo:font-size="8pt" style:font-size-asian="8pt" style:font-size-complex="8pt"/>
    </style:style>
    <style:style style:name="T11_5" style:family="text">
      <style:text-properties fo:background-color="#ffffff" fo:font-size="8pt" style:font-size-asian="8pt" style:font-size-complex="8pt"/>
    </style:style>
    <style:style style:name="T11_6" style:family="text">
      <style:text-properties fo:background-color="#ffffff" fo:font-size="8pt" style:font-size-asian="8pt" style:font-size-complex="8pt"/>
    </style:style>
    <style:style style:name="T11_7" style:family="text">
      <style:text-properties fo:background-color="#ffffff" fo:font-size="8pt" style:font-size-asian="8pt" style:font-size-complex="8pt"/>
    </style:style>
    <style:style style:name="T11_8" style:family="text">
      <style:text-properties fo:background-color="#ffffff" fo:font-size="8pt" style:font-size-asian="8pt" style:font-size-complex="8pt"/>
    </style:style>
    <style:style style:name="T11_9" style:family="text">
      <style:text-properties fo:background-color="#ffffff" fo:font-size="8pt" style:font-size-asian="8pt" style:font-size-complex="8pt"/>
    </style:style>
    <style:style style:name="T11_10" style:family="text">
      <style:text-properties fo:background-color="#ffffff" fo:font-size="8pt" style:font-size-asian="8pt" style:font-size-complex="8pt"/>
    </style:style>
    <style:style style:name="T11_11" style:family="text">
      <style:text-properties fo:background-color="#ffffff" fo:font-size="8pt" style:font-size-asian="8pt" style:font-size-complex="8pt"/>
    </style:style>
    <style:style style:name="T11_12" style:family="text">
      <style:text-properties fo:background-color="#ffffff" fo:font-size="8pt" style:font-size-asian="8pt" style:font-size-complex="8pt"/>
    </style:style>
    <style:style style:name="T11_13" style:family="text">
      <style:text-properties fo:background-color="#ffffff" fo:font-size="8pt" style:font-size-asian="8pt" style:font-size-complex="8pt"/>
    </style:style>
    <style:style style:name="T11_14" style:family="text">
      <style:text-properties fo:background-color="#ffffff" fo:font-size="8pt" style:font-size-asian="8pt" style:font-size-complex="8pt"/>
    </style:style>
    <style:style style:name="T11_15" style:family="text">
      <style:text-properties fo:background-color="#ffffff" fo:font-size="8pt" style:font-size-asian="8pt" style:font-size-complex="8pt"/>
    </style:style>
    <style:style style:name="T11_16" style:family="text">
      <style:text-properties fo:background-color="#ffffff" fo:font-size="8pt" style:font-size-asian="8pt" style:font-size-complex="8pt"/>
    </style:style>
    <style:style style:name="T11_17" style:family="text">
      <style:text-properties fo:background-color="#ffffff" fo:font-size="8pt" style:font-size-asian="8pt" style:font-size-complex="8pt"/>
    </style:style>
    <style:style style:name="T11_18" style:family="text">
      <style:text-properties fo:background-color="#ffffff" fo:font-size="8pt" style:font-size-asian="8pt" style:font-size-complex="8pt"/>
    </style:style>
    <style:style style:name="T11_19" style:family="text">
      <style:text-properties fo:background-color="#ffffff" fo:font-size="8pt" style:font-size-asian="8pt" style:font-size-complex="8pt"/>
    </style:style>
    <style:style style:name="T11_20" style:family="text">
      <style:text-properties fo:background-color="#ffffff" fo:font-size="8pt" style:font-size-asian="8pt" style:font-size-complex="8pt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 fo:font-size="8pt" style:font-size-asian="8pt" style:font-size-complex="8pt"/>
    </style:style>
    <style:style style:name="T13_2" style:family="text">
      <style:text-properties fo:background-color="#ffffff" fo:font-size="8pt" style:font-size-asian="8pt" style:font-size-complex="8pt"/>
    </style:style>
    <style:style style:name="T13_3" style:family="text">
      <style:text-properties fo:background-color="#ffffff" fo:font-size="8pt" style:font-size-asian="8pt" style:font-size-complex="8pt"/>
    </style:style>
    <style:style style:name="T13_4" style:family="text">
      <style:text-properties fo:background-color="#ffffff" fo:font-size="8pt" style:font-size-asian="8pt" style:font-size-complex="8pt"/>
    </style:style>
    <style:style style:name="T13_5" style:family="text">
      <style:text-properties fo:background-color="#ffffff" fo:font-size="8pt" style:font-size-asian="8pt" style:font-size-complex="8pt"/>
    </style:style>
    <style:style style:name="T13_6" style:family="text">
      <style:text-properties fo:background-color="#ffffff" fo:font-size="8pt" style:font-size-asian="8pt" style:font-size-complex="8pt"/>
    </style:style>
    <style:style style:name="T13_7" style:family="text">
      <style:text-properties fo:background-color="#ffffff" fo:font-size="8pt" style:font-size-asian="8pt" style:font-size-complex="8pt"/>
    </style:style>
    <style:style style:name="T13_8" style:family="text">
      <style:text-properties fo:background-color="#ffffff" fo:font-size="8pt" style:font-size-asian="8pt" style:font-size-complex="8pt"/>
    </style:style>
    <style:style style:name="T13_9" style:family="text">
      <style:text-properties fo:background-color="#ffffff" fo:font-size="8pt" style:font-size-asian="8pt" style:font-size-complex="8pt"/>
    </style:style>
    <style:style style:name="T13_10" style:family="text">
      <style:text-properties fo:background-color="#ffffff" fo:font-size="8pt" style:font-size-asian="8pt" style:font-size-complex="8pt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background-color="#ffffff" fo:font-size="8pt" style:font-size-asian="8pt" style:font-size-complex="8pt" fo:font-weight="bold" style:font-weight-asian="bold" style:font-weight-complex="bold" style:text-underline-style="solid" style:text-underline-color="font-color"/>
    </style:style>
    <style:style style:name="P17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background-color="#ffffff" fo:font-size="8pt" style:font-size-asian="8pt" style:font-size-complex="8pt"/>
    </style:style>
    <style:style style:name="T18_2" style:family="text">
      <style:text-properties fo:background-color="#ffffff" fo:font-size="8pt" style:font-size-asian="8pt" style:font-size-complex="8pt"/>
    </style:style>
    <style:style style:name="T18_3" style:family="text">
      <style:text-properties fo:background-color="#ffffff" fo:font-size="8pt" style:font-size-asian="8pt" style:font-size-complex="8pt"/>
    </style:style>
    <style:style style:name="T18_4" style:family="text">
      <style:text-properties fo:background-color="#ffffff" fo:font-size="8pt" style:font-size-asian="8pt" style:font-size-complex="8pt"/>
    </style:style>
    <style:style style:name="T18_5" style:family="text">
      <style:text-properties fo:background-color="#ffffff" fo:font-size="8pt" style:font-size-asian="8pt" style:font-size-complex="8pt"/>
    </style:style>
    <style:style style:name="T18_6" style:family="text">
      <style:text-properties fo:background-color="#ffffff" fo:font-size="8pt" style:font-size-asian="8pt" style:font-size-complex="8pt"/>
    </style:style>
    <style:style style:name="T18_7" style:family="text">
      <style:text-properties fo:background-color="#ffffff" fo:font-size="8pt" style:font-size-asian="8pt" style:font-size-complex="8pt"/>
    </style:style>
    <style:style style:name="T18_8" style:family="text">
      <style:text-properties fo:background-color="#ffffff" fo:font-size="8pt" style:font-size-asian="8pt" style:font-size-complex="8pt"/>
    </style:style>
    <style:style style:name="T18_9" style:family="text">
      <style:text-properties fo:background-color="#ffffff" fo:font-size="8pt" style:font-size-asian="8pt" style:font-size-complex="8pt"/>
    </style:style>
    <style:style style:name="T18_10" style:family="text">
      <style:text-properties fo:background-color="#ffffff" fo:font-size="8pt" style:font-size-asian="8pt" style:font-size-complex="8pt"/>
    </style:style>
    <style:style style:name="T18_11" style:family="text">
      <style:text-properties fo:background-color="#ffffff" fo:font-size="8pt" style:font-size-asian="8pt" style:font-size-complex="8pt"/>
    </style:style>
    <style:style style:name="T18_12" style:family="text">
      <style:text-properties fo:background-color="#ffffff" fo:font-size="8pt" style:font-size-asian="8pt" style:font-size-complex="8pt"/>
    </style:style>
    <style:style style:name="T18_13" style:family="text">
      <style:text-properties fo:background-color="#ffffff" fo:font-size="8pt" style:font-size-asian="8pt" style:font-size-complex="8pt"/>
    </style:style>
    <style:style style:name="P19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background-color="#ffffff" fo:font-size="8pt" style:font-size-asian="8pt" style:font-size-complex="8pt"/>
    </style:style>
    <style:style style:name="T20_2" style:family="text">
      <style:text-properties fo:background-color="#ffffff" fo:font-size="8pt" style:font-size-asian="8pt" style:font-size-complex="8pt"/>
    </style:style>
    <style:style style:name="T20_3" style:family="text">
      <style:text-properties fo:background-color="#ffffff" fo:font-size="8pt" style:font-size-asian="8pt" style:font-size-complex="8pt"/>
    </style:style>
    <style:style style:name="T20_4" style:family="text">
      <style:text-properties fo:background-color="#ffffff" fo:font-size="8pt" style:font-size-asian="8pt" style:font-size-complex="8pt"/>
    </style:style>
    <style:style style:name="T20_5" style:family="text">
      <style:text-properties fo:background-color="#ffffff" fo:font-size="8pt" style:font-size-asian="8pt" style:font-size-complex="8pt"/>
    </style:style>
    <style:style style:name="T20_6" style:family="text">
      <style:text-properties fo:background-color="#ffffff" fo:font-size="8pt" style:font-size-asian="8pt" style:font-size-complex="8pt"/>
    </style:style>
    <style:style style:name="T20_7" style:family="text">
      <style:text-properties fo:background-color="#ffffff" fo:font-size="8pt" style:font-size-asian="8pt" style:font-size-complex="8pt"/>
    </style:style>
    <style:style style:name="T20_8" style:family="text">
      <style:text-properties fo:background-color="#ffffff" fo:font-size="8pt" style:font-size-asian="8pt" style:font-size-complex="8pt"/>
    </style:style>
    <style:style style:name="T20_9" style:family="text">
      <style:text-properties fo:background-color="#ffffff" fo:font-size="8pt" style:font-size-asian="8pt" style:font-size-complex="8pt"/>
    </style:style>
    <style:style style:name="T20_10" style:family="text">
      <style:text-properties fo:background-color="#ffffff" fo:font-size="8pt" style:font-size-asian="8pt" style:font-size-complex="8pt"/>
    </style:style>
    <style:style style:name="T20_11" style:family="text">
      <style:text-properties fo:background-color="#ffffff" fo:font-size="8pt" style:font-size-asian="8pt" style:font-size-complex="8pt"/>
    </style:style>
    <style:style style:name="T20_12" style:family="text">
      <style:text-properties fo:background-color="#ffffff" fo:font-size="8pt" style:font-size-asian="8pt" style:font-size-complex="8pt"/>
    </style:style>
    <style:style style:name="P21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background-color="#ffffff" fo:font-size="8pt" style:font-size-asian="8pt" style:font-size-complex="8pt"/>
    </style:style>
    <style:style style:name="T22_2" style:family="text">
      <style:text-properties fo:background-color="#ffffff" fo:font-size="8pt" style:font-size-asian="8pt" style:font-size-complex="8pt"/>
    </style:style>
    <style:style style:name="T22_3" style:family="text">
      <style:text-properties fo:background-color="#ffffff" fo:font-size="8pt" style:font-size-asian="8pt" style:font-size-complex="8pt"/>
    </style:style>
    <style:style style:name="T22_4" style:family="text">
      <style:text-properties fo:background-color="#ffffff" fo:font-size="8pt" style:font-size-asian="8pt" style:font-size-complex="8pt"/>
    </style:style>
    <style:style style:name="P23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24_2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26_2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26_3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26_4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26_5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26_6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26_7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26_8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26_9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26_10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26_11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26_12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26_13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26_14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26_15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26_16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26_17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background-color="#ffffff" fo:font-size="8pt" style:font-size-asian="8pt" style:font-size-complex="8pt"/>
    </style:style>
    <style:style style:name="T28_2" style:family="text">
      <style:text-properties fo:background-color="#ffffff" fo:font-size="8pt" style:font-size-asian="8pt" style:font-size-complex="8pt"/>
    </style:style>
    <style:style style:name="T28_3" style:family="text">
      <style:text-properties fo:background-color="#ffffff" fo:font-size="8pt" style:font-size-asian="8pt" style:font-size-complex="8pt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fo:background-color="#ffffff" fo:font-size="8pt" style:font-size-asian="8pt" style:font-size-complex="8pt"/>
    </style:style>
    <style:style style:name="T29_2" style:family="text">
      <style:text-properties fo:background-color="#ffffff" fo:font-size="8pt" style:font-size-asian="8pt" style:font-size-complex="8pt"/>
    </style:style>
    <style:style style:name="T29_3" style:family="text">
      <style:text-properties fo:background-color="#ffffff" fo:font-size="8pt" style:font-size-asian="8pt" style:font-size-complex="8pt"/>
    </style:style>
    <style:style style:name="T29_4" style:family="text">
      <style:text-properties fo:background-color="#ffffff" fo:font-size="8pt" style:font-size-asian="8pt" style:font-size-complex="8pt"/>
    </style:style>
    <style:style style:name="T29_5" style:family="text">
      <style:text-properties fo:background-color="#ffffff" fo:font-size="8pt" style:font-size-asian="8pt" style:font-size-complex="8pt"/>
    </style:style>
    <style:style style:name="T29_6" style:family="text">
      <style:text-properties fo:background-color="#ffffff" fo:font-size="8pt" style:font-size-asian="8pt" style:font-size-complex="8pt"/>
    </style:style>
    <style:style style:name="T29_7" style:family="text">
      <style:text-properties fo:background-color="#ffffff" fo:font-size="8pt" style:font-size-asian="8pt" style:font-size-complex="8pt"/>
    </style:style>
    <style:style style:name="T29_8" style:family="text">
      <style:text-properties fo:background-color="#ffffff" fo:font-size="8pt" style:font-size-asian="8pt" style:font-size-complex="8pt"/>
    </style:style>
    <style:style style:name="T29_9" style:family="text">
      <style:text-properties fo:background-color="#ffffff" fo:font-size="8pt" style:font-size-asian="8pt" style:font-size-complex="8pt"/>
    </style:style>
    <style:style style:name="T29_10" style:family="text">
      <style:text-properties fo:background-color="#ffffff" fo:font-size="8pt" style:font-size-asian="8pt" style:font-size-complex="8pt"/>
    </style:style>
    <style:style style:name="T29_11" style:family="text">
      <style:text-properties fo:background-color="#ffffff" fo:font-size="8pt" style:font-size-asian="8pt" style:font-size-complex="8pt"/>
    </style:style>
    <style:style style:name="T29_12" style:family="text">
      <style:text-properties fo:background-color="#ffffff" fo:font-size="8pt" style:font-size-asian="8pt" style:font-size-complex="8pt"/>
    </style:style>
    <style:style style:name="T29_13" style:family="text">
      <style:text-properties fo:background-color="#ffffff" fo:font-size="8pt" style:font-size-asian="8pt" style:font-size-complex="8pt"/>
    </style:style>
    <style:style style:name="T29_14" style:family="text">
      <style:text-properties fo:background-color="#ffffff" fo:font-size="8pt" style:font-size-asian="8pt" style:font-size-complex="8pt"/>
    </style:style>
    <style:style style:name="T29_15" style:family="text">
      <style:text-properties fo:background-color="#ffffff" fo:font-size="8pt" style:font-size-asian="8pt" style:font-size-complex="8pt"/>
    </style:style>
    <style:style style:name="P30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background-color="#ffffff" fo:font-size="8pt" style:font-size-asian="8pt" style:font-size-complex="8pt"/>
    </style:style>
    <style:style style:name="T31_2" style:family="text">
      <style:text-properties fo:background-color="#ffffff" fo:font-size="8pt" style:font-size-asian="8pt" style:font-size-complex="8pt"/>
    </style:style>
    <style:style style:name="T31_3" style:family="text">
      <style:text-properties fo:background-color="#ffffff" fo:font-size="8pt" style:font-size-asian="8pt" style:font-size-complex="8pt"/>
    </style:style>
    <style:style style:name="T31_4" style:family="text">
      <style:text-properties fo:background-color="#ffffff" fo:font-size="8pt" style:font-size-asian="8pt" style:font-size-complex="8pt"/>
    </style:style>
    <style:style style:name="T31_5" style:family="text">
      <style:text-properties fo:background-color="#ffffff" fo:font-size="8pt" style:font-size-asian="8pt" style:font-size-complex="8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background-color="#ffffff" fo:font-size="8pt" style:font-size-asian="8pt" style:font-size-complex="8pt"/>
    </style:style>
    <style:style style:name="T32_2" style:family="text">
      <style:text-properties fo:background-color="#ffffff" fo:font-size="8pt" style:font-size-asian="8pt" style:font-size-complex="8pt"/>
    </style:style>
    <style:style style:name="T32_3" style:family="text">
      <style:text-properties fo:background-color="#ffffff" fo:font-size="8pt" style:font-size-asian="8pt" style:font-size-complex="8pt"/>
    </style:style>
    <style:style style:name="T32_4" style:family="text">
      <style:text-properties fo:background-color="#ffffff" fo:font-size="8pt" style:font-size-asian="8pt" style:font-size-complex="8pt"/>
    </style:style>
    <style:style style:name="T32_5" style:family="text">
      <style:text-properties fo:background-color="#ffffff" fo:font-size="8pt" style:font-size-asian="8pt" style:font-size-complex="8pt"/>
    </style:style>
    <style:style style:name="T32_6" style:family="text">
      <style:text-properties fo:background-color="#ffffff" fo:font-size="8pt" style:font-size-asian="8pt" style:font-size-complex="8pt"/>
    </style:style>
    <style:style style:name="T32_7" style:family="text">
      <style:text-properties fo:background-color="#ffffff" fo:font-size="8pt" style:font-size-asian="8pt" style:font-size-complex="8pt"/>
    </style:style>
    <style:style style:name="T32_8" style:family="text">
      <style:text-properties fo:background-color="#ffffff" fo:font-size="8pt" style:font-size-asian="8pt" style:font-size-complex="8pt"/>
    </style:style>
    <style:style style:name="T32_9" style:family="text">
      <style:text-properties fo:background-color="#ffffff" fo:font-size="8pt" style:font-size-asian="8pt" style:font-size-complex="8pt"/>
    </style:style>
    <style:style style:name="T32_10" style:family="text">
      <style:text-properties fo:background-color="#ffffff" fo:font-size="8pt" style:font-size-asian="8pt" style:font-size-complex="8pt"/>
    </style:style>
    <style:style style:name="T32_11" style:family="text">
      <style:text-properties fo:background-color="#ffffff" fo:font-size="8pt" style:font-size-asian="8pt" style:font-size-complex="8pt"/>
    </style:style>
    <style:style style:name="T32_12" style:family="text">
      <style:text-properties fo:background-color="#ffffff" fo:font-size="8pt" style:font-size-asian="8pt" style:font-size-complex="8pt"/>
    </style:style>
    <style:style style:name="T32_13" style:family="text">
      <style:text-properties fo:background-color="#ffffff" fo:font-size="8pt" style:font-size-asian="8pt" style:font-size-complex="8pt"/>
    </style:style>
    <style:style style:name="T32_14" style:family="text">
      <style:text-properties fo:background-color="#ffffff" fo:font-size="8pt" style:font-size-asian="8pt" style:font-size-complex="8pt"/>
    </style:style>
    <style:style style:name="T32_15" style:family="text">
      <style:text-properties fo:background-color="#ffffff" fo:font-size="8pt" style:font-size-asian="8pt" style:font-size-complex="8pt"/>
    </style:style>
    <style:style style:name="T32_16" style:family="text">
      <style:text-properties fo:background-color="#ffffff" fo:font-size="8pt" style:font-size-asian="8pt" style:font-size-complex="8pt"/>
    </style:style>
    <style:style style:name="T32_17" style:family="text">
      <style:text-properties fo:background-color="#ffffff" fo:font-size="8pt" style:font-size-asian="8pt" style:font-size-complex="8pt"/>
    </style:style>
    <style:style style:name="T32_18" style:family="text">
      <style:text-properties fo:background-color="#ffffff" fo:font-size="8pt" style:font-size-asian="8pt" style:font-size-complex="8pt"/>
    </style:style>
    <style:style style:name="T32_19" style:family="text">
      <style:text-properties fo:background-color="#ffffff" fo:font-size="8pt" style:font-size-asian="8pt" style:font-size-complex="8pt"/>
    </style:style>
    <style:style style:name="T32_20" style:family="text">
      <style:text-properties fo:background-color="#ffffff" fo:font-size="8pt" style:font-size-asian="8pt" style:font-size-complex="8pt"/>
    </style:style>
    <style:style style:name="T32_21" style:family="text">
      <style:text-properties fo:background-color="#ffffff" fo:font-size="8pt" style:font-size-asian="8pt" style:font-size-complex="8pt"/>
    </style:style>
    <style:style style:name="T32_22" style:family="text">
      <style:text-properties fo:background-color="#ffffff" fo:font-size="8pt" style:font-size-asian="8pt" style:font-size-complex="8pt"/>
    </style:style>
    <style:style style:name="T32_23" style:family="text">
      <style:text-properties fo:background-color="#ffffff" fo:font-size="8pt" style:font-size-asian="8pt" style:font-size-complex="8pt"/>
    </style:style>
    <style:style style:name="T32_24" style:family="text">
      <style:text-properties fo:background-color="#ffffff" fo:font-size="8pt" style:font-size-asian="8pt" style:font-size-complex="8pt"/>
    </style:style>
    <style:style style:name="T32_25" style:family="text">
      <style:text-properties fo:background-color="#ffffff" fo:font-size="8pt" style:font-size-asian="8pt" style:font-size-complex="8pt"/>
    </style:style>
    <style:style style:name="T32_26" style:family="text">
      <style:text-properties fo:background-color="#ffffff" fo:font-size="8pt" style:font-size-asian="8pt" style:font-size-complex="8pt"/>
    </style:style>
    <style:style style:name="T32_27" style:family="text">
      <style:text-properties fo:background-color="#ffffff" fo:font-size="8pt" style:font-size-asian="8pt" style:font-size-complex="8pt"/>
    </style:style>
    <style:style style:name="T32_28" style:family="text">
      <style:text-properties fo:background-color="#ffffff" fo:font-size="8pt" style:font-size-asian="8pt" style:font-size-complex="8pt"/>
    </style:style>
    <style:style style:name="T32_29" style:family="text">
      <style:text-properties fo:background-color="#ffffff" fo:font-size="8pt" style:font-size-asian="8pt" style:font-size-complex="8pt"/>
    </style:style>
    <style:style style:name="T32_30" style:family="text">
      <style:text-properties fo:background-color="#ffffff" fo:font-size="8pt" style:font-size-asian="8pt" style:font-size-complex="8pt"/>
    </style:style>
    <style:style style:name="T32_31" style:family="text">
      <style:text-properties fo:background-color="#ffffff" fo:font-size="8pt" style:font-size-asian="8pt" style:font-size-complex="8pt"/>
    </style:style>
    <style:style style:name="P33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background-color="#ffffff" fo:font-size="8pt" style:font-size-asian="8pt" style:font-size-complex="8pt"/>
    </style:style>
    <style:style style:name="T34_2" style:family="text">
      <style:text-properties fo:background-color="#ffffff" fo:font-size="8pt" style:font-size-asian="8pt" style:font-size-complex="8pt"/>
    </style:style>
    <style:style style:name="T34_3" style:family="text">
      <style:text-properties fo:background-color="#ffffff" fo:font-size="8pt" style:font-size-asian="8pt" style:font-size-complex="8pt"/>
    </style:style>
    <style:style style:name="T34_4" style:family="text">
      <style:text-properties fo:background-color="#ffffff" fo:font-size="8pt" style:font-size-asian="8pt" style:font-size-complex="8pt"/>
    </style:style>
    <style:style style:name="T34_5" style:family="text">
      <style:text-properties fo:background-color="#ffffff" fo:font-size="8pt" style:font-size-asian="8pt" style:font-size-complex="8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background-color="#ffffff" fo:font-size="8pt" style:font-size-asian="8pt" style:font-size-complex="8pt"/>
    </style:style>
    <style:style style:name="T35_2" style:family="text">
      <style:text-properties fo:background-color="#ffffff" fo:font-size="8pt" style:font-size-asian="8pt" style:font-size-complex="8pt"/>
    </style:style>
    <style:style style:name="T35_3" style:family="text">
      <style:text-properties fo:background-color="#ffffff" fo:font-size="8pt" style:font-size-asian="8pt" style:font-size-complex="8pt"/>
    </style:style>
    <style:style style:name="T35_4" style:family="text">
      <style:text-properties fo:background-color="#ffffff" fo:font-size="8pt" style:font-size-asian="8pt" style:font-size-complex="8pt"/>
    </style:style>
    <style:style style:name="T35_5" style:family="text">
      <style:text-properties fo:background-color="#ffffff" fo:font-size="8pt" style:font-size-asian="8pt" style:font-size-complex="8pt"/>
    </style:style>
    <style:style style:name="T35_6" style:family="text">
      <style:text-properties fo:background-color="#ffffff" fo:font-size="8pt" style:font-size-asian="8pt" style:font-size-complex="8pt"/>
    </style:style>
    <style:style style:name="T35_7" style:family="text">
      <style:text-properties fo:background-color="#ffffff" fo:font-size="8pt" style:font-size-asian="8pt" style:font-size-complex="8pt"/>
    </style:style>
    <style:style style:name="T35_8" style:family="text">
      <style:text-properties fo:background-color="#ffffff" fo:font-size="8pt" style:font-size-asian="8pt" style:font-size-complex="8pt"/>
    </style:style>
    <style:style style:name="T35_9" style:family="text">
      <style:text-properties fo:background-color="#ffffff" fo:font-size="8pt" style:font-size-asian="8pt" style:font-size-complex="8pt"/>
    </style:style>
    <style:style style:name="T35_10" style:family="text">
      <style:text-properties fo:background-color="#ffffff" fo:font-size="8pt" style:font-size-asian="8pt" style:font-size-complex="8pt"/>
    </style:style>
    <style:style style:name="T35_11" style:family="text">
      <style:text-properties fo:background-color="#ffffff" fo:font-size="8pt" style:font-size-asian="8pt" style:font-size-complex="8pt"/>
    </style:style>
    <style:style style:name="T35_12" style:family="text">
      <style:text-properties fo:background-color="#ffffff" fo:font-size="8pt" style:font-size-asian="8pt" style:font-size-complex="8pt"/>
    </style:style>
    <style:style style:name="T35_13" style:family="text">
      <style:text-properties fo:background-color="#ffffff" fo:font-size="8pt" style:font-size-asian="8pt" style:font-size-complex="8pt"/>
    </style:style>
    <style:style style:name="T35_14" style:family="text">
      <style:text-properties fo:background-color="#ffffff" fo:font-size="8pt" style:font-size-asian="8pt" style:font-size-complex="8pt"/>
    </style:style>
    <style:style style:name="T35_15" style:family="text">
      <style:text-properties fo:background-color="#ffffff" fo:font-size="8pt" style:font-size-asian="8pt" style:font-size-complex="8pt"/>
    </style:style>
    <style:style style:name="P36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background-color="#ffffff" fo:font-size="8pt" style:font-size-asian="8pt" style:font-size-complex="8pt"/>
    </style:style>
    <style:style style:name="T37_2" style:family="text">
      <style:text-properties fo:background-color="#ffffff" fo:font-size="8pt" style:font-size-asian="8pt" style:font-size-complex="8pt"/>
    </style:style>
    <style:style style:name="T37_3" style:family="text">
      <style:text-properties fo:background-color="#ffffff" fo:font-size="8pt" style:font-size-asian="8pt" style:font-size-complex="8pt"/>
    </style:style>
    <style:style style:name="T37_4" style:family="text">
      <style:text-properties fo:background-color="#ffffff" fo:font-size="8pt" style:font-size-asian="8pt" style:font-size-complex="8pt"/>
    </style:style>
    <style:style style:name="T37_5" style:family="text">
      <style:text-properties fo:background-color="#ffffff" fo:font-size="8pt" style:font-size-asian="8pt" style:font-size-complex="8pt"/>
    </style:style>
    <style:style style:name="T37_6" style:family="text">
      <style:text-properties fo:background-color="#ffffff" fo:font-size="8pt" style:font-size-asian="8pt" style:font-size-complex="8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background-color="#ffffff" fo:font-size="8pt" style:font-size-asian="8pt" style:font-size-complex="8pt"/>
    </style:style>
    <style:style style:name="T38_2" style:family="text">
      <style:text-properties fo:background-color="#ffffff" fo:font-size="8pt" style:font-size-asian="8pt" style:font-size-complex="8pt"/>
    </style:style>
    <style:style style:name="T38_3" style:family="text">
      <style:text-properties fo:background-color="#ffffff" fo:font-size="8pt" style:font-size-asian="8pt" style:font-size-complex="8pt"/>
    </style:style>
    <style:style style:name="T38_4" style:family="text">
      <style:text-properties fo:background-color="#ffffff" fo:font-size="8pt" style:font-size-asian="8pt" style:font-size-complex="8pt"/>
    </style:style>
    <style:style style:name="T38_5" style:family="text">
      <style:text-properties fo:background-color="#ffffff" fo:font-size="8pt" style:font-size-asian="8pt" style:font-size-complex="8pt"/>
    </style:style>
    <style:style style:name="T38_6" style:family="text">
      <style:text-properties fo:background-color="#ffffff" fo:font-size="8pt" style:font-size-asian="8pt" style:font-size-complex="8pt"/>
    </style:style>
    <style:style style:name="T38_7" style:family="text">
      <style:text-properties fo:background-color="#ffffff" fo:font-size="8pt" style:font-size-asian="8pt" style:font-size-complex="8pt"/>
    </style:style>
    <style:style style:name="T38_8" style:family="text">
      <style:text-properties fo:background-color="#ffffff" fo:font-size="8pt" style:font-size-asian="8pt" style:font-size-complex="8pt"/>
    </style:style>
    <style:style style:name="T38_9" style:family="text">
      <style:text-properties fo:background-color="#ffffff" fo:font-size="8pt" style:font-size-asian="8pt" style:font-size-complex="8pt"/>
    </style:style>
    <style:style style:name="T38_10" style:family="text">
      <style:text-properties fo:background-color="#ffffff" fo:font-size="8pt" style:font-size-asian="8pt" style:font-size-complex="8pt"/>
    </style:style>
    <style:style style:name="T38_11" style:family="text">
      <style:text-properties fo:background-color="#ffffff" fo:font-size="8pt" style:font-size-asian="8pt" style:font-size-complex="8pt"/>
    </style:style>
    <style:style style:name="T38_12" style:family="text">
      <style:text-properties fo:background-color="#ffffff" fo:font-size="8pt" style:font-size-asian="8pt" style:font-size-complex="8pt"/>
    </style:style>
    <style:style style:name="T38_13" style:family="text">
      <style:text-properties fo:background-color="#ffffff" fo:font-size="8pt" style:font-size-asian="8pt" style:font-size-complex="8pt"/>
    </style:style>
    <style:style style:name="T38_14" style:family="text">
      <style:text-properties fo:background-color="#ffffff" fo:font-size="8pt" style:font-size-asian="8pt" style:font-size-complex="8pt"/>
    </style:style>
    <style:style style:name="T38_15" style:family="text">
      <style:text-properties fo:background-color="#ffffff" fo:font-size="8pt" style:font-size-asian="8pt" style:font-size-complex="8pt"/>
    </style:style>
    <style:style style:name="T38_16" style:family="text">
      <style:text-properties fo:background-color="#ffffff" fo:font-size="8pt" style:font-size-asian="8pt" style:font-size-complex="8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background-color="#ffffff" fo:font-size="8pt" style:font-size-asian="8pt" style:font-size-complex="8pt"/>
    </style:style>
    <style:style style:name="T39_2" style:family="text">
      <style:text-properties fo:background-color="#ffffff" fo:font-size="8pt" style:font-size-asian="8pt" style:font-size-complex="8pt"/>
    </style:style>
    <style:style style:name="T39_3" style:family="text">
      <style:text-properties fo:background-color="#ffffff" fo:font-size="8pt" style:font-size-asian="8pt" style:font-size-complex="8pt"/>
    </style:style>
    <style:style style:name="T39_4" style:family="text">
      <style:text-properties fo:background-color="#ffffff" fo:font-size="8pt" style:font-size-asian="8pt" style:font-size-complex="8pt"/>
    </style:style>
    <style:style style:name="T39_5" style:family="text">
      <style:text-properties fo:background-color="#ffffff" fo:font-size="8pt" style:font-size-asian="8pt" style:font-size-complex="8pt"/>
    </style:style>
    <style:style style:name="T39_6" style:family="text">
      <style:text-properties fo:background-color="#ffffff" fo:font-size="8pt" style:font-size-asian="8pt" style:font-size-complex="8pt"/>
    </style:style>
    <style:style style:name="T39_7" style:family="text">
      <style:text-properties fo:background-color="#ffffff" fo:font-size="8pt" style:font-size-asian="8pt" style:font-size-complex="8pt"/>
    </style:style>
    <style:style style:name="T39_8" style:family="text">
      <style:text-properties fo:background-color="#ffffff" fo:font-size="8pt" style:font-size-asian="8pt" style:font-size-complex="8pt"/>
    </style:style>
    <style:style style:name="T39_9" style:family="text">
      <style:text-properties fo:background-color="#ffffff" fo:font-size="8pt" style:font-size-asian="8pt" style:font-size-complex="8pt"/>
    </style:style>
    <style:style style:name="T39_10" style:family="text">
      <style:text-properties fo:background-color="#ffffff" fo:font-size="8pt" style:font-size-asian="8pt" style:font-size-complex="8pt"/>
    </style:style>
    <style:style style:name="T39_11" style:family="text">
      <style:text-properties fo:background-color="#ffffff" fo:font-size="8pt" style:font-size-asian="8pt" style:font-size-complex="8pt"/>
    </style:style>
    <style:style style:name="T39_12" style:family="text">
      <style:text-properties fo:background-color="#ffffff" fo:font-size="8pt" style:font-size-asian="8pt" style:font-size-complex="8pt"/>
    </style:style>
    <style:style style:name="T39_13" style:family="text">
      <style:text-properties fo:background-color="#ffffff" fo:font-size="8pt" style:font-size-asian="8pt" style:font-size-complex="8pt"/>
    </style:style>
    <style:style style:name="T39_14" style:family="text">
      <style:text-properties fo:background-color="#ffffff" fo:font-size="8pt" style:font-size-asian="8pt" style:font-size-complex="8pt"/>
    </style:style>
    <style:style style:name="P40" style:family="paragraph" style:parent-style-name="Standard">
      <style:paragraph-properties fo:break-before="auto" fo:text-indent="1.27cm" fo:line-height="115%" fo:margin-left="1.27cm" style:writing-mode="lr-tb"/>
    </style:style>
    <style:style style:name="T40_1" style:family="text">
      <style:text-properties fo:background-color="#ffffff" fo:font-size="8pt" style:font-size-asian="8pt" style:font-size-complex="8pt"/>
    </style:style>
    <style:style style:name="T40_2" style:family="text">
      <style:text-properties fo:background-color="#ffffff" fo:font-size="8pt" style:font-size-asian="8pt" style:font-size-complex="8pt"/>
    </style:style>
    <style:style style:name="T40_3" style:family="text">
      <style:text-properties fo:background-color="#ffffff" fo:font-size="8pt" style:font-size-asian="8pt" style:font-size-complex="8pt"/>
    </style:style>
    <style:style style:name="T40_4" style:family="text">
      <style:text-properties fo:background-color="#ffffff" fo:font-size="8pt" style:font-size-asian="8pt" style:font-size-complex="8pt"/>
    </style:style>
    <style:style style:name="T40_5" style:family="text">
      <style:text-properties fo:background-color="#ffffff" fo:font-size="8pt" style:font-size-asian="8pt" style:font-size-complex="8pt"/>
    </style:style>
    <style:style style:name="T40_6" style:family="text">
      <style:text-properties fo:background-color="#ffffff" fo:font-size="8pt" style:font-size-asian="8pt" style:font-size-complex="8pt"/>
    </style:style>
    <style:style style:name="T40_7" style:family="text">
      <style:text-properties fo:background-color="#ffffff" fo:font-size="8pt" style:font-size-asian="8pt" style:font-size-complex="8pt"/>
    </style:style>
    <style:style style:name="T40_8" style:family="text">
      <style:text-properties fo:background-color="#ffffff" fo:font-size="8pt" style:font-size-asian="8pt" style:font-size-complex="8pt"/>
    </style:style>
    <style:style style:name="T40_9" style:family="text">
      <style:text-properties fo:background-color="#ffffff" fo:font-size="8pt" style:font-size-asian="8pt" style:font-size-complex="8pt"/>
    </style:style>
    <style:style style:name="T40_10" style:family="text">
      <style:text-properties fo:background-color="#ffffff" fo:font-size="8pt" style:font-size-asian="8pt" style:font-size-complex="8pt"/>
    </style:style>
    <style:style style:name="T40_11" style:family="text">
      <style:text-properties fo:background-color="#ffffff" fo:font-size="8pt" style:font-size-asian="8pt" style:font-size-complex="8pt"/>
    </style:style>
    <style:style style:name="P41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2_2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4_2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4_3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4_4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4_5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4_6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4_7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4_8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4_9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4_10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4_11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4_12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4_13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4_14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4_15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5_2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5_3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5_4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5_5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5_6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5_7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5_8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5_9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7_2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7_3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7_4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7_5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7_6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7_7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7_8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7_9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7_10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7_11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7_12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7_13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7_14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7_15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7_16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47_17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background-color="#ffffff" fo:font-size="8pt" style:font-size-asian="8pt" style:font-size-complex="8pt"/>
    </style:style>
    <style:style style:name="T49_2" style:family="text">
      <style:text-properties fo:background-color="#ffffff" fo:font-size="8pt" style:font-size-asian="8pt" style:font-size-complex="8pt"/>
    </style:style>
    <style:style style:name="T49_3" style:family="text">
      <style:text-properties fo:background-color="#ffffff" fo:font-size="8pt" style:font-size-asian="8pt" style:font-size-complex="8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background-color="#ffffff" fo:font-size="8pt" style:font-size-asian="8pt" style:font-size-complex="8pt"/>
    </style:style>
    <style:style style:name="T50_2" style:family="text">
      <style:text-properties fo:background-color="#ffffff" fo:font-size="8pt" style:font-size-asian="8pt" style:font-size-complex="8pt"/>
    </style:style>
    <style:style style:name="T50_3" style:family="text">
      <style:text-properties fo:background-color="#ffffff" fo:font-size="8pt" style:font-size-asian="8pt" style:font-size-complex="8pt"/>
    </style:style>
    <style:style style:name="T50_4" style:family="text">
      <style:text-properties fo:background-color="#ffffff" fo:font-size="8pt" style:font-size-asian="8pt" style:font-size-complex="8pt"/>
    </style:style>
    <style:style style:name="T50_5" style:family="text">
      <style:text-properties fo:background-color="#ffffff" fo:font-size="8pt" style:font-size-asian="8pt" style:font-size-complex="8pt"/>
    </style:style>
    <style:style style:name="T50_6" style:family="text">
      <style:text-properties fo:background-color="#ffffff" fo:font-size="8pt" style:font-size-asian="8pt" style:font-size-complex="8pt"/>
    </style:style>
    <style:style style:name="T50_7" style:family="text">
      <style:text-properties fo:background-color="#ffffff" fo:font-size="8pt" style:font-size-asian="8pt" style:font-size-complex="8pt"/>
    </style:style>
    <style:style style:name="T50_8" style:family="text">
      <style:text-properties fo:background-color="#ffffff" fo:font-size="8pt" style:font-size-asian="8pt" style:font-size-complex="8pt"/>
    </style:style>
    <style:style style:name="T50_9" style:family="text">
      <style:text-properties fo:background-color="#ffffff" fo:font-size="8pt" style:font-size-asian="8pt" style:font-size-complex="8pt"/>
    </style:style>
    <style:style style:name="T50_10" style:family="text">
      <style:text-properties fo:background-color="#ffffff" fo:font-size="8pt" style:font-size-asian="8pt" style:font-size-complex="8pt"/>
    </style:style>
    <style:style style:name="T50_11" style:family="text">
      <style:text-properties fo:background-color="#ffffff" fo:font-size="8pt" style:font-size-asian="8pt" style:font-size-complex="8pt"/>
    </style:style>
    <style:style style:name="T50_12" style:family="text">
      <style:text-properties fo:background-color="#ffffff" fo:font-size="8pt" style:font-size-asian="8pt" style:font-size-complex="8pt"/>
    </style:style>
    <style:style style:name="T50_13" style:family="text">
      <style:text-properties fo:background-color="#ffffff" fo:font-size="8pt" style:font-size-asian="8pt" style:font-size-complex="8pt"/>
    </style:style>
    <style:style style:name="T50_14" style:family="text">
      <style:text-properties fo:background-color="#ffffff" fo:font-size="8pt" style:font-size-asian="8pt" style:font-size-complex="8pt"/>
    </style:style>
    <style:style style:name="T50_15" style:family="text">
      <style:text-properties fo:background-color="#ffffff" fo:font-size="8pt" style:font-size-asian="8pt" style:font-size-complex="8pt"/>
    </style:style>
    <style:style style:name="T50_16" style:family="text">
      <style:text-properties fo:background-color="#ffffff" fo:font-size="8pt" style:font-size-asian="8pt" style:font-size-complex="8pt"/>
    </style:style>
    <style:style style:name="T50_17" style:family="text">
      <style:text-properties fo:background-color="#ffffff" fo:font-size="8pt" style:font-size-asian="8pt" style:font-size-complex="8pt"/>
    </style:style>
    <style:style style:name="T50_18" style:family="text">
      <style:text-properties fo:background-color="#ffffff" fo:font-size="8pt" style:font-size-asian="8pt" style:font-size-complex="8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background-color="#ffffff" fo:font-size="8pt" style:font-size-asian="8pt" style:font-size-complex="8pt"/>
    </style:style>
    <style:style style:name="T51_2" style:family="text">
      <style:text-properties fo:background-color="#ffffff" fo:font-size="8pt" style:font-size-asian="8pt" style:font-size-complex="8pt"/>
    </style:style>
    <style:style style:name="T51_3" style:family="text">
      <style:text-properties fo:background-color="#ffffff" fo:font-size="8pt" style:font-size-asian="8pt" style:font-size-complex="8pt"/>
    </style:style>
    <style:style style:name="T51_4" style:family="text">
      <style:text-properties fo:background-color="#ffffff" fo:font-size="8pt" style:font-size-asian="8pt" style:font-size-complex="8pt"/>
    </style:style>
    <style:style style:name="T51_5" style:family="text">
      <style:text-properties fo:background-color="#ffffff" fo:font-size="8pt" style:font-size-asian="8pt" style:font-size-complex="8pt"/>
    </style:style>
    <style:style style:name="T51_6" style:family="text">
      <style:text-properties fo:background-color="#ffffff" fo:font-size="8pt" style:font-size-asian="8pt" style:font-size-complex="8pt"/>
    </style:style>
    <style:style style:name="T51_7" style:family="text">
      <style:text-properties fo:background-color="#ffffff" fo:font-size="8pt" style:font-size-asian="8pt" style:font-size-complex="8pt"/>
    </style:style>
    <style:style style:name="T51_8" style:family="text">
      <style:text-properties fo:background-color="#ffffff" fo:font-size="8pt" style:font-size-asian="8pt" style:font-size-complex="8pt"/>
    </style:style>
    <style:style style:name="T51_9" style:family="text">
      <style:text-properties fo:background-color="#ffffff" fo:font-size="8pt" style:font-size-asian="8pt" style:font-size-complex="8pt"/>
    </style:style>
    <style:style style:name="T51_10" style:family="text">
      <style:text-properties fo:background-color="#ffffff" fo:font-size="8pt" style:font-size-asian="8pt" style:font-size-complex="8pt"/>
    </style:style>
    <style:style style:name="T51_11" style:family="text">
      <style:text-properties fo:background-color="#ffffff" fo:font-size="8pt" style:font-size-asian="8pt" style:font-size-complex="8pt"/>
    </style:style>
    <style:style style:name="T51_12" style:family="text">
      <style:text-properties fo:background-color="#ffffff" fo:font-size="8pt" style:font-size-asian="8pt" style:font-size-complex="8pt"/>
    </style:style>
    <style:style style:name="T51_13" style:family="text">
      <style:text-properties fo:background-color="#ffffff" fo:font-size="8pt" style:font-size-asian="8pt" style:font-size-complex="8pt"/>
    </style:style>
    <style:style style:name="T51_14" style:family="text">
      <style:text-properties fo:background-color="#ffffff" fo:font-size="8pt" style:font-size-asian="8pt" style:font-size-complex="8pt"/>
    </style:style>
    <style:style style:name="T51_15" style:family="text">
      <style:text-properties fo:background-color="#ffffff" fo:font-size="8pt" style:font-size-asian="8pt" style:font-size-complex="8pt"/>
    </style:style>
    <style:style style:name="T51_16" style:family="text">
      <style:text-properties fo:background-color="#ffffff" fo:font-size="8pt" style:font-size-asian="8pt" style:font-size-complex="8pt"/>
    </style:style>
    <style:style style:name="T51_17" style:family="text">
      <style:text-properties fo:background-color="#ffffff" fo:font-size="8pt" style:font-size-asian="8pt" style:font-size-complex="8pt"/>
    </style:style>
    <style:style style:name="T51_18" style:family="text">
      <style:text-properties fo:background-color="#ffffff" fo:font-size="8pt" style:font-size-asian="8pt" style:font-size-complex="8pt"/>
    </style:style>
    <style:style style:name="T51_19" style:family="text">
      <style:text-properties fo:background-color="#ffffff" fo:font-size="8pt" style:font-size-asian="8pt" style:font-size-complex="8pt"/>
    </style:style>
    <style:style style:name="T51_20" style:family="text">
      <style:text-properties fo:background-color="#ffffff" fo:font-size="8pt" style:font-size-asian="8pt" style:font-size-complex="8pt"/>
    </style:style>
    <style:style style:name="P52" style:family="paragraph" style:parent-style-name="Standard">
      <style:paragraph-properties fo:break-before="auto" fo:text-indent="0cm" fo:line-height="115%" fo:margin-left="0cm" style:writing-mode="lr-tb"/>
      <style:text-properties fo:background-color="#ffffff" fo:font-size="8pt" style:font-size-asian="8pt" style:font-size-complex="8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background-color="#ffffff" fo:font-size="8pt" style:font-size-asian="8pt" style:font-size-complex="8pt"/>
    </style:style>
    <style:style style:name="P54" style:family="paragraph" style:parent-style-name="Standard">
      <style:paragraph-properties fo:break-before="auto" fo:text-indent="1.27cm" fo:line-height="115%" style:writing-mode="lr-tb"/>
    </style:style>
    <style:style style:name="T54_1" style:family="text">
      <style:text-properties fo:background-color="#ffffff" fo:font-size="8pt" style:font-size-asian="8pt" style:font-size-complex="8pt"/>
    </style:style>
    <style:style style:name="T54_2" style:family="text">
      <style:text-properties fo:background-color="#ffffff" fo:font-size="8pt" style:font-size-asian="8pt" style:font-size-complex="8pt"/>
    </style:style>
    <style:style style:name="T54_3" style:family="text">
      <style:text-properties fo:background-color="#ffffff" fo:font-size="8pt" style:font-size-asian="8pt" style:font-size-complex="8pt"/>
    </style:style>
    <style:style style:name="T54_4" style:family="text">
      <style:text-properties fo:background-color="#ffffff" fo:font-size="8pt" style:font-size-asian="8pt" style:font-size-complex="8pt"/>
    </style:style>
    <style:style style:name="T54_5" style:family="text">
      <style:text-properties fo:background-color="#ffffff" fo:font-size="8pt" style:font-size-asian="8pt" style:font-size-complex="8pt"/>
    </style:style>
    <style:style style:name="T54_6" style:family="text">
      <style:text-properties fo:background-color="#ffffff" fo:font-size="8pt" style:font-size-asian="8pt" style:font-size-complex="8pt"/>
    </style:style>
    <style:style style:name="T54_7" style:family="text">
      <style:text-properties fo:background-color="#ffffff" fo:font-size="8pt" style:font-size-asian="8pt" style:font-size-complex="8pt"/>
    </style:style>
    <style:style style:name="T54_8" style:family="text">
      <style:text-properties fo:background-color="#ffffff" fo:font-size="8pt" style:font-size-asian="8pt" style:font-size-complex="8pt"/>
    </style:style>
    <style:style style:name="T54_9" style:family="text">
      <style:text-properties fo:background-color="#ffffff" fo:font-size="8pt" style:font-size-asian="8pt" style:font-size-complex="8pt"/>
    </style:style>
    <style:style style:name="T54_10" style:family="text">
      <style:text-properties fo:background-color="#ffffff" fo:font-size="8pt" style:font-size-asian="8pt" style:font-size-complex="8pt"/>
    </style:style>
    <style:style style:name="T54_11" style:family="text">
      <style:text-properties fo:background-color="#ffffff" fo:font-size="8pt" style:font-size-asian="8pt" style:font-size-complex="8pt"/>
    </style:style>
    <style:style style:name="T54_12" style:family="text">
      <style:text-properties fo:background-color="#ffffff" fo:font-size="8pt" style:font-size-asian="8pt" style:font-size-complex="8pt"/>
    </style:style>
    <style:style style:name="T54_13" style:family="text">
      <style:text-properties fo:background-color="#ffffff" fo:font-size="8pt" style:font-size-asian="8pt" style:font-size-complex="8pt"/>
    </style:style>
    <style:style style:name="T54_14" style:family="text">
      <style:text-properties fo:background-color="#ffffff" fo:font-size="8pt" style:font-size-asian="8pt" style:font-size-complex="8pt"/>
    </style:style>
    <style:style style:name="T54_15" style:family="text">
      <style:text-properties fo:background-color="#ffffff" fo:font-size="8pt" style:font-size-asian="8pt" style:font-size-complex="8pt"/>
    </style:style>
    <style:style style:name="T54_16" style:family="text">
      <style:text-properties fo:background-color="#ffffff" fo:font-size="8pt" style:font-size-asian="8pt" style:font-size-complex="8pt"/>
    </style:style>
    <style:style style:name="T54_17" style:family="text">
      <style:text-properties fo:background-color="#ffffff" fo:font-size="8pt" style:font-size-asian="8pt" style:font-size-complex="8pt"/>
    </style:style>
    <style:style style:name="P55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background-color="#ffffff" fo:font-size="8pt" style:font-size-asian="8pt" style:font-size-complex="8pt"/>
    </style:style>
    <style:style style:name="T56_2" style:family="text">
      <style:text-properties fo:background-color="#ffffff" fo:font-size="8pt" style:font-size-asian="8pt" style:font-size-complex="8pt"/>
    </style:style>
    <style:style style:name="T56_3" style:family="text">
      <style:text-properties fo:background-color="#ffffff" fo:font-size="8pt" style:font-size-asian="8pt" style:font-size-complex="8pt"/>
    </style:style>
    <style:style style:name="T56_4" style:family="text">
      <style:text-properties fo:background-color="#ffffff" fo:font-size="8pt" style:font-size-asian="8pt" style:font-size-complex="8pt"/>
    </style:style>
    <style:style style:name="T56_5" style:family="text">
      <style:text-properties fo:background-color="#ffffff" fo:font-size="8pt" style:font-size-asian="8pt" style:font-size-complex="8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background-color="#ffffff" fo:font-size="8pt" style:font-size-asian="8pt" style:font-size-complex="8pt"/>
    </style:style>
    <style:style style:name="T57_2" style:family="text">
      <style:text-properties fo:background-color="#ffffff" fo:font-size="8pt" style:font-size-asian="8pt" style:font-size-complex="8pt"/>
    </style:style>
    <style:style style:name="T57_3" style:family="text">
      <style:text-properties fo:background-color="#ffffff" fo:font-size="8pt" style:font-size-asian="8pt" style:font-size-complex="8pt"/>
    </style:style>
    <style:style style:name="T57_4" style:family="text">
      <style:text-properties fo:background-color="#ffffff" fo:font-size="8pt" style:font-size-asian="8pt" style:font-size-complex="8pt"/>
    </style:style>
    <style:style style:name="T57_5" style:family="text">
      <style:text-properties fo:background-color="#ffffff" fo:font-size="8pt" style:font-size-asian="8pt" style:font-size-complex="8pt"/>
    </style:style>
    <style:style style:name="T57_6" style:family="text">
      <style:text-properties fo:background-color="#ffffff" fo:font-size="8pt" style:font-size-asian="8pt" style:font-size-complex="8pt"/>
    </style:style>
    <style:style style:name="T57_7" style:family="text">
      <style:text-properties fo:background-color="#ffffff" fo:font-size="8pt" style:font-size-asian="8pt" style:font-size-complex="8pt"/>
    </style:style>
    <style:style style:name="T57_8" style:family="text">
      <style:text-properties fo:background-color="#ffffff" fo:font-size="8pt" style:font-size-asian="8pt" style:font-size-complex="8pt"/>
    </style:style>
    <style:style style:name="T57_9" style:family="text">
      <style:text-properties fo:background-color="#ffffff" fo:font-size="8pt" style:font-size-asian="8pt" style:font-size-complex="8pt"/>
    </style:style>
    <style:style style:name="T57_10" style:family="text">
      <style:text-properties fo:background-color="#ffffff" fo:font-size="8pt" style:font-size-asian="8pt" style:font-size-complex="8pt"/>
    </style:style>
    <style:style style:name="T57_11" style:family="text">
      <style:text-properties fo:background-color="#ffffff" fo:font-size="8pt" style:font-size-asian="8pt" style:font-size-complex="8pt"/>
    </style:style>
    <style:style style:name="T57_12" style:family="text">
      <style:text-properties fo:background-color="#ffffff" fo:font-size="8pt" style:font-size-asian="8pt" style:font-size-complex="8pt"/>
    </style:style>
    <style:style style:name="T57_13" style:family="text">
      <style:text-properties fo:background-color="#ffffff" fo:font-size="8pt" style:font-size-asian="8pt" style:font-size-complex="8pt"/>
    </style:style>
    <style:style style:name="T57_14" style:family="text">
      <style:text-properties fo:background-color="#ffffff" fo:font-size="8pt" style:font-size-asian="8pt" style:font-size-complex="8pt"/>
    </style:style>
    <style:style style:name="T57_15" style:family="text">
      <style:text-properties fo:background-color="#ffffff" fo:font-size="8pt" style:font-size-asian="8pt" style:font-size-complex="8pt"/>
    </style:style>
    <style:style style:name="T57_16" style:family="text">
      <style:text-properties fo:background-color="#ffffff" fo:font-size="8pt" style:font-size-asian="8pt" style:font-size-complex="8pt"/>
    </style:style>
    <style:style style:name="T57_17" style:family="text">
      <style:text-properties fo:background-color="#ffffff" fo:font-size="8pt" style:font-size-asian="8pt" style:font-size-complex="8pt"/>
    </style:style>
    <style:style style:name="T57_18" style:family="text">
      <style:text-properties fo:background-color="#ffffff" fo:font-size="8pt" style:font-size-asian="8pt" style:font-size-complex="8pt"/>
    </style:style>
    <style:style style:name="T57_19" style:family="text">
      <style:text-properties fo:background-color="#ffffff" fo:font-size="8pt" style:font-size-asian="8pt" style:font-size-complex="8pt"/>
    </style:style>
    <style:style style:name="T57_20" style:family="text">
      <style:text-properties fo:background-color="#ffffff" fo:font-size="8pt" style:font-size-asian="8pt" style:font-size-complex="8pt"/>
    </style:style>
    <style:style style:name="T57_21" style:family="text">
      <style:text-properties fo:background-color="#ffffff" fo:font-size="8pt" style:font-size-asian="8pt" style:font-size-complex="8pt"/>
    </style:style>
    <style:style style:name="T57_22" style:family="text">
      <style:text-properties fo:background-color="#ffffff" fo:font-size="8pt" style:font-size-asian="8pt" style:font-size-complex="8pt"/>
    </style:style>
    <style:style style:name="T57_23" style:family="text">
      <style:text-properties fo:background-color="#ffffff" fo:font-size="8pt" style:font-size-asian="8pt" style:font-size-complex="8pt"/>
    </style:style>
    <style:style style:name="T57_24" style:family="text">
      <style:text-properties fo:background-color="#ffffff" fo:font-size="8pt" style:font-size-asian="8pt" style:font-size-complex="8pt"/>
    </style:style>
    <style:style style:name="T57_25" style:family="text">
      <style:text-properties fo:background-color="#ffffff" fo:font-size="8pt" style:font-size-asian="8pt" style:font-size-complex="8pt"/>
    </style:style>
    <style:style style:name="T57_26" style:family="text">
      <style:text-properties fo:background-color="#ffffff" fo:font-size="8pt" style:font-size-asian="8pt" style:font-size-complex="8pt"/>
    </style:style>
    <style:style style:name="P58" style:family="paragraph" style:parent-style-name="Standard">
      <style:paragraph-properties fo:break-before="auto" fo:text-indent="0cm" fo:line-height="115%" fo:margin-left="0cm" style:writing-mode="lr-tb"/>
      <style:text-properties fo:background-color="#ffffff" fo:font-size="8pt" style:font-size-asian="8pt" style:font-size-complex="8pt"/>
    </style:style>
    <style:style style:name="P59" style:family="paragraph" style:parent-style-name="Standard">
      <style:paragraph-properties fo:break-before="auto" fo:text-indent="0cm" fo:line-height="115%" fo:margin-left="0cm" style:writing-mode="lr-tb"/>
    </style:style>
    <style:style style:name="T59_1" style:family="text">
      <style:text-properties fo:background-color="#ffffff" fo:font-size="8pt" style:font-size-asian="8pt" style:font-size-complex="8pt"/>
    </style:style>
    <style:style style:name="T59_2" style:family="text">
      <style:text-properties fo:background-color="#ffffff" fo:font-size="8pt" style:font-size-asian="8pt" style:font-size-complex="8pt"/>
    </style:style>
    <style:style style:name="T59_3" style:family="text">
      <style:text-properties fo:background-color="#ffffff" fo:font-size="8pt" style:font-size-asian="8pt" style:font-size-complex="8pt"/>
    </style:style>
    <style:style style:name="P60" style:family="paragraph" style:parent-style-name="Standard">
      <style:paragraph-properties fo:break-before="auto" fo:text-indent="0cm" fo:line-height="115%" fo:margin-left="1.27cm" style:writing-mode="lr-tb"/>
    </style:style>
    <style:style style:name="T60_1" style:family="text">
      <style:text-properties fo:background-color="#ffffff" fo:font-size="8pt" style:font-size-asian="8pt" style:font-size-complex="8pt"/>
    </style:style>
    <style:style style:name="T60_2" style:family="text">
      <style:text-properties fo:background-color="#ffffff" fo:font-size="8pt" style:font-size-asian="8pt" style:font-size-complex="8pt"/>
    </style:style>
    <style:style style:name="T60_3" style:family="text">
      <style:text-properties fo:background-color="#ffffff" fo:font-size="8pt" style:font-size-asian="8pt" style:font-size-complex="8pt"/>
    </style:style>
    <style:style style:name="T60_4" style:family="text">
      <style:text-properties fo:background-color="#ffffff" fo:font-size="8pt" style:font-size-asian="8pt" style:font-size-complex="8pt"/>
    </style:style>
    <style:style style:name="T60_5" style:family="text">
      <style:text-properties fo:background-color="#ffffff" fo:font-size="8pt" style:font-size-asian="8pt" style:font-size-complex="8pt"/>
    </style:style>
    <style:style style:name="T60_6" style:family="text">
      <style:text-properties fo:background-color="#ffffff" fo:font-size="8pt" style:font-size-asian="8pt" style:font-size-complex="8pt"/>
    </style:style>
    <style:style style:name="T60_7" style:family="text">
      <style:text-properties fo:background-color="#ffffff" fo:font-size="8pt" style:font-size-asian="8pt" style:font-size-complex="8pt"/>
    </style:style>
    <style:style style:name="T60_8" style:family="text">
      <style:text-properties fo:background-color="#ffffff" fo:font-size="8pt" style:font-size-asian="8pt" style:font-size-complex="8pt"/>
    </style:style>
    <style:style style:name="T60_9" style:family="text">
      <style:text-properties fo:background-color="#ffffff" fo:font-size="8pt" style:font-size-asian="8pt" style:font-size-complex="8pt"/>
    </style:style>
    <style:style style:name="T60_10" style:family="text">
      <style:text-properties fo:background-color="#ffffff" fo:font-size="8pt" style:font-size-asian="8pt" style:font-size-complex="8pt"/>
    </style:style>
    <style:style style:name="T60_11" style:family="text">
      <style:text-properties fo:background-color="#ffffff" fo:font-size="8pt" style:font-size-asian="8pt" style:font-size-complex="8pt"/>
    </style:style>
    <style:style style:name="T60_12" style:family="text">
      <style:text-properties fo:background-color="#ffffff" fo:font-size="8pt" style:font-size-asian="8pt" style:font-size-complex="8pt"/>
    </style:style>
    <style:style style:name="T60_13" style:family="text">
      <style:text-properties fo:background-color="#ffffff" fo:font-size="8pt" style:font-size-asian="8pt" style:font-size-complex="8pt"/>
    </style:style>
    <style:style style:name="T60_14" style:family="text">
      <style:text-properties fo:background-color="#ffffff" fo:font-size="8pt" style:font-size-asian="8pt" style:font-size-complex="8pt"/>
    </style:style>
    <style:style style:name="T60_15" style:family="text">
      <style:text-properties fo:background-color="#ffffff" fo:font-size="8pt" style:font-size-asian="8pt" style:font-size-complex="8pt"/>
    </style:style>
    <style:style style:name="T60_16" style:family="text">
      <style:text-properties fo:background-color="#ffffff" fo:font-size="8pt" style:font-size-asian="8pt" style:font-size-complex="8pt"/>
    </style:style>
    <style:style style:name="T60_17" style:family="text">
      <style:text-properties fo:background-color="#ffffff" fo:font-size="8pt" style:font-size-asian="8pt" style:font-size-complex="8pt"/>
    </style:style>
    <style:style style:name="T60_18" style:family="text">
      <style:text-properties fo:background-color="#ffffff" fo:font-size="8pt" style:font-size-asian="8pt" style:font-size-complex="8pt"/>
    </style:style>
    <style:style style:name="T60_19" style:family="text">
      <style:text-properties fo:background-color="#ffffff" fo:font-size="8pt" style:font-size-asian="8pt" style:font-size-complex="8pt"/>
    </style:style>
    <style:style style:name="T60_20" style:family="text">
      <style:text-properties fo:background-color="#ffffff" fo:font-size="8pt" style:font-size-asian="8pt" style:font-size-complex="8pt"/>
    </style:style>
    <style:style style:name="T60_21" style:family="text">
      <style:text-properties fo:background-color="#ffffff" fo:font-size="8pt" style:font-size-asian="8pt" style:font-size-complex="8pt"/>
    </style:style>
    <style:style style:name="T60_22" style:family="text">
      <style:text-properties fo:background-color="#ffffff" fo:font-size="8pt" style:font-size-asian="8pt" style:font-size-complex="8pt"/>
    </style:style>
    <style:style style:name="T60_23" style:family="text">
      <style:text-properties fo:background-color="#ffffff" fo:font-size="8pt" style:font-size-asian="8pt" style:font-size-complex="8pt"/>
    </style:style>
    <style:style style:name="T60_24" style:family="text">
      <style:text-properties fo:background-color="#ffffff" fo:font-size="8pt" style:font-size-asian="8pt" style:font-size-complex="8pt"/>
    </style:style>
    <style:style style:name="T60_25" style:family="text">
      <style:text-properties fo:background-color="#ffffff" fo:font-size="8pt" style:font-size-asian="8pt" style:font-size-complex="8pt"/>
    </style:style>
    <style:style style:name="T60_26" style:family="text">
      <style:text-properties fo:background-color="#ffffff" fo:font-size="8pt" style:font-size-asian="8pt" style:font-size-complex="8pt"/>
    </style:style>
    <style:style style:name="T60_27" style:family="text">
      <style:text-properties fo:background-color="#ffffff" fo:font-size="8pt" style:font-size-asian="8pt" style:font-size-complex="8pt"/>
    </style:style>
    <style:style style:name="T60_28" style:family="text">
      <style:text-properties fo:background-color="#ffffff" fo:font-size="8pt" style:font-size-asian="8pt" style:font-size-complex="8pt"/>
    </style:style>
    <style:style style:name="T60_29" style:family="text">
      <style:text-properties fo:background-color="#ffffff" fo:font-size="8pt" style:font-size-asian="8pt" style:font-size-complex="8pt"/>
    </style:style>
    <style:style style:name="T60_30" style:family="text">
      <style:text-properties fo:background-color="#ffffff" fo:font-size="8pt" style:font-size-asian="8pt" style:font-size-complex="8pt"/>
    </style:style>
    <style:style style:name="T60_31" style:family="text">
      <style:text-properties fo:background-color="#ffffff" fo:font-size="8pt" style:font-size-asian="8pt" style:font-size-complex="8pt"/>
    </style:style>
    <style:style style:name="T60_32" style:family="text">
      <style:text-properties fo:background-color="#ffffff" fo:font-size="8pt" style:font-size-asian="8pt" style:font-size-complex="8pt"/>
    </style:style>
    <style:style style:name="T60_33" style:family="text">
      <style:text-properties fo:background-color="#ffffff" fo:font-size="8pt" style:font-size-asian="8pt" style:font-size-complex="8pt"/>
    </style:style>
    <style:style style:name="T60_34" style:family="text">
      <style:text-properties fo:background-color="#ffffff" fo:font-size="8pt" style:font-size-asian="8pt" style:font-size-complex="8pt"/>
    </style:style>
    <style:style style:name="T60_35" style:family="text">
      <style:text-properties fo:background-color="#ffffff" fo:font-size="8pt" style:font-size-asian="8pt" style:font-size-complex="8pt"/>
    </style:style>
    <style:style style:name="T60_36" style:family="text">
      <style:text-properties fo:background-color="#ffffff" fo:font-size="8pt" style:font-size-asian="8pt" style:font-size-complex="8pt"/>
    </style:style>
    <style:style style:name="T60_37" style:family="text">
      <style:text-properties fo:background-color="#ffffff" fo:font-size="8pt" style:font-size-asian="8pt" style:font-size-complex="8pt"/>
    </style:style>
    <style:style style:name="T60_38" style:family="text">
      <style:text-properties fo:background-color="#ffffff" fo:font-size="8pt" style:font-size-asian="8pt" style:font-size-complex="8pt"/>
    </style:style>
    <style:style style:name="T60_39" style:family="text">
      <style:text-properties fo:background-color="#ffffff" fo:font-size="8pt" style:font-size-asian="8pt" style:font-size-complex="8pt"/>
    </style:style>
    <style:style style:name="T60_40" style:family="text">
      <style:text-properties fo:background-color="#ffffff" fo:font-size="8pt" style:font-size-asian="8pt" style:font-size-complex="8pt"/>
    </style:style>
    <style:style style:name="T60_41" style:family="text">
      <style:text-properties fo:background-color="#ffffff" fo:font-size="8pt" style:font-size-asian="8pt" style:font-size-complex="8pt"/>
    </style:style>
    <style:style style:name="T60_42" style:family="text">
      <style:text-properties fo:background-color="#ffffff" fo:font-size="8pt" style:font-size-asian="8pt" style:font-size-complex="8pt"/>
    </style:style>
    <style:style style:name="T60_43" style:family="text">
      <style:text-properties fo:background-color="#ffffff" fo:font-size="8pt" style:font-size-asian="8pt" style:font-size-complex="8pt"/>
    </style:style>
    <style:style style:name="T60_44" style:family="text">
      <style:text-properties fo:background-color="#ffffff" fo:font-size="8pt" style:font-size-asian="8pt" style:font-size-complex="8pt"/>
    </style:style>
    <style:style style:name="T60_45" style:family="text">
      <style:text-properties fo:background-color="#ffffff" fo:font-size="8pt" style:font-size-asian="8pt" style:font-size-complex="8pt"/>
    </style:style>
    <style:style style:name="T60_46" style:family="text">
      <style:text-properties fo:background-color="#ffffff" fo:font-size="8pt" style:font-size-asian="8pt" style:font-size-complex="8pt"/>
    </style:style>
    <style:style style:name="P61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background-color="#ffffff" fo:font-size="8pt" style:font-size-asian="8pt" style:font-size-complex="8pt"/>
    </style:style>
    <style:style style:name="T62_2" style:family="text">
      <style:text-properties fo:background-color="#ffffff" fo:font-size="8pt" style:font-size-asian="8pt" style:font-size-complex="8pt"/>
    </style:style>
    <style:style style:name="T62_3" style:family="text">
      <style:text-properties fo:background-color="#ffffff" fo:font-size="8pt" style:font-size-asian="8pt" style:font-size-complex="8pt"/>
    </style:style>
    <style:style style:name="P63" style:family="paragraph" style:parent-style-name="Standard">
      <style:paragraph-properties fo:break-before="auto" fo:text-indent="1.27cm" fo:line-height="115%" style:writing-mode="lr-tb"/>
    </style:style>
    <style:style style:name="T63_1" style:family="text">
      <style:text-properties fo:background-color="#ffffff" fo:font-size="8pt" style:font-size-asian="8pt" style:font-size-complex="8pt"/>
    </style:style>
    <style:style style:name="T63_2" style:family="text">
      <style:text-properties fo:background-color="#ffffff" fo:font-size="8pt" style:font-size-asian="8pt" style:font-size-complex="8pt"/>
    </style:style>
    <style:style style:name="T63_3" style:family="text">
      <style:text-properties fo:background-color="#ffffff" fo:font-size="8pt" style:font-size-asian="8pt" style:font-size-complex="8pt"/>
    </style:style>
    <style:style style:name="T63_4" style:family="text">
      <style:text-properties fo:background-color="#ffffff" fo:font-size="8pt" style:font-size-asian="8pt" style:font-size-complex="8pt"/>
    </style:style>
    <style:style style:name="T63_5" style:family="text">
      <style:text-properties fo:background-color="#ffffff" fo:font-size="8pt" style:font-size-asian="8pt" style:font-size-complex="8pt"/>
    </style:style>
    <style:style style:name="T63_6" style:family="text">
      <style:text-properties fo:background-color="#ffffff" fo:font-size="8pt" style:font-size-asian="8pt" style:font-size-complex="8pt"/>
    </style:style>
    <style:style style:name="T63_7" style:family="text">
      <style:text-properties fo:background-color="#ffffff" fo:font-size="8pt" style:font-size-asian="8pt" style:font-size-complex="8pt"/>
    </style:style>
    <style:style style:name="T63_8" style:family="text">
      <style:text-properties fo:background-color="#ffffff" fo:font-size="8pt" style:font-size-asian="8pt" style:font-size-complex="8pt"/>
    </style:style>
    <style:style style:name="T63_9" style:family="text">
      <style:text-properties fo:background-color="#ffffff" fo:font-size="8pt" style:font-size-asian="8pt" style:font-size-complex="8pt"/>
    </style:style>
    <style:style style:name="T63_10" style:family="text">
      <style:text-properties fo:background-color="#ffffff" fo:font-size="8pt" style:font-size-asian="8pt" style:font-size-complex="8pt"/>
    </style:style>
    <style:style style:name="T63_11" style:family="text">
      <style:text-properties fo:background-color="#ffffff" fo:font-size="8pt" style:font-size-asian="8pt" style:font-size-complex="8pt"/>
    </style:style>
    <style:style style:name="T63_12" style:family="text">
      <style:text-properties fo:background-color="#ffffff" fo:font-size="8pt" style:font-size-asian="8pt" style:font-size-complex="8pt"/>
    </style:style>
    <style:style style:name="T63_13" style:family="text">
      <style:text-properties fo:background-color="#ffffff" fo:font-size="8pt" style:font-size-asian="8pt" style:font-size-complex="8pt"/>
    </style:style>
    <style:style style:name="P64" style:family="paragraph" style:parent-style-name="Standard">
      <style:paragraph-properties fo:break-before="auto" fo:text-indent="1.27cm" fo:line-height="115%" style:writing-mode="lr-tb"/>
    </style:style>
    <style:style style:name="T64_1" style:family="text">
      <style:text-properties fo:background-color="#ffffff" fo:font-size="8pt" style:font-size-asian="8pt" style:font-size-complex="8pt"/>
    </style:style>
    <style:style style:name="T64_2" style:family="text">
      <style:text-properties fo:background-color="#ffffff" fo:font-size="8pt" style:font-size-asian="8pt" style:font-size-complex="8pt"/>
    </style:style>
    <style:style style:name="T64_3" style:family="text">
      <style:text-properties fo:background-color="#ffffff" fo:font-size="8pt" style:font-size-asian="8pt" style:font-size-complex="8pt"/>
    </style:style>
    <style:style style:name="T64_4" style:family="text">
      <style:text-properties fo:background-color="#ffffff" fo:font-size="8pt" style:font-size-asian="8pt" style:font-size-complex="8pt"/>
    </style:style>
    <style:style style:name="T64_5" style:family="text">
      <style:text-properties fo:background-color="#ffffff" fo:font-size="8pt" style:font-size-asian="8pt" style:font-size-complex="8pt"/>
    </style:style>
    <style:style style:name="T64_6" style:family="text">
      <style:text-properties fo:background-color="#ffffff" fo:font-size="8pt" style:font-size-asian="8pt" style:font-size-complex="8pt"/>
    </style:style>
    <style:style style:name="T64_7" style:family="text">
      <style:text-properties fo:background-color="#ffffff" fo:font-size="8pt" style:font-size-asian="8pt" style:font-size-complex="8pt"/>
    </style:style>
    <style:style style:name="T64_8" style:family="text">
      <style:text-properties fo:background-color="#ffffff" fo:font-size="8pt" style:font-size-asian="8pt" style:font-size-complex="8pt"/>
    </style:style>
    <style:style style:name="T64_9" style:family="text">
      <style:text-properties fo:background-color="#ffffff" fo:font-size="8pt" style:font-size-asian="8pt" style:font-size-complex="8pt"/>
    </style:style>
    <style:style style:name="T64_10" style:family="text">
      <style:text-properties fo:background-color="#ffffff" fo:font-size="8pt" style:font-size-asian="8pt" style:font-size-complex="8pt"/>
    </style:style>
    <style:style style:name="T64_11" style:family="text">
      <style:text-properties fo:background-color="#ffffff" fo:font-size="8pt" style:font-size-asian="8pt" style:font-size-complex="8pt"/>
    </style:style>
    <style:style style:name="T64_12" style:family="text">
      <style:text-properties fo:background-color="#ffffff" fo:font-size="8pt" style:font-size-asian="8pt" style:font-size-complex="8pt"/>
    </style:style>
    <style:style style:name="T64_13" style:family="text">
      <style:text-properties fo:background-color="#ffffff" fo:font-size="8pt" style:font-size-asian="8pt" style:font-size-complex="8pt"/>
    </style:style>
    <style:style style:name="T64_14" style:family="text">
      <style:text-properties fo:background-color="#ffffff" fo:font-size="8pt" style:font-size-asian="8pt" style:font-size-complex="8pt"/>
    </style:style>
    <style:style style:name="T64_15" style:family="text">
      <style:text-properties fo:background-color="#ffffff" fo:font-size="8pt" style:font-size-asian="8pt" style:font-size-complex="8pt"/>
    </style:style>
    <style:style style:name="T64_16" style:family="text">
      <style:text-properties fo:background-color="#ffffff" fo:font-size="8pt" style:font-size-asian="8pt" style:font-size-complex="8pt"/>
    </style:style>
    <style:style style:name="T64_17" style:family="text">
      <style:text-properties fo:background-color="#ffffff" fo:font-size="8pt" style:font-size-asian="8pt" style:font-size-complex="8pt"/>
    </style:style>
    <style:style style:name="T64_18" style:family="text">
      <style:text-properties fo:background-color="#ffffff" fo:font-size="8pt" style:font-size-asian="8pt" style:font-size-complex="8pt"/>
    </style:style>
    <style:style style:name="T64_19" style:family="text">
      <style:text-properties fo:background-color="#ffffff" fo:font-size="8pt" style:font-size-asian="8pt" style:font-size-complex="8pt"/>
    </style:style>
    <style:style style:name="T64_20" style:family="text">
      <style:text-properties fo:background-color="#ffffff" fo:font-size="8pt" style:font-size-asian="8pt" style:font-size-complex="8pt"/>
    </style:style>
    <style:style style:name="T64_21" style:family="text">
      <style:text-properties fo:background-color="#ffffff" fo:font-size="8pt" style:font-size-asian="8pt" style:font-size-complex="8pt"/>
    </style:style>
    <style:style style:name="T64_22" style:family="text">
      <style:text-properties fo:background-color="#ffffff" fo:font-size="8pt" style:font-size-asian="8pt" style:font-size-complex="8pt"/>
    </style:style>
    <style:style style:name="T64_23" style:family="text">
      <style:text-properties fo:background-color="#ffffff" fo:font-size="8pt" style:font-size-asian="8pt" style:font-size-complex="8pt"/>
    </style:style>
    <style:style style:name="P65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66_2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66_3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66_4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66_5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66_6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66_7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66_8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66_9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66_10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66_11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66_12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66_13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P67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background-color="#ffffff" fo:font-size="8pt" style:font-size-asian="8pt" style:font-size-complex="8pt"/>
    </style:style>
    <style:style style:name="T68_2" style:family="text">
      <style:text-properties fo:background-color="#ffffff" fo:font-size="8pt" style:font-size-asian="8pt" style:font-size-complex="8pt"/>
    </style:style>
    <style:style style:name="T68_3" style:family="text">
      <style:text-properties fo:background-color="#ffffff" fo:font-size="8pt" style:font-size-asian="8pt" style:font-size-complex="8pt"/>
    </style:style>
    <style:style style:name="P69" style:family="paragraph" style:parent-style-name="Standard">
      <style:paragraph-properties fo:break-before="auto" fo:text-indent="1.27cm" fo:line-height="115%" style:writing-mode="lr-tb"/>
    </style:style>
    <style:style style:name="T69_1" style:family="text">
      <style:text-properties fo:background-color="#ffffff" fo:font-size="8pt" style:font-size-asian="8pt" style:font-size-complex="8pt"/>
    </style:style>
    <style:style style:name="T69_2" style:family="text">
      <style:text-properties fo:background-color="#ffffff" fo:font-size="8pt" style:font-size-asian="8pt" style:font-size-complex="8pt"/>
    </style:style>
    <style:style style:name="T69_3" style:family="text">
      <style:text-properties fo:background-color="#ffffff" fo:font-size="8pt" style:font-size-asian="8pt" style:font-size-complex="8pt"/>
    </style:style>
    <style:style style:name="T69_4" style:family="text">
      <style:text-properties fo:background-color="#ffffff" fo:font-size="8pt" style:font-size-asian="8pt" style:font-size-complex="8pt"/>
    </style:style>
    <style:style style:name="T69_5" style:family="text">
      <style:text-properties fo:background-color="#ffffff" fo:font-size="8pt" style:font-size-asian="8pt" style:font-size-complex="8pt"/>
    </style:style>
    <style:style style:name="T69_6" style:family="text">
      <style:text-properties fo:background-color="#ffffff" fo:font-size="8pt" style:font-size-asian="8pt" style:font-size-complex="8pt"/>
    </style:style>
    <style:style style:name="T69_7" style:family="text">
      <style:text-properties fo:background-color="#ffffff" fo:font-size="8pt" style:font-size-asian="8pt" style:font-size-complex="8pt"/>
    </style:style>
    <style:style style:name="T69_8" style:family="text">
      <style:text-properties fo:background-color="#ffffff" fo:font-size="8pt" style:font-size-asian="8pt" style:font-size-complex="8pt"/>
    </style:style>
    <style:style style:name="T69_9" style:family="text">
      <style:text-properties fo:background-color="#ffffff" fo:font-size="8pt" style:font-size-asian="8pt" style:font-size-complex="8pt"/>
    </style:style>
    <style:style style:name="T69_10" style:family="text">
      <style:text-properties fo:background-color="#ffffff" fo:font-size="8pt" style:font-size-asian="8pt" style:font-size-complex="8pt"/>
    </style:style>
    <style:style style:name="T69_11" style:family="text">
      <style:text-properties fo:background-color="#ffffff" fo:font-size="8pt" style:font-size-asian="8pt" style:font-size-complex="8pt"/>
    </style:style>
    <style:style style:name="T69_12" style:family="text">
      <style:text-properties fo:background-color="#ffffff" fo:font-size="8pt" style:font-size-asian="8pt" style:font-size-complex="8pt"/>
    </style:style>
    <style:style style:name="T69_13" style:family="text">
      <style:text-properties fo:background-color="#ffffff" fo:font-size="8pt" style:font-size-asian="8pt" style:font-size-complex="8pt"/>
    </style:style>
    <style:style style:name="T69_14" style:family="text">
      <style:text-properties fo:background-color="#ffffff" fo:font-size="8pt" style:font-size-asian="8pt" style:font-size-complex="8pt"/>
    </style:style>
    <style:style style:name="T69_15" style:family="text">
      <style:text-properties fo:background-color="#ffffff" fo:font-size="8pt" style:font-size-asian="8pt" style:font-size-complex="8pt"/>
    </style:style>
    <style:style style:name="T69_16" style:family="text">
      <style:text-properties fo:background-color="#ffffff" fo:font-size="8pt" style:font-size-asian="8pt" style:font-size-complex="8pt"/>
    </style:style>
    <style:style style:name="T69_17" style:family="text">
      <style:text-properties fo:background-color="#ffffff" fo:font-size="8pt" style:font-size-asian="8pt" style:font-size-complex="8pt"/>
    </style:style>
    <style:style style:name="T69_18" style:family="text">
      <style:text-properties fo:background-color="#ffffff" fo:font-size="8pt" style:font-size-asian="8pt" style:font-size-complex="8pt"/>
    </style:style>
    <style:style style:name="T69_19" style:family="text">
      <style:text-properties fo:background-color="#ffffff" fo:font-size="8pt" style:font-size-asian="8pt" style:font-size-complex="8pt"/>
    </style:style>
    <style:style style:name="P70" style:family="paragraph" style:parent-style-name="Standard">
      <style:paragraph-properties fo:break-before="auto" fo:text-indent="1.27cm" fo:line-height="115%" style:writing-mode="lr-tb"/>
      <style:text-properties fo:background-color="#ffffff" fo:font-size="8pt" style:font-size-asian="8pt" style:font-size-complex="8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background-color="#ffffff" fo:font-size="8pt" style:font-size-asian="8pt" style:font-size-complex="8pt"/>
    </style:style>
    <style:style style:name="T71_2" style:family="text">
      <style:text-properties fo:background-color="#ffffff" fo:font-size="8pt" style:font-size-asian="8pt" style:font-size-complex="8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background-color="#ffffff" fo:font-size="8pt" style:font-size-asian="8pt" style:font-size-complex="8pt"/>
    </style:style>
    <style:style style:name="T72_2" style:family="text">
      <style:text-properties fo:background-color="#ffffff" fo:font-size="8pt" style:font-size-asian="8pt" style:font-size-complex="8pt"/>
    </style:style>
    <style:style style:name="T72_3" style:family="text">
      <style:text-properties fo:background-color="#ffffff" fo:font-size="8pt" style:font-size-asian="8pt" style:font-size-complex="8pt"/>
    </style:style>
    <style:style style:name="T72_4" style:family="text">
      <style:text-properties fo:background-color="#ffffff" fo:font-size="8pt" style:font-size-asian="8pt" style:font-size-complex="8pt"/>
    </style:style>
    <style:style style:name="T72_5" style:family="text">
      <style:text-properties fo:background-color="#ffffff" fo:font-size="8pt" style:font-size-asian="8pt" style:font-size-complex="8pt"/>
    </style:style>
    <style:style style:name="T72_6" style:family="text">
      <style:text-properties fo:background-color="#ffffff" fo:font-size="8pt" style:font-size-asian="8pt" style:font-size-complex="8pt"/>
    </style:style>
    <style:style style:name="T72_7" style:family="text">
      <style:text-properties fo:background-color="#ffffff" fo:font-size="8pt" style:font-size-asian="8pt" style:font-size-complex="8pt"/>
    </style:style>
    <style:style style:name="T72_8" style:family="text">
      <style:text-properties fo:background-color="#ffffff" fo:font-size="8pt" style:font-size-asian="8pt" style:font-size-complex="8pt"/>
    </style:style>
    <style:style style:name="T72_9" style:family="text">
      <style:text-properties fo:background-color="#ffffff" fo:font-size="8pt" style:font-size-asian="8pt" style:font-size-complex="8pt"/>
    </style:style>
    <style:style style:name="T72_10" style:family="text">
      <style:text-properties fo:background-color="#ffffff" fo:font-size="8pt" style:font-size-asian="8pt" style:font-size-complex="8pt"/>
    </style:style>
    <style:style style:name="T72_11" style:family="text">
      <style:text-properties fo:background-color="#ffffff" fo:font-size="8pt" style:font-size-asian="8pt" style:font-size-complex="8pt"/>
    </style:style>
    <style:style style:name="T72_12" style:family="text">
      <style:text-properties fo:background-color="#ffffff" fo:font-size="8pt" style:font-size-asian="8pt" style:font-size-complex="8pt"/>
    </style:style>
    <style:style style:name="T72_13" style:family="text">
      <style:text-properties fo:background-color="#ffffff" fo:font-size="8pt" style:font-size-asian="8pt" style:font-size-complex="8pt"/>
    </style:style>
    <style:style style:name="T72_14" style:family="text">
      <style:text-properties fo:background-color="#ffffff" fo:font-size="8pt" style:font-size-asian="8pt" style:font-size-complex="8pt"/>
    </style:style>
    <style:style style:name="T72_15" style:family="text">
      <style:text-properties fo:background-color="#ffffff" fo:font-size="8pt" style:font-size-asian="8pt" style:font-size-complex="8pt"/>
    </style:style>
    <style:style style:name="T72_16" style:family="text">
      <style:text-properties fo:background-color="#ffffff" fo:font-size="8pt" style:font-size-asian="8pt" style:font-size-complex="8pt"/>
    </style:style>
    <style:style style:name="T72_17" style:family="text">
      <style:text-properties fo:background-color="#ffffff" fo:font-size="8pt" style:font-size-asian="8pt" style:font-size-complex="8pt"/>
    </style:style>
    <style:style style:name="T72_18" style:family="text">
      <style:text-properties fo:background-color="#ffffff" fo:font-size="8pt" style:font-size-asian="8pt" style:font-size-complex="8pt"/>
    </style:style>
    <style:style style:name="P73" style:family="paragraph" style:parent-style-name="Standard">
      <style:paragraph-properties fo:break-before="auto" fo:text-indent="0cm" fo:line-height="115%" fo:margin-left="0cm" style:writing-mode="lr-tb"/>
      <style:text-properties fo:background-color="#ffffff" fo:font-size="8pt" style:font-size-asian="8pt" style:font-size-complex="8pt"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background-color="#ffffff" fo:font-size="8pt" style:font-size-asian="8pt" style:font-size-complex="8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background-color="#ffffff" fo:font-size="8pt" style:font-size-asian="8pt" style:font-size-complex="8pt"/>
    </style:style>
    <style:style style:name="T75_2" style:family="text">
      <style:text-properties fo:background-color="#ffffff" fo:font-size="8pt" style:font-size-asian="8pt" style:font-size-complex="8pt"/>
    </style:style>
    <style:style style:name="T75_3" style:family="text">
      <style:text-properties fo:background-color="#ffffff" fo:font-size="8pt" style:font-size-asian="8pt" style:font-size-complex="8pt"/>
    </style:style>
    <style:style style:name="T75_4" style:family="text">
      <style:text-properties fo:background-color="#ffffff" fo:font-size="8pt" style:font-size-asian="8pt" style:font-size-complex="8pt"/>
    </style:style>
    <style:style style:name="T75_5" style:family="text">
      <style:text-properties fo:background-color="#ffffff" fo:font-size="8pt" style:font-size-asian="8pt" style:font-size-complex="8pt"/>
    </style:style>
    <style:style style:name="T75_6" style:family="text">
      <style:text-properties fo:background-color="#ffffff" fo:font-size="8pt" style:font-size-asian="8pt" style:font-size-complex="8pt"/>
    </style:style>
    <style:style style:name="T75_7" style:family="text">
      <style:text-properties fo:background-color="#ffffff" fo:font-size="8pt" style:font-size-asian="8pt" style:font-size-complex="8pt"/>
    </style:style>
    <style:style style:name="T75_8" style:family="text">
      <style:text-properties fo:background-color="#ffffff" fo:font-size="8pt" style:font-size-asian="8pt" style:font-size-complex="8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background-color="#ffffff" fo:font-size="8pt" style:font-size-asian="8pt" style:font-size-complex="8pt"/>
    </style:style>
    <style:style style:name="T76_2" style:family="text">
      <style:text-properties fo:background-color="#ffffff" fo:font-size="8pt" style:font-size-asian="8pt" style:font-size-complex="8pt"/>
    </style:style>
    <style:style style:name="T76_3" style:family="text">
      <style:text-properties fo:background-color="#ffffff" fo:font-size="8pt" style:font-size-asian="8pt" style:font-size-complex="8pt"/>
    </style:style>
    <style:style style:name="T76_4" style:family="text">
      <style:text-properties fo:background-color="#ffffff" fo:font-size="8pt" style:font-size-asian="8pt" style:font-size-complex="8pt"/>
    </style:style>
    <style:style style:name="P77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 fo:font-weight="bold" style:font-weight-asian="bold" style:font-weight-complex="bold"/>
    </style:style>
    <style:style style:name="P78" style:family="paragraph" style:parent-style-name="Standard">
      <style:paragraph-properties fo:break-before="auto" fo:text-indent="0cm" fo:line-height="115%" fo:margin-left="0cm" style:writing-mode="lr-tb"/>
    </style:style>
    <style:style style:name="T78_1" style:family="text">
      <style:text-properties fo:background-color="#ffffff" fo:font-size="8pt" style:font-size-asian="8pt" style:font-size-complex="8pt"/>
    </style:style>
    <style:style style:name="T78_2" style:family="text">
      <style:text-properties fo:background-color="#ffffff" fo:font-size="8pt" style:font-size-asian="8pt" style:font-size-complex="8pt"/>
    </style:style>
    <style:style style:name="T78_3" style:family="text">
      <style:text-properties fo:background-color="#ffffff" fo:font-size="8pt" style:font-size-asian="8pt" style:font-size-complex="8pt"/>
    </style:style>
    <style:style style:name="T78_4" style:family="text">
      <style:text-properties fo:background-color="#ffffff" fo:font-size="8pt" style:font-size-asian="8pt" style:font-size-complex="8pt"/>
    </style:style>
    <style:style style:name="T78_5" style:family="text">
      <style:text-properties fo:background-color="#ffffff" fo:font-size="8pt" style:font-size-asian="8pt" style:font-size-complex="8pt"/>
    </style:style>
    <style:style style:name="P79" style:family="paragraph" style:parent-style-name="Standard">
      <style:paragraph-properties fo:break-before="auto" fo:text-indent="0cm" fo:line-height="115%" fo:margin-left="0cm" style:writing-mode="lr-tb"/>
    </style:style>
    <style:style style:name="T79_1" style:family="text">
      <style:text-properties fo:background-color="#ffffff" fo:font-size="8pt" style:font-size-asian="8pt" style:font-size-complex="8pt"/>
    </style:style>
    <style:style style:name="T79_2" style:family="text">
      <style:text-properties fo:background-color="#ffffff" fo:font-size="8pt" style:font-size-asian="8pt" style:font-size-complex="8pt"/>
    </style:style>
    <style:style style:name="T79_3" style:family="text">
      <style:text-properties fo:background-color="#ffffff" fo:font-size="8pt" style:font-size-asian="8pt" style:font-size-complex="8pt"/>
    </style:style>
    <style:style style:name="T79_4" style:family="text">
      <style:text-properties fo:background-color="#ffffff" fo:font-size="8pt" style:font-size-asian="8pt" style:font-size-complex="8pt"/>
    </style:style>
    <style:style style:name="T79_5" style:family="text">
      <style:text-properties fo:background-color="#ffffff" fo:font-size="8pt" style:font-size-asian="8pt" style:font-size-complex="8pt"/>
    </style:style>
    <style:style style:name="T79_6" style:family="text">
      <style:text-properties fo:background-color="#ffffff" fo:font-size="8pt" style:font-size-asian="8pt" style:font-size-complex="8pt"/>
    </style:style>
    <style:style style:name="P80" style:family="paragraph" style:parent-style-name="Standard">
      <style:paragraph-properties fo:break-before="auto" fo:text-indent="0cm" fo:line-height="115%" fo:margin-left="0cm" style:writing-mode="lr-tb"/>
      <style:text-properties fo:background-color="#ffffff" fo:font-size="8pt" style:font-size-asian="8pt" style:font-size-complex="8pt" fo:font-weight="bold" style:font-weight-asian="bold" style:font-weight-complex="bold"/>
    </style:style>
    <style:style style:name="P81" style:family="paragraph" style:parent-style-name="Standard">
      <style:paragraph-properties fo:break-before="auto" fo:text-indent="0cm" fo:line-height="115%" fo:margin-left="0cm" style:writing-mode="lr-tb"/>
    </style:style>
    <style:style style:name="T81_1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1_2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1_3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P82" style:family="paragraph" style:parent-style-name="Standard">
      <style:paragraph-properties fo:break-before="page" fo:text-indent="0cm" fo:line-height="115%" fo:margin-left="0cm" style:writing-mode="lr-tb"/>
    </style:style>
    <style:style style:name="T82_1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2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3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4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5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6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7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8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9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10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11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12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13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14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15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16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17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18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19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20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82_21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P83" style:family="paragraph" style:parent-style-name="Standard">
      <style:paragraph-properties fo:break-before="auto" fo:text-indent="0cm" fo:line-height="115%" fo:margin-left="0cm" style:writing-mode="lr-tb"/>
      <style:text-properties fo:background-color="#ffffff" fo:font-size="8pt" style:font-size-asian="8pt" style:font-size-complex="8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background-color="#ffffff" fo:font-size="8pt" style:font-size-asian="8pt" style:font-size-complex="8pt"/>
    </style:style>
    <style:style style:name="T84_2" style:family="text">
      <style:text-properties fo:background-color="#ffffff" fo:font-size="8pt" style:font-size-asian="8pt" style:font-size-complex="8pt"/>
    </style:style>
    <style:style style:name="T84_3" style:family="text">
      <style:text-properties fo:background-color="#ffffff" fo:font-size="8pt" style:font-size-asian="8pt" style:font-size-complex="8pt"/>
    </style:style>
    <style:style style:name="T84_4" style:family="text">
      <style:text-properties fo:background-color="#ffffff" fo:font-size="8pt" style:font-size-asian="8pt" style:font-size-complex="8pt"/>
    </style:style>
    <style:style style:name="T84_5" style:family="text">
      <style:text-properties fo:background-color="#ffffff" fo:font-size="8pt" style:font-size-asian="8pt" style:font-size-complex="8pt"/>
    </style:style>
    <style:style style:name="T84_6" style:family="text">
      <style:text-properties fo:background-color="#ffffff" fo:font-size="8pt" style:font-size-asian="8pt" style:font-size-complex="8pt"/>
    </style:style>
    <style:style style:name="T84_7" style:family="text">
      <style:text-properties fo:background-color="#ffffff" fo:font-size="8pt" style:font-size-asian="8pt" style:font-size-complex="8pt"/>
    </style:style>
    <style:style style:name="T84_8" style:family="text">
      <style:text-properties fo:background-color="#ffffff" fo:font-size="8pt" style:font-size-asian="8pt" style:font-size-complex="8pt"/>
    </style:style>
    <style:style style:name="T84_9" style:family="text">
      <style:text-properties fo:background-color="#ffffff" fo:font-size="8pt" style:font-size-asian="8pt" style:font-size-complex="8pt"/>
    </style:style>
    <style:style style:name="T84_10" style:family="text">
      <style:text-properties fo:background-color="#ffffff" fo:font-size="8pt" style:font-size-asian="8pt" style:font-size-complex="8pt"/>
    </style:style>
    <style:style style:name="T84_11" style:family="text">
      <style:text-properties fo:background-color="#ffffff" fo:font-size="8pt" style:font-size-asian="8pt" style:font-size-complex="8pt"/>
    </style:style>
    <style:style style:name="T84_12" style:family="text">
      <style:text-properties fo:background-color="#ffffff" fo:font-size="8pt" style:font-size-asian="8pt" style:font-size-complex="8pt"/>
    </style:style>
    <style:style style:name="T84_13" style:family="text">
      <style:text-properties fo:background-color="#ffffff" fo:font-size="8pt" style:font-size-asian="8pt" style:font-size-complex="8pt"/>
    </style:style>
    <style:style style:name="P85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background-color="#ffffff" fo:font-size="8pt" style:font-size-asian="8pt" style:font-size-complex="8pt"/>
    </style:style>
    <style:style style:name="T86_2" style:family="text">
      <style:text-properties fo:background-color="#ffffff" fo:font-size="8pt" style:font-size-asian="8pt" style:font-size-complex="8pt"/>
    </style:style>
    <style:style style:name="T86_3" style:family="text">
      <style:text-properties fo:background-color="#ffffff" fo:font-size="8pt" style:font-size-asian="8pt" style:font-size-complex="8pt"/>
    </style:style>
    <style:style style:name="T86_4" style:family="text">
      <style:text-properties fo:background-color="#ffffff" fo:font-size="8pt" style:font-size-asian="8pt" style:font-size-complex="8pt"/>
    </style:style>
    <style:style style:name="T86_5" style:family="text">
      <style:text-properties fo:background-color="#ffffff" fo:font-size="8pt" style:font-size-asian="8pt" style:font-size-complex="8pt"/>
    </style:style>
    <style:style style:name="T86_6" style:family="text">
      <style:text-properties fo:background-color="#ffffff" fo:font-size="8pt" style:font-size-asian="8pt" style:font-size-complex="8pt"/>
    </style:style>
    <style:style style:name="T86_7" style:family="text">
      <style:text-properties fo:background-color="#ffffff" fo:font-size="8pt" style:font-size-asian="8pt" style:font-size-complex="8pt"/>
    </style:style>
    <style:style style:name="T86_8" style:family="text">
      <style:text-properties fo:background-color="#ffffff" fo:font-size="8pt" style:font-size-asian="8pt" style:font-size-complex="8pt"/>
    </style:style>
    <style:style style:name="T86_9" style:family="text">
      <style:text-properties fo:background-color="#ffffff" fo:font-size="8pt" style:font-size-asian="8pt" style:font-size-complex="8pt"/>
    </style:style>
    <style:style style:name="T86_10" style:family="text">
      <style:text-properties fo:background-color="#ffffff" fo:font-size="8pt" style:font-size-asian="8pt" style:font-size-complex="8pt"/>
    </style:style>
    <style:style style:name="T86_11" style:family="text">
      <style:text-properties fo:background-color="#ffffff" fo:font-size="8pt" style:font-size-asian="8pt" style:font-size-complex="8pt"/>
    </style:style>
    <style:style style:name="T86_12" style:family="text">
      <style:text-properties fo:background-color="#ffffff" fo:font-size="8pt" style:font-size-asian="8pt" style:font-size-complex="8pt"/>
    </style:style>
    <style:style style:name="T86_13" style:family="text">
      <style:text-properties fo:background-color="#ffffff" fo:font-size="8pt" style:font-size-asian="8pt" style:font-size-complex="8pt"/>
    </style:style>
    <style:style style:name="T86_14" style:family="text">
      <style:text-properties fo:background-color="#ffffff" fo:font-size="8pt" style:font-size-asian="8pt" style:font-size-complex="8pt"/>
    </style:style>
    <style:style style:name="T86_15" style:family="text">
      <style:text-properties fo:background-color="#ffffff" fo:font-size="8pt" style:font-size-asian="8pt" style:font-size-complex="8pt"/>
    </style:style>
    <style:style style:name="T86_16" style:family="text">
      <style:text-properties fo:background-color="#ffffff" fo:font-size="8pt" style:font-size-asian="8pt" style:font-size-complex="8pt"/>
    </style:style>
    <style:style style:name="T86_17" style:family="text">
      <style:text-properties fo:background-color="#ffffff" fo:font-size="8pt" style:font-size-asian="8pt" style:font-size-complex="8pt"/>
    </style:style>
    <style:style style:name="P87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background-color="#ffffff" fo:font-size="8pt" style:font-size-asian="8pt" style:font-size-complex="8pt"/>
    </style:style>
    <style:style style:name="T88_2" style:family="text">
      <style:text-properties fo:background-color="#ffffff" fo:font-size="8pt" style:font-size-asian="8pt" style:font-size-complex="8pt"/>
    </style:style>
    <style:style style:name="T88_3" style:family="text">
      <style:text-properties fo:background-color="#ffffff" fo:font-size="8pt" style:font-size-asian="8pt" style:font-size-complex="8pt"/>
    </style:style>
    <style:style style:name="T88_4" style:family="text">
      <style:text-properties fo:background-color="#ffffff" fo:font-size="8pt" style:font-size-asian="8pt" style:font-size-complex="8pt"/>
    </style:style>
    <style:style style:name="T88_5" style:family="text">
      <style:text-properties fo:background-color="#ffffff" fo:font-size="8pt" style:font-size-asian="8pt" style:font-size-complex="8pt"/>
    </style:style>
    <style:style style:name="T88_6" style:family="text">
      <style:text-properties fo:background-color="#ffffff" fo:font-size="8pt" style:font-size-asian="8pt" style:font-size-complex="8pt"/>
    </style:style>
    <style:style style:name="T88_7" style:family="text">
      <style:text-properties fo:background-color="#ffffff" fo:font-size="8pt" style:font-size-asian="8pt" style:font-size-complex="8pt"/>
    </style:style>
    <style:style style:name="T88_8" style:family="text">
      <style:text-properties fo:background-color="#ffffff" fo:font-size="8pt" style:font-size-asian="8pt" style:font-size-complex="8pt"/>
    </style:style>
    <style:style style:name="T88_9" style:family="text">
      <style:text-properties fo:background-color="#ffffff" fo:font-size="8pt" style:font-size-asian="8pt" style:font-size-complex="8pt"/>
    </style:style>
    <style:style style:name="T88_10" style:family="text">
      <style:text-properties fo:background-color="#ffffff" fo:font-size="8pt" style:font-size-asian="8pt" style:font-size-complex="8pt"/>
    </style:style>
    <style:style style:name="T88_11" style:family="text">
      <style:text-properties fo:background-color="#ffffff" fo:font-size="8pt" style:font-size-asian="8pt" style:font-size-complex="8pt"/>
    </style:style>
    <style:style style:name="T88_12" style:family="text">
      <style:text-properties fo:background-color="#ffffff" fo:font-size="8pt" style:font-size-asian="8pt" style:font-size-complex="8pt"/>
    </style:style>
    <style:style style:name="T88_13" style:family="text">
      <style:text-properties fo:background-color="#ffffff" fo:font-size="8pt" style:font-size-asian="8pt" style:font-size-complex="8pt"/>
    </style:style>
    <style:style style:name="P89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background-color="#ffffff" fo:font-size="8pt" style:font-size-asian="8pt" style:font-size-complex="8pt"/>
    </style:style>
    <style:style style:name="T90_2" style:family="text">
      <style:text-properties fo:background-color="#ffffff" fo:font-size="8pt" style:font-size-asian="8pt" style:font-size-complex="8pt"/>
    </style:style>
    <style:style style:name="T90_3" style:family="text">
      <style:text-properties fo:background-color="#ffffff" fo:font-size="8pt" style:font-size-asian="8pt" style:font-size-complex="8pt"/>
    </style:style>
    <style:style style:name="T90_4" style:family="text">
      <style:text-properties fo:background-color="#ffffff" fo:font-size="8pt" style:font-size-asian="8pt" style:font-size-complex="8pt"/>
    </style:style>
    <style:style style:name="T90_5" style:family="text">
      <style:text-properties fo:background-color="#ffffff" fo:font-size="8pt" style:font-size-asian="8pt" style:font-size-complex="8pt"/>
    </style:style>
    <style:style style:name="T90_6" style:family="text">
      <style:text-properties fo:background-color="#ffffff" fo:font-size="8pt" style:font-size-asian="8pt" style:font-size-complex="8pt"/>
    </style:style>
    <style:style style:name="T90_7" style:family="text">
      <style:text-properties fo:background-color="#ffffff" fo:font-size="8pt" style:font-size-asian="8pt" style:font-size-complex="8pt"/>
    </style:style>
    <style:style style:name="T90_8" style:family="text">
      <style:text-properties fo:background-color="#ffffff" fo:font-size="8pt" style:font-size-asian="8pt" style:font-size-complex="8pt"/>
    </style:style>
    <style:style style:name="T90_9" style:family="text">
      <style:text-properties fo:background-color="#ffffff" fo:font-size="8pt" style:font-size-asian="8pt" style:font-size-complex="8pt"/>
    </style:style>
    <style:style style:name="T90_10" style:family="text">
      <style:text-properties fo:background-color="#ffffff" fo:font-size="8pt" style:font-size-asian="8pt" style:font-size-complex="8pt"/>
    </style:style>
    <style:style style:name="T90_11" style:family="text">
      <style:text-properties fo:background-color="#ffffff" fo:font-size="8pt" style:font-size-asian="8pt" style:font-size-complex="8pt"/>
    </style:style>
    <style:style style:name="P91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background-color="#ffffff" fo:font-size="8pt" style:font-size-asian="8pt" style:font-size-complex="8pt"/>
    </style:style>
    <style:style style:name="T92_2" style:family="text">
      <style:text-properties fo:background-color="#ffffff" fo:font-size="8pt" style:font-size-asian="8pt" style:font-size-complex="8pt"/>
    </style:style>
    <style:style style:name="T92_3" style:family="text">
      <style:text-properties fo:background-color="#ffffff" fo:font-size="8pt" style:font-size-asian="8pt" style:font-size-complex="8pt"/>
    </style:style>
    <style:style style:name="T92_4" style:family="text">
      <style:text-properties fo:background-color="#ffffff" fo:font-size="8pt" style:font-size-asian="8pt" style:font-size-complex="8pt"/>
    </style:style>
    <style:style style:name="T92_5" style:family="text">
      <style:text-properties fo:background-color="#ffffff" fo:font-size="8pt" style:font-size-asian="8pt" style:font-size-complex="8pt"/>
    </style:style>
    <style:style style:name="T92_6" style:family="text">
      <style:text-properties fo:background-color="#ffffff" fo:font-size="8pt" style:font-size-asian="8pt" style:font-size-complex="8pt"/>
    </style:style>
    <style:style style:name="T92_7" style:family="text">
      <style:text-properties fo:background-color="#ffffff" fo:font-size="8pt" style:font-size-asian="8pt" style:font-size-complex="8pt"/>
    </style:style>
    <style:style style:name="T92_8" style:family="text">
      <style:text-properties fo:background-color="#ffffff" fo:font-size="8pt" style:font-size-asian="8pt" style:font-size-complex="8pt"/>
    </style:style>
    <style:style style:name="T92_9" style:family="text">
      <style:text-properties fo:background-color="#ffffff" fo:font-size="8pt" style:font-size-asian="8pt" style:font-size-complex="8pt"/>
    </style:style>
    <style:style style:name="T92_10" style:family="text">
      <style:text-properties fo:background-color="#ffffff" fo:font-size="8pt" style:font-size-asian="8pt" style:font-size-complex="8pt"/>
    </style:style>
    <style:style style:name="T92_11" style:family="text">
      <style:text-properties fo:background-color="#ffffff" fo:font-size="8pt" style:font-size-asian="8pt" style:font-size-complex="8pt"/>
    </style:style>
    <style:style style:name="T92_12" style:family="text">
      <style:text-properties fo:background-color="#ffffff" fo:font-size="8pt" style:font-size-asian="8pt" style:font-size-complex="8pt"/>
    </style:style>
    <style:style style:name="T92_13" style:family="text">
      <style:text-properties fo:background-color="#ffffff" fo:font-size="8pt" style:font-size-asian="8pt" style:font-size-complex="8pt"/>
    </style:style>
    <style:style style:name="T92_14" style:family="text">
      <style:text-properties fo:background-color="#ffffff" fo:font-size="8pt" style:font-size-asian="8pt" style:font-size-complex="8pt"/>
    </style:style>
    <style:style style:name="T92_15" style:family="text">
      <style:text-properties fo:background-color="#ffffff" fo:font-size="8pt" style:font-size-asian="8pt" style:font-size-complex="8pt"/>
    </style:style>
    <style:style style:name="T92_16" style:family="text">
      <style:text-properties fo:background-color="#ffffff" fo:font-size="8pt" style:font-size-asian="8pt" style:font-size-complex="8pt"/>
    </style:style>
    <style:style style:name="T92_17" style:family="text">
      <style:text-properties fo:background-color="#ffffff" fo:font-size="8pt" style:font-size-asian="8pt" style:font-size-complex="8pt"/>
    </style:style>
    <style:style style:name="T92_18" style:family="text">
      <style:text-properties fo:background-color="#ffffff" fo:font-size="8pt" style:font-size-asian="8pt" style:font-size-complex="8pt"/>
    </style:style>
    <style:style style:name="T92_19" style:family="text">
      <style:text-properties fo:background-color="#ffffff" fo:font-size="8pt" style:font-size-asian="8pt" style:font-size-complex="8pt"/>
    </style:style>
    <style:style style:name="T92_20" style:family="text">
      <style:text-properties fo:background-color="#ffffff" fo:font-size="8pt" style:font-size-asian="8pt" style:font-size-complex="8pt"/>
    </style:style>
    <style:style style:name="T92_21" style:family="text">
      <style:text-properties fo:background-color="#ffffff" fo:font-size="8pt" style:font-size-asian="8pt" style:font-size-complex="8pt"/>
    </style:style>
    <style:style style:name="T92_22" style:family="text">
      <style:text-properties fo:background-color="#ffffff" fo:font-size="8pt" style:font-size-asian="8pt" style:font-size-complex="8pt"/>
    </style:style>
    <style:style style:name="T92_23" style:family="text">
      <style:text-properties fo:background-color="#ffffff" fo:font-size="8pt" style:font-size-asian="8pt" style:font-size-complex="8pt"/>
    </style:style>
    <style:style style:name="T92_24" style:family="text">
      <style:text-properties fo:background-color="#ffffff" fo:font-size="8pt" style:font-size-asian="8pt" style:font-size-complex="8pt"/>
    </style:style>
    <style:style style:name="T92_25" style:family="text">
      <style:text-properties fo:background-color="#ffffff" fo:font-size="8pt" style:font-size-asian="8pt" style:font-size-complex="8pt"/>
    </style:style>
    <style:style style:name="P93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background-color="#ffffff" fo:font-size="8pt" style:font-size-asian="8pt" style:font-size-complex="8pt"/>
    </style:style>
    <style:style style:name="T94_2" style:family="text">
      <style:text-properties fo:background-color="#ffffff" fo:font-size="8pt" style:font-size-asian="8pt" style:font-size-complex="8pt"/>
    </style:style>
    <style:style style:name="T94_3" style:family="text">
      <style:text-properties fo:background-color="#ffffff" fo:font-size="8pt" style:font-size-asian="8pt" style:font-size-complex="8pt"/>
    </style:style>
    <style:style style:name="T94_4" style:family="text">
      <style:text-properties fo:background-color="#ffffff" fo:font-size="8pt" style:font-size-asian="8pt" style:font-size-complex="8pt"/>
    </style:style>
    <style:style style:name="T94_5" style:family="text">
      <style:text-properties fo:background-color="#ffffff" fo:font-size="8pt" style:font-size-asian="8pt" style:font-size-complex="8pt"/>
    </style:style>
    <style:style style:name="T94_6" style:family="text">
      <style:text-properties fo:background-color="#ffffff" fo:font-size="8pt" style:font-size-asian="8pt" style:font-size-complex="8pt"/>
    </style:style>
    <style:style style:name="T94_7" style:family="text">
      <style:text-properties fo:background-color="#ffffff" fo:font-size="8pt" style:font-size-asian="8pt" style:font-size-complex="8pt"/>
    </style:style>
    <style:style style:name="T94_8" style:family="text">
      <style:text-properties fo:background-color="#ffffff" fo:font-size="8pt" style:font-size-asian="8pt" style:font-size-complex="8pt"/>
    </style:style>
    <style:style style:name="T94_9" style:family="text">
      <style:text-properties fo:background-color="#ffffff" fo:font-size="8pt" style:font-size-asian="8pt" style:font-size-complex="8pt"/>
    </style:style>
    <style:style style:name="T94_10" style:family="text">
      <style:text-properties fo:background-color="#ffffff" fo:font-size="8pt" style:font-size-asian="8pt" style:font-size-complex="8pt"/>
    </style:style>
    <style:style style:name="T94_11" style:family="text">
      <style:text-properties fo:background-color="#ffffff" fo:font-size="8pt" style:font-size-asian="8pt" style:font-size-complex="8pt"/>
    </style:style>
    <style:style style:name="T94_12" style:family="text">
      <style:text-properties fo:background-color="#ffffff" fo:font-size="8pt" style:font-size-asian="8pt" style:font-size-complex="8pt"/>
    </style:style>
    <style:style style:name="T94_13" style:family="text">
      <style:text-properties fo:background-color="#ffffff" fo:font-size="8pt" style:font-size-asian="8pt" style:font-size-complex="8pt"/>
    </style:style>
    <style:style style:name="T94_14" style:family="text">
      <style:text-properties fo:background-color="#ffffff" fo:font-size="8pt" style:font-size-asian="8pt" style:font-size-complex="8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background-color="#ffffff" fo:font-size="8pt" style:font-size-asian="8pt" style:font-size-complex="8pt"/>
    </style:style>
    <style:style style:name="T95_2" style:family="text">
      <style:text-properties fo:background-color="#ffffff" fo:font-size="8pt" style:font-size-asian="8pt" style:font-size-complex="8pt"/>
    </style:style>
    <style:style style:name="T95_3" style:family="text">
      <style:text-properties fo:background-color="#ffffff" fo:font-size="8pt" style:font-size-asian="8pt" style:font-size-complex="8pt"/>
    </style:style>
    <style:style style:name="T95_4" style:family="text">
      <style:text-properties fo:background-color="#ffffff" fo:font-size="8pt" style:font-size-asian="8pt" style:font-size-complex="8pt"/>
    </style:style>
    <style:style style:name="T95_5" style:family="text">
      <style:text-properties fo:background-color="#ffffff" fo:font-size="8pt" style:font-size-asian="8pt" style:font-size-complex="8pt"/>
    </style:style>
    <style:style style:name="T95_6" style:family="text">
      <style:text-properties fo:background-color="#ffffff" fo:font-size="8pt" style:font-size-asian="8pt" style:font-size-complex="8pt"/>
    </style:style>
    <style:style style:name="T95_7" style:family="text">
      <style:text-properties fo:background-color="#ffffff" fo:font-size="8pt" style:font-size-asian="8pt" style:font-size-complex="8pt"/>
    </style:style>
    <style:style style:name="T95_8" style:family="text">
      <style:text-properties fo:background-color="#ffffff" fo:font-size="8pt" style:font-size-asian="8pt" style:font-size-complex="8pt"/>
    </style:style>
    <style:style style:name="T95_9" style:family="text">
      <style:text-properties fo:background-color="#ffffff" fo:font-size="8pt" style:font-size-asian="8pt" style:font-size-complex="8pt"/>
    </style:style>
    <style:style style:name="T95_10" style:family="text">
      <style:text-properties fo:background-color="#ffffff" fo:font-size="8pt" style:font-size-asian="8pt" style:font-size-complex="8pt"/>
    </style:style>
    <style:style style:name="T95_11" style:family="text">
      <style:text-properties fo:background-color="#ffffff" fo:font-size="8pt" style:font-size-asian="8pt" style:font-size-complex="8pt"/>
    </style:style>
    <style:style style:name="T95_12" style:family="text">
      <style:text-properties fo:background-color="#ffffff" fo:font-size="8pt" style:font-size-asian="8pt" style:font-size-complex="8pt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background-color="#ffffff" fo:font-size="8pt" style:font-size-asian="8pt" style:font-size-complex="8pt"/>
    </style:style>
    <style:style style:name="T96_2" style:family="text">
      <style:text-properties fo:background-color="#ffffff" fo:font-size="8pt" style:font-size-asian="8pt" style:font-size-complex="8pt"/>
    </style:style>
    <style:style style:name="T96_3" style:family="text">
      <style:text-properties fo:background-color="#ffffff" fo:font-size="8pt" style:font-size-asian="8pt" style:font-size-complex="8pt"/>
    </style:style>
    <style:style style:name="T96_4" style:family="text">
      <style:text-properties fo:background-color="#ffffff" fo:font-size="8pt" style:font-size-asian="8pt" style:font-size-complex="8pt"/>
    </style:style>
    <style:style style:name="T96_5" style:family="text">
      <style:text-properties fo:background-color="#ffffff" fo:font-size="8pt" style:font-size-asian="8pt" style:font-size-complex="8pt"/>
    </style:style>
    <style:style style:name="T96_6" style:family="text">
      <style:text-properties fo:background-color="#ffffff" fo:font-size="8pt" style:font-size-asian="8pt" style:font-size-complex="8pt"/>
    </style:style>
    <style:style style:name="T96_7" style:family="text">
      <style:text-properties fo:background-color="#ffffff" fo:font-size="8pt" style:font-size-asian="8pt" style:font-size-complex="8pt"/>
    </style:style>
    <style:style style:name="T96_8" style:family="text">
      <style:text-properties fo:background-color="#ffffff" fo:font-size="8pt" style:font-size-asian="8pt" style:font-size-complex="8pt"/>
    </style:style>
    <style:style style:name="T96_9" style:family="text">
      <style:text-properties fo:background-color="#ffffff" fo:font-size="8pt" style:font-size-asian="8pt" style:font-size-complex="8pt"/>
    </style:style>
    <style:style style:name="T96_10" style:family="text">
      <style:text-properties fo:background-color="#ffffff" fo:font-size="8pt" style:font-size-asian="8pt" style:font-size-complex="8pt"/>
    </style:style>
    <style:style style:name="T96_11" style:family="text">
      <style:text-properties fo:background-color="#ffffff" fo:font-size="8pt" style:font-size-asian="8pt" style:font-size-complex="8pt"/>
    </style:style>
    <style:style style:name="T96_12" style:family="text">
      <style:text-properties fo:background-color="#ffffff" fo:font-size="8pt" style:font-size-asian="8pt" style:font-size-complex="8pt"/>
    </style:style>
    <style:style style:name="P97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background-color="#ffffff" fo:font-size="8pt" style:font-size-asian="8pt" style:font-size-complex="8pt"/>
    </style:style>
    <style:style style:name="T98_2" style:family="text">
      <style:text-properties fo:background-color="#ffffff" fo:font-size="8pt" style:font-size-asian="8pt" style:font-size-complex="8pt"/>
    </style:style>
    <style:style style:name="T98_3" style:family="text">
      <style:text-properties fo:background-color="#ffffff" fo:font-size="8pt" style:font-size-asian="8pt" style:font-size-complex="8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background-color="#ffffff" fo:font-size="8pt" style:font-size-asian="8pt" style:font-size-complex="8pt"/>
    </style:style>
    <style:style style:name="T99_2" style:family="text">
      <style:text-properties fo:background-color="#ffffff" fo:font-size="8pt" style:font-size-asian="8pt" style:font-size-complex="8pt"/>
    </style:style>
    <style:style style:name="T99_3" style:family="text">
      <style:text-properties fo:background-color="#ffffff" fo:font-size="8pt" style:font-size-asian="8pt" style:font-size-complex="8pt"/>
    </style:style>
    <style:style style:name="T99_4" style:family="text">
      <style:text-properties fo:background-color="#ffffff" fo:font-size="8pt" style:font-size-asian="8pt" style:font-size-complex="8pt"/>
    </style:style>
    <style:style style:name="T99_5" style:family="text">
      <style:text-properties fo:background-color="#ffffff" fo:font-size="8pt" style:font-size-asian="8pt" style:font-size-complex="8pt"/>
    </style:style>
    <style:style style:name="T99_6" style:family="text">
      <style:text-properties fo:background-color="#ffffff" fo:font-size="8pt" style:font-size-asian="8pt" style:font-size-complex="8pt"/>
    </style:style>
    <style:style style:name="T99_7" style:family="text">
      <style:text-properties fo:background-color="#ffffff" fo:font-size="8pt" style:font-size-asian="8pt" style:font-size-complex="8pt"/>
    </style:style>
    <style:style style:name="T99_8" style:family="text">
      <style:text-properties fo:background-color="#ffffff" fo:font-size="8pt" style:font-size-asian="8pt" style:font-size-complex="8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background-color="#ffffff" fo:font-size="8pt" style:font-size-asian="8pt" style:font-size-complex="8pt"/>
    </style:style>
    <style:style style:name="T100_2" style:family="text">
      <style:text-properties fo:background-color="#ffffff" fo:font-size="8pt" style:font-size-asian="8pt" style:font-size-complex="8pt"/>
    </style:style>
    <style:style style:name="T100_3" style:family="text">
      <style:text-properties fo:background-color="#ffffff" fo:font-size="8pt" style:font-size-asian="8pt" style:font-size-complex="8pt"/>
    </style:style>
    <style:style style:name="T100_4" style:family="text">
      <style:text-properties fo:background-color="#ffffff" fo:font-size="8pt" style:font-size-asian="8pt" style:font-size-complex="8pt"/>
    </style:style>
    <style:style style:name="T100_5" style:family="text">
      <style:text-properties fo:background-color="#ffffff" fo:font-size="8pt" style:font-size-asian="8pt" style:font-size-complex="8pt"/>
    </style:style>
    <style:style style:name="T100_6" style:family="text">
      <style:text-properties fo:background-color="#ffffff" fo:font-size="8pt" style:font-size-asian="8pt" style:font-size-complex="8pt"/>
    </style:style>
    <style:style style:name="T100_7" style:family="text">
      <style:text-properties fo:background-color="#ffffff" fo:font-size="8pt" style:font-size-asian="8pt" style:font-size-complex="8pt"/>
    </style:style>
    <style:style style:name="T100_8" style:family="text">
      <style:text-properties fo:background-color="#ffffff" fo:font-size="8pt" style:font-size-asian="8pt" style:font-size-complex="8pt"/>
    </style:style>
    <style:style style:name="P101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background-color="#ffffff" fo:font-size="8pt" style:font-size-asian="8pt" style:font-size-complex="8pt"/>
    </style:style>
    <style:style style:name="T102_2" style:family="text">
      <style:text-properties fo:background-color="#ffffff" fo:font-size="8pt" style:font-size-asian="8pt" style:font-size-complex="8pt"/>
    </style:style>
    <style:style style:name="T102_3" style:family="text">
      <style:text-properties fo:background-color="#ffffff" fo:font-size="8pt" style:font-size-asian="8pt" style:font-size-complex="8pt"/>
    </style:style>
    <style:style style:name="T102_4" style:family="text">
      <style:text-properties fo:background-color="#ffffff" fo:font-size="8pt" style:font-size-asian="8pt" style:font-size-complex="8pt"/>
    </style:style>
    <style:style style:name="T102_5" style:family="text">
      <style:text-properties fo:background-color="#ffffff" fo:font-size="8pt" style:font-size-asian="8pt" style:font-size-complex="8pt"/>
    </style:style>
    <style:style style:name="T102_6" style:family="text">
      <style:text-properties fo:background-color="#ffffff" fo:font-size="8pt" style:font-size-asian="8pt" style:font-size-complex="8pt"/>
    </style:style>
    <style:style style:name="T102_7" style:family="text">
      <style:text-properties fo:background-color="#ffffff" fo:font-size="8pt" style:font-size-asian="8pt" style:font-size-complex="8pt"/>
    </style:style>
    <style:style style:name="T102_8" style:family="text">
      <style:text-properties fo:background-color="#ffffff" fo:font-size="8pt" style:font-size-asian="8pt" style:font-size-complex="8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background-color="#ffffff" fo:font-size="8pt" style:font-size-asian="8pt" style:font-size-complex="8pt"/>
    </style:style>
    <style:style style:name="T103_2" style:family="text">
      <style:text-properties fo:background-color="#ffffff" fo:font-size="8pt" style:font-size-asian="8pt" style:font-size-complex="8pt"/>
    </style:style>
    <style:style style:name="T103_3" style:family="text">
      <style:text-properties fo:background-color="#ffffff" fo:font-size="8pt" style:font-size-asian="8pt" style:font-size-complex="8pt"/>
    </style:style>
    <style:style style:name="T103_4" style:family="text">
      <style:text-properties fo:background-color="#ffffff" fo:font-size="8pt" style:font-size-asian="8pt" style:font-size-complex="8pt"/>
    </style:style>
    <style:style style:name="T103_5" style:family="text">
      <style:text-properties fo:background-color="#ffffff" fo:font-size="8pt" style:font-size-asian="8pt" style:font-size-complex="8pt"/>
    </style:style>
    <style:style style:name="T103_6" style:family="text">
      <style:text-properties fo:background-color="#ffffff" fo:font-size="8pt" style:font-size-asian="8pt" style:font-size-complex="8pt"/>
    </style:style>
    <style:style style:name="T103_7" style:family="text">
      <style:text-properties fo:background-color="#ffffff" fo:font-size="8pt" style:font-size-asian="8pt" style:font-size-complex="8pt"/>
    </style:style>
    <style:style style:name="T103_8" style:family="text">
      <style:text-properties fo:background-color="#ffffff" fo:font-size="8pt" style:font-size-asian="8pt" style:font-size-complex="8pt"/>
    </style:style>
    <style:style style:name="T103_9" style:family="text">
      <style:text-properties fo:background-color="#ffffff" fo:font-size="8pt" style:font-size-asian="8pt" style:font-size-complex="8pt"/>
    </style:style>
    <style:style style:name="T103_10" style:family="text">
      <style:text-properties fo:background-color="#ffffff" fo:font-size="8pt" style:font-size-asian="8pt" style:font-size-complex="8pt"/>
    </style:style>
    <style:style style:name="T103_11" style:family="text">
      <style:text-properties fo:background-color="#ffffff" fo:font-size="8pt" style:font-size-asian="8pt" style:font-size-complex="8pt"/>
    </style:style>
    <style:style style:name="T103_12" style:family="text">
      <style:text-properties fo:background-color="#ffffff" fo:font-size="8pt" style:font-size-asian="8pt" style:font-size-complex="8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background-color="#ffffff" fo:font-size="8pt" style:font-size-asian="8pt" style:font-size-complex="8pt"/>
    </style:style>
    <style:style style:name="T104_2" style:family="text">
      <style:text-properties fo:background-color="#ffffff" fo:font-size="8pt" style:font-size-asian="8pt" style:font-size-complex="8pt"/>
    </style:style>
    <style:style style:name="T104_3" style:family="text">
      <style:text-properties fo:background-color="#ffffff" fo:font-size="8pt" style:font-size-asian="8pt" style:font-size-complex="8pt"/>
    </style:style>
    <style:style style:name="T104_4" style:family="text">
      <style:text-properties fo:background-color="#ffffff" fo:font-size="8pt" style:font-size-asian="8pt" style:font-size-complex="8pt"/>
    </style:style>
    <style:style style:name="T104_5" style:family="text">
      <style:text-properties fo:background-color="#ffffff" fo:font-size="8pt" style:font-size-asian="8pt" style:font-size-complex="8pt"/>
    </style:style>
    <style:style style:name="T104_6" style:family="text">
      <style:text-properties fo:background-color="#ffffff" fo:font-size="8pt" style:font-size-asian="8pt" style:font-size-complex="8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background-color="#ffffff" fo:font-size="8pt" style:font-size-asian="8pt" style:font-size-complex="8pt"/>
    </style:style>
    <style:style style:name="T105_2" style:family="text">
      <style:text-properties fo:background-color="#ffffff" fo:font-size="8pt" style:font-size-asian="8pt" style:font-size-complex="8pt"/>
    </style:style>
    <style:style style:name="T105_3" style:family="text">
      <style:text-properties fo:background-color="#ffffff" fo:font-size="8pt" style:font-size-asian="8pt" style:font-size-complex="8pt"/>
    </style:style>
    <style:style style:name="T105_4" style:family="text">
      <style:text-properties fo:background-color="#ffffff" fo:font-size="8pt" style:font-size-asian="8pt" style:font-size-complex="8pt"/>
    </style:style>
    <style:style style:name="T105_5" style:family="text">
      <style:text-properties fo:background-color="#ffffff" fo:font-size="8pt" style:font-size-asian="8pt" style:font-size-complex="8pt"/>
    </style:style>
    <style:style style:name="T105_6" style:family="text">
      <style:text-properties fo:background-color="#ffffff" fo:font-size="8pt" style:font-size-asian="8pt" style:font-size-complex="8pt"/>
    </style:style>
    <style:style style:name="T105_7" style:family="text">
      <style:text-properties fo:background-color="#ffffff" fo:font-size="8pt" style:font-size-asian="8pt" style:font-size-complex="8pt"/>
    </style:style>
    <style:style style:name="T105_8" style:family="text">
      <style:text-properties fo:background-color="#ffffff" fo:font-size="8pt" style:font-size-asian="8pt" style:font-size-complex="8pt"/>
    </style:style>
    <style:style style:name="P106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background-color="#ffffff" fo:font-size="8pt" style:font-size-asian="8pt" style:font-size-complex="8pt"/>
    </style:style>
    <style:style style:name="T107_2" style:family="text">
      <style:text-properties fo:background-color="#ffffff" fo:font-size="8pt" style:font-size-asian="8pt" style:font-size-complex="8pt"/>
    </style:style>
    <style:style style:name="T107_3" style:family="text">
      <style:text-properties fo:background-color="#ffffff" fo:font-size="8pt" style:font-size-asian="8pt" style:font-size-complex="8pt"/>
    </style:style>
    <style:style style:name="T107_4" style:family="text">
      <style:text-properties fo:background-color="#ffffff" fo:font-size="8pt" style:font-size-asian="8pt" style:font-size-complex="8pt"/>
    </style:style>
    <style:style style:name="T107_5" style:family="text">
      <style:text-properties fo:background-color="#ffffff" fo:font-size="8pt" style:font-size-asian="8pt" style:font-size-complex="8pt"/>
    </style:style>
    <style:style style:name="T107_6" style:family="text">
      <style:text-properties fo:background-color="#ffffff" fo:font-size="8pt" style:font-size-asian="8pt" style:font-size-complex="8pt"/>
    </style:style>
    <style:style style:name="T107_7" style:family="text">
      <style:text-properties fo:background-color="#ffffff" fo:font-size="8pt" style:font-size-asian="8pt" style:font-size-complex="8pt"/>
    </style:style>
    <style:style style:name="T107_8" style:family="text">
      <style:text-properties fo:background-color="#ffffff" fo:font-size="8pt" style:font-size-asian="8pt" style:font-size-complex="8pt"/>
    </style:style>
    <style:style style:name="T107_9" style:family="text">
      <style:text-properties fo:background-color="#ffffff" fo:font-size="8pt" style:font-size-asian="8pt" style:font-size-complex="8pt"/>
    </style:style>
    <style:style style:name="T107_10" style:family="text">
      <style:text-properties fo:background-color="#ffffff" fo:font-size="8pt" style:font-size-asian="8pt" style:font-size-complex="8pt"/>
    </style:style>
    <style:style style:name="T107_11" style:family="text">
      <style:text-properties fo:background-color="#ffffff" fo:font-size="8pt" style:font-size-asian="8pt" style:font-size-complex="8pt"/>
    </style:style>
    <style:style style:name="P108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background-color="#ffffff" fo:font-size="8pt" style:font-size-asian="8pt" style:font-size-complex="8pt"/>
    </style:style>
    <style:style style:name="T109_2" style:family="text">
      <style:text-properties fo:background-color="#ffffff" fo:font-size="8pt" style:font-size-asian="8pt" style:font-size-complex="8pt"/>
    </style:style>
    <style:style style:name="T109_3" style:family="text">
      <style:text-properties fo:background-color="#ffffff" fo:font-size="8pt" style:font-size-asian="8pt" style:font-size-complex="8pt"/>
    </style:style>
    <style:style style:name="T109_4" style:family="text">
      <style:text-properties fo:background-color="#ffffff" fo:font-size="8pt" style:font-size-asian="8pt" style:font-size-complex="8pt"/>
    </style:style>
    <style:style style:name="T109_5" style:family="text">
      <style:text-properties fo:background-color="#ffffff" fo:font-size="8pt" style:font-size-asian="8pt" style:font-size-complex="8pt"/>
    </style:style>
    <style:style style:name="T109_6" style:family="text">
      <style:text-properties fo:background-color="#ffffff" fo:font-size="8pt" style:font-size-asian="8pt" style:font-size-complex="8pt"/>
    </style:style>
    <style:style style:name="T109_7" style:family="text">
      <style:text-properties fo:background-color="#ffffff" fo:font-size="8pt" style:font-size-asian="8pt" style:font-size-complex="8pt"/>
    </style:style>
    <style:style style:name="T109_8" style:family="text">
      <style:text-properties fo:background-color="#ffffff" fo:font-size="8pt" style:font-size-asian="8pt" style:font-size-complex="8pt"/>
    </style:style>
    <style:style style:name="T109_9" style:family="text">
      <style:text-properties fo:background-color="#ffffff" fo:font-size="8pt" style:font-size-asian="8pt" style:font-size-complex="8pt"/>
    </style:style>
    <style:style style:name="P110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background-color="#ffffff" fo:font-size="8pt" style:font-size-asian="8pt" style:font-size-complex="8pt"/>
    </style:style>
    <style:style style:name="T111_2" style:family="text">
      <style:text-properties fo:background-color="#ffffff" fo:font-size="8pt" style:font-size-asian="8pt" style:font-size-complex="8pt"/>
    </style:style>
    <style:style style:name="T111_3" style:family="text">
      <style:text-properties fo:background-color="#ffffff" fo:font-size="8pt" style:font-size-asian="8pt" style:font-size-complex="8pt"/>
    </style:style>
    <style:style style:name="T111_4" style:family="text">
      <style:text-properties fo:background-color="#ffffff" fo:font-size="8pt" style:font-size-asian="8pt" style:font-size-complex="8pt"/>
    </style:style>
    <style:style style:name="T111_5" style:family="text">
      <style:text-properties fo:background-color="#ffffff" fo:font-size="8pt" style:font-size-asian="8pt" style:font-size-complex="8pt"/>
    </style:style>
    <style:style style:name="T111_6" style:family="text">
      <style:text-properties fo:background-color="#ffffff" fo:font-size="8pt" style:font-size-asian="8pt" style:font-size-complex="8pt"/>
    </style:style>
    <style:style style:name="T111_7" style:family="text">
      <style:text-properties fo:background-color="#ffffff" fo:font-size="8pt" style:font-size-asian="8pt" style:font-size-complex="8pt"/>
    </style:style>
    <style:style style:name="T111_8" style:family="text">
      <style:text-properties fo:background-color="#ffffff" fo:font-size="8pt" style:font-size-asian="8pt" style:font-size-complex="8pt"/>
    </style:style>
    <style:style style:name="T111_9" style:family="text">
      <style:text-properties fo:background-color="#ffffff" fo:font-size="8pt" style:font-size-asian="8pt" style:font-size-complex="8pt"/>
    </style:style>
    <style:style style:name="T111_10" style:family="text">
      <style:text-properties fo:background-color="#ffffff" fo:font-size="8pt" style:font-size-asian="8pt" style:font-size-complex="8pt"/>
    </style:style>
    <style:style style:name="T111_11" style:family="text">
      <style:text-properties fo:background-color="#ffffff" fo:font-size="8pt" style:font-size-asian="8pt" style:font-size-complex="8pt"/>
    </style:style>
    <style:style style:name="T111_12" style:family="text">
      <style:text-properties fo:background-color="#ffffff" fo:font-size="8pt" style:font-size-asian="8pt" style:font-size-complex="8pt"/>
    </style:style>
    <style:style style:name="T111_13" style:family="text">
      <style:text-properties fo:background-color="#ffffff" fo:font-size="8pt" style:font-size-asian="8pt" style:font-size-complex="8pt"/>
    </style:style>
    <style:style style:name="T111_14" style:family="text">
      <style:text-properties fo:background-color="#ffffff" fo:font-size="8pt" style:font-size-asian="8pt" style:font-size-complex="8pt"/>
    </style:style>
    <style:style style:name="T111_15" style:family="text">
      <style:text-properties fo:background-color="#ffffff" fo:font-size="8pt" style:font-size-asian="8pt" style:font-size-complex="8pt"/>
    </style:style>
    <style:style style:name="T111_16" style:family="text">
      <style:text-properties fo:background-color="#ffffff" fo:font-size="8pt" style:font-size-asian="8pt" style:font-size-complex="8pt"/>
    </style:style>
    <style:style style:name="T111_17" style:family="text">
      <style:text-properties fo:background-color="#ffffff" fo:font-size="8pt" style:font-size-asian="8pt" style:font-size-complex="8pt"/>
    </style:style>
    <style:style style:name="P112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113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 fo:font-weight="bold" style:font-weight-asian="bold" style:font-weight-complex="bold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114_2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114_3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114_4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114_5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P115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 fo:font-weight="bold" style:font-weight-asian="bold" style:font-weight-complex="bold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background-color="#ffffff" fo:font-size="8pt" style:font-size-asian="8pt" style:font-size-complex="8pt"/>
    </style:style>
    <style:style style:name="T116_2" style:family="text">
      <style:text-properties fo:background-color="#ffffff" fo:font-size="8pt" style:font-size-asian="8pt" style:font-size-complex="8pt"/>
    </style:style>
    <style:style style:name="T116_3" style:family="text">
      <style:text-properties fo:background-color="#ffffff" fo:font-size="8pt" style:font-size-asian="8pt" style:font-size-complex="8pt"/>
    </style:style>
    <style:style style:name="T116_4" style:family="text">
      <style:text-properties fo:background-color="#ffffff" fo:font-size="8pt" style:font-size-asian="8pt" style:font-size-complex="8pt"/>
    </style:style>
    <style:style style:name="T116_5" style:family="text">
      <style:text-properties fo:background-color="#ffffff" fo:font-size="8pt" style:font-size-asian="8pt" style:font-size-complex="8pt"/>
    </style:style>
    <style:style style:name="T116_6" style:family="text">
      <style:text-properties fo:background-color="#ffffff" fo:font-size="8pt" style:font-size-asian="8pt" style:font-size-complex="8pt"/>
    </style:style>
    <style:style style:name="T116_7" style:family="text">
      <style:text-properties fo:background-color="#ffffff" fo:font-size="8pt" style:font-size-asian="8pt" style:font-size-complex="8pt"/>
    </style:style>
    <style:style style:name="T116_8" style:family="text">
      <style:text-properties fo:background-color="#ffffff" fo:font-size="8pt" style:font-size-asian="8pt" style:font-size-complex="8pt"/>
    </style:style>
    <style:style style:name="T116_9" style:family="text">
      <style:text-properties fo:background-color="#ffffff" fo:font-size="8pt" style:font-size-asian="8pt" style:font-size-complex="8pt"/>
    </style:style>
    <style:style style:name="T116_10" style:family="text">
      <style:text-properties fo:background-color="#ffffff" fo:font-size="8pt" style:font-size-asian="8pt" style:font-size-complex="8pt"/>
    </style:style>
    <style:style style:name="T116_11" style:family="text">
      <style:text-properties fo:background-color="#ffffff" fo:font-size="8pt" style:font-size-asian="8pt" style:font-size-complex="8pt"/>
    </style:style>
    <style:style style:name="T116_12" style:family="text">
      <style:text-properties fo:background-color="#ffffff" fo:font-size="8pt" style:font-size-asian="8pt" style:font-size-complex="8pt"/>
    </style:style>
    <style:style style:name="T116_13" style:family="text">
      <style:text-properties fo:background-color="#ffffff" fo:font-size="8pt" style:font-size-asian="8pt" style:font-size-complex="8pt"/>
    </style:style>
    <style:style style:name="T116_14" style:family="text">
      <style:text-properties fo:background-color="#ffffff" fo:font-size="8pt" style:font-size-asian="8pt" style:font-size-complex="8pt"/>
    </style:style>
    <style:style style:name="T116_15" style:family="text">
      <style:text-properties fo:background-color="#ffffff" fo:font-size="8pt" style:font-size-asian="8pt" style:font-size-complex="8pt"/>
    </style:style>
    <style:style style:name="T116_16" style:family="text">
      <style:text-properties fo:background-color="#ffffff" fo:font-size="8pt" style:font-size-asian="8pt" style:font-size-complex="8pt"/>
    </style:style>
    <style:style style:name="T116_17" style:family="text">
      <style:text-properties fo:background-color="#ffffff" fo:font-size="8pt" style:font-size-asian="8pt" style:font-size-complex="8pt"/>
    </style:style>
    <style:style style:name="P117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118_2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118_3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P119" style:family="paragraph" style:parent-style-name="Standard">
      <style:paragraph-properties fo:break-before="auto" fo:line-height="115%" style:writing-mode="lr-tb"/>
      <style:text-properties fo:background-color="#ffffff" fo:font-size="8pt" style:font-size-asian="8pt" style:font-size-complex="8pt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120_2" style:family="text">
      <style:text-properties fo:background-color="#ffffff" fo:font-size="8pt" style:font-size-asian="8pt" style:font-size-complex="8pt" fo:font-weight="bold" style:font-weight-asian="bold" style:font-weight-complex="bold"/>
    </style:style>
    <style:style style:name="T120_3" style:family="text">
      <style:text-properties fo:background-color="#ffffff" fo:font-size="8pt" style:font-size-asian="8pt" style:font-size-complex="8pt" fo:font-weight="bold" style:font-weight-asian="bold" style:font-weight-complex="bold"/>
    </style:style>
  </office:automatic-styles>
  <office:body>
    <office:text>
      <text:p text:style-name="P1"><text:span text:style-name="T1_1">Purpose</text:span></text:p>
      <text:p text:style-name="P2"/>
      <text:p text:style-name="P3"><text:span text:style-name="T3_1">To</text:span><text:span text:style-name="T3_2"><text:s/></text:span><text:span text:style-name="T3_3">create</text:span><text:span text:style-name="T3_4"><text:s/></text:span><text:span text:style-name="T3_5">an</text:span><text:span text:style-name="T3_6"><text:s/></text:span><text:span text:style-name="T3_7">automated</text:span><text:span text:style-name="T3_8">,<text:s/></text:span><text:span text:style-name="T3_9">self</text:span><text:span text:style-name="T3_10">-</text:span><text:span text:style-name="T3_11">contained</text:span><text:span text:style-name="T3_12">,<text:s/></text:span><text:span text:style-name="T3_13">flying</text:span><text:span text:style-name="T3_14"><text:s/></text:span><text:span text:style-name="T3_15">tri</text:span><text:span text:style-name="T3_16">/</text:span><text:span text:style-name="T3_17">quadra</text:span><text:span text:style-name="T3_18">-</text:span><text:span text:style-name="T3_19">copter</text:span><text:span text:style-name="T3_20"><text:s/></text:span><text:span text:style-name="T3_21">that</text:span><text:span text:style-name="T3_22"><text:s/></text:span><text:span text:style-name="T3_23">can</text:span><text:span text:style-name="T3_24"><text:s/></text:span><text:span text:style-name="T3_25">take</text:span><text:span text:style-name="T3_26">-</text:span><text:span text:style-name="T3_27">off</text:span><text:span text:style-name="T3_28">,<text:s/></text:span><text:span text:style-name="T3_29">hover</text:span><text:span text:style-name="T3_30">,<text:s/></text:span><text:span text:style-name="T3_31">self</text:span><text:span text:style-name="T3_32">-</text:span><text:span text:style-name="T3_33">stabilise</text:span><text:span text:style-name="T3_34">,<text:s/></text:span><text:span text:style-name="T3_35">move</text:span><text:span text:style-name="T3_36"><text:s/></text:span><text:span text:style-name="T3_37">to</text:span><text:span text:style-name="T3_38"><text:s/></text:span><text:span text:style-name="T3_39">predefined</text:span><text:span text:style-name="T3_40"><text:s/></text:span><text:span text:style-name="T3_41">waypoints</text:span><text:span text:style-name="T3_42"><text:s/></text:span><text:span text:style-name="T3_43">and</text:span><text:span text:style-name="T3_44"><text:s/></text:span><text:span text:style-name="T3_45">then</text:span><text:span text:style-name="T3_46"><text:s/></text:span><text:span text:style-name="T3_47">land</text:span><text:span text:style-name="T3_48">.</text:span></text:p>
      <text:p text:style-name="P4"/>
      <text:p text:style-name="P5"><text:span text:style-name="T5_1">The</text:span><text:span text:style-name="T5_2"><text:s/></text:span><text:span text:style-name="T5_3">system</text:span><text:span text:style-name="T5_4"><text:s/></text:span><text:span text:style-name="T5_5">should</text:span><text:span text:style-name="T5_6"><text:s/></text:span><text:span text:style-name="T5_7">be</text:span><text:span text:style-name="T5_8"><text:s/>‘</text:span><text:span text:style-name="T5_9">safe</text:span><text:span text:style-name="T5_10">’<text:s/></text:span><text:span text:style-name="T5_11">and</text:span><text:span text:style-name="T5_12"><text:s/></text:span><text:span text:style-name="T5_13">auto</text:span><text:span text:style-name="T5_14">-</text:span><text:span text:style-name="T5_15">shutdown</text:span><text:span text:style-name="T5_16">/</text:span><text:span text:style-name="T5_17">land</text:span><text:span text:style-name="T5_18"><text:s/></text:span><text:span text:style-name="T5_19">on</text:span><text:span text:style-name="T5_20"><text:s/></text:span><text:span text:style-name="T5_21">sensor</text:span><text:span text:style-name="T5_22"><text:s/></text:span><text:span text:style-name="T5_23">errors</text:span><text:span text:style-name="T5_24">/</text:span><text:span text:style-name="T5_25">low</text:span><text:span text:style-name="T5_26"><text:s/></text:span><text:span text:style-name="T5_27">power</text:span><text:span text:style-name="T5_28">.</text:span></text:p>
      <text:p text:style-name="P6"/>
      <text:p text:style-name="P7"><text:span text:style-name="T7_1">The</text:span><text:span text:style-name="T7_2"><text:s/></text:span><text:span text:style-name="T7_3">system</text:span><text:span text:style-name="T7_4"><text:s/></text:span><text:span text:style-name="T7_5">will</text:span><text:span text:style-name="T7_6"><text:s/></text:span><text:span text:style-name="T7_7">be</text:span><text:span text:style-name="T7_8"><text:s/></text:span><text:span text:style-name="T7_9">based</text:span><text:span text:style-name="T7_10"><text:s/></text:span><text:span text:style-name="T7_11">upon</text:span><text:span text:style-name="T7_12"><text:s/></text:span><text:span text:style-name="T7_13">the</text:span><text:span text:style-name="T7_14"><text:s/></text:span><text:span text:style-name="T7_15">Arduino</text:span><text:span text:style-name="T7_16"><text:s/></text:span><text:span text:style-name="T7_17">electronics</text:span><text:span text:style-name="T7_18"><text:s/></text:span><text:span text:style-name="T7_19">system</text:span><text:span text:style-name="T7_20"><text:s/></text:span><text:span text:style-name="T7_21">and</text:span><text:span text:style-name="T7_22"><text:s/></text:span><text:span text:style-name="T7_23">off</text:span><text:span text:style-name="T7_24">-</text:span><text:span text:style-name="T7_25">the</text:span><text:span text:style-name="T7_26">-</text:span><text:span text:style-name="T7_27">shelf</text:span><text:span text:style-name="T7_28"><text:s/></text:span><text:span text:style-name="T7_29">components</text:span><text:span text:style-name="T7_30">.</text:span></text:p>
      <text:p text:style-name="P8"/>
      <text:p text:style-name="P9"><text:span text:style-name="T9_1">All</text:span><text:span text:style-name="T9_2"><text:s/></text:span><text:span text:style-name="T9_3">programme</text:span><text:span text:style-name="T9_4">/’</text:span><text:span text:style-name="T9_5">sketch</text:span><text:span text:style-name="T9_6">’<text:s/></text:span><text:span text:style-name="T9_7">code</text:span><text:span text:style-name="T9_8"><text:s/></text:span><text:span text:style-name="T9_9">should</text:span><text:span text:style-name="T9_10"><text:s/></text:span><text:span text:style-name="T9_11">be</text:span><text:span text:style-name="T9_12"><text:s/></text:span><text:span text:style-name="T9_13">original</text:span><text:span text:style-name="T9_14">,<text:s/></text:span><text:span text:style-name="T9_15">where</text:span><text:span text:style-name="T9_16"><text:s/></text:span><text:span text:style-name="T9_17">possible</text:span><text:span text:style-name="T9_18">.</text:span></text:p>
      <text:p text:style-name="P10"/>
      <text:p text:style-name="P11"><text:span text:style-name="T11_1">Radio</text:span><text:span text:style-name="T11_2"><text:s/></text:span><text:span text:style-name="T11_3">control</text:span><text:span text:style-name="T11_4"><text:s/></text:span><text:span text:style-name="T11_5">override</text:span><text:span text:style-name="T11_6"><text:s/></text:span><text:span text:style-name="T11_7">should</text:span><text:span text:style-name="T11_8"><text:s/></text:span><text:span text:style-name="T11_9">be</text:span><text:span text:style-name="T11_10"><text:s/></text:span><text:span text:style-name="T11_11">considered</text:span><text:span text:style-name="T11_12"><text:s/></text:span><text:span text:style-name="T11_13">as</text:span><text:span text:style-name="T11_14"><text:s/></text:span><text:span text:style-name="T11_15">a</text:span><text:span text:style-name="T11_16"><text:s/>‘</text:span><text:span text:style-name="T11_17">fail</text:span><text:span text:style-name="T11_18"><text:s/></text:span><text:span text:style-name="T11_19">safe</text:span><text:span text:style-name="T11_20">’.</text:span></text:p>
      <text:p text:style-name="P12"/>
      <text:p text:style-name="P13"><text:span text:style-name="T13_1">Shouldn</text:span><text:span text:style-name="T13_2">’</text:span><text:span text:style-name="T13_3">t</text:span><text:span text:style-name="T13_4"><text:s/></text:span><text:span text:style-name="T13_5">cost</text:span><text:span text:style-name="T13_6"><text:s/></text:span><text:span text:style-name="T13_7">a</text:span><text:span text:style-name="T13_8"><text:s/></text:span><text:span text:style-name="T13_9">fortune</text:span><text:span text:style-name="T13_10">.</text:span></text:p>
      <text:p text:style-name="P14"/>
      <text:p text:style-name="P15"/>
      <text:p text:style-name="P16"><text:span text:style-name="T16_1">Tasks</text:span></text:p>
      <text:p text:style-name="P17"/>
      <text:p text:style-name="P18"><text:span text:style-name="T18_1">Buy</text:span><text:span text:style-name="T18_2"><text:s/></text:span><text:span text:style-name="T18_3">basic</text:span><text:span text:style-name="T18_4"><text:s/></text:span><text:span text:style-name="T18_5">Arduino</text:span><text:span text:style-name="T18_6"><text:s/></text:span><text:span text:style-name="T18_7">Uno</text:span><text:span text:style-name="T18_8"><text:s/></text:span><text:span text:style-name="T18_9">kit</text:span><text:span text:style-name="T18_10"><text:s/></text:span><text:span text:style-name="T18_11">and</text:span><text:span text:style-name="T18_12"><text:s/></text:span><text:span text:style-name="T18_13">sensors</text:span></text:p>
      <text:p text:style-name="P19"/>
      <text:p text:style-name="P20"><text:span text:style-name="T20_1">Install</text:span><text:span text:style-name="T20_2"><text:s/></text:span><text:span text:style-name="T20_3">Arduino</text:span><text:span text:style-name="T20_4"><text:s/></text:span><text:span text:style-name="T20_5">IDE</text:span><text:span text:style-name="T20_6"><text:s/></text:span><text:span text:style-name="T20_7">on</text:span><text:span text:style-name="T20_8"><text:s/></text:span><text:span text:style-name="T20_9">Laptop</text:span><text:span text:style-name="T20_10">(</text:span><text:span text:style-name="T20_11">s</text:span><text:span text:style-name="T20_12">)</text:span></text:p>
      <text:p text:style-name="P21"/>
      <text:p text:style-name="P22"><text:span text:style-name="T22_1">Find</text:span><text:span text:style-name="T22_2"><text:s/></text:span><text:span text:style-name="T22_3">time</text:span><text:span text:style-name="T22_4">...</text:span></text:p>
      <text:p text:style-name="P23"/>
      <text:p text:style-name="P24"><text:span text:style-name="T24_1">COMPLETED</text:span><text:span text:style-name="T24_2"><text:s/>-<text:s/>11/1/2012<text:s/></text:span></text:p>
      <text:p text:style-name="P25"/>
      <text:p text:style-name="P26"><text:span text:style-name="T26_1">Basic</text:span><text:span text:style-name="T26_2"><text:s/></text:span><text:span text:style-name="T26_3">programming</text:span><text:span text:style-name="T26_4">,<text:s/></text:span><text:span text:style-name="T26_5">Arduino</text:span><text:span text:style-name="T26_6"><text:s/></text:span><text:span text:style-name="T26_7">I</text:span><text:span text:style-name="T26_8">/</text:span><text:span text:style-name="T26_9">O</text:span><text:span text:style-name="T26_10"><text:s/></text:span><text:span text:style-name="T26_11">and</text:span><text:span text:style-name="T26_12"><text:s/></text:span><text:span text:style-name="T26_13">response</text:span><text:span text:style-name="T26_14"><text:s/></text:span><text:span text:style-name="T26_15">trigger</text:span><text:span text:style-name="T26_16"><text:s/></text:span><text:span text:style-name="T26_17">research</text:span></text:p>
      <text:p text:style-name="P27"/>
      <text:p text:style-name="P28"><text:span text:style-name="T28_1">Basic</text:span><text:span text:style-name="T28_2"><text:s/></text:span><text:span text:style-name="T28_3">Output</text:span></text:p>
      <text:p text:style-name="P29"><text:span text:style-name="T29_1"><text:tab/></text:span><text:span text:style-name="T29_2">Turn</text:span><text:span text:style-name="T29_3"><text:s/></text:span><text:span text:style-name="T29_4">on</text:span><text:span text:style-name="T29_5"><text:s/></text:span><text:span text:style-name="T29_6">and</text:span><text:span text:style-name="T29_7"><text:s/></text:span><text:span text:style-name="T29_8">off</text:span><text:span text:style-name="T29_9"><text:s/></text:span><text:span text:style-name="T29_10">Arduino</text:span><text:span text:style-name="T29_11"><text:s/></text:span><text:span text:style-name="T29_12">LED</text:span><text:span text:style-name="T29_13"><text:s/>(</text:span><text:span text:style-name="T29_14">onboard</text:span><text:span text:style-name="T29_15">)</text:span></text:p>
      <text:p text:style-name="P30"/>
      <text:p text:style-name="P31"><text:span text:style-name="T31_1">Basic</text:span><text:span text:style-name="T31_2"><text:s/></text:span><text:span text:style-name="T31_3">Input</text:span><text:span text:style-name="T31_4"><text:s/>/<text:s/></text:span><text:span text:style-name="T31_5">Output</text:span></text:p>
      <text:p text:style-name="P32"><text:span text:style-name="T32_1"><text:tab/></text:span><text:span text:style-name="T32_2">Turn</text:span><text:span text:style-name="T32_3"><text:s/></text:span><text:span text:style-name="T32_4">on</text:span><text:span text:style-name="T32_5"><text:s/></text:span><text:span text:style-name="T32_6">and</text:span><text:span text:style-name="T32_7"><text:s/></text:span><text:span text:style-name="T32_8">off</text:span><text:span text:style-name="T32_9"><text:s/></text:span><text:span text:style-name="T32_10">LED</text:span><text:span text:style-name="T32_11"><text:s/></text:span><text:span text:style-name="T32_12">based</text:span><text:span text:style-name="T32_13"><text:s/></text:span><text:span text:style-name="T32_14">on</text:span><text:span text:style-name="T32_15"><text:s/></text:span><text:span text:style-name="T32_16">physical</text:span><text:span text:style-name="T32_17"><text:s/></text:span><text:span text:style-name="T32_18">input</text:span><text:span text:style-name="T32_19"><text:s/></text:span><text:span text:style-name="T32_20">switch</text:span><text:span text:style-name="T32_21"><text:s/></text:span><text:span text:style-name="T32_22">state</text:span><text:span text:style-name="T32_23"><text:s/>(</text:span><text:span text:style-name="T32_24">used</text:span><text:span text:style-name="T32_25"><text:s/></text:span><text:span text:style-name="T32_26">Ultrasound</text:span><text:span text:style-name="T32_27"><text:s/></text:span><text:span text:style-name="T32_28">echo</text:span><text:span text:style-name="T32_29"><text:s/></text:span><text:span text:style-name="T32_30">state</text:span><text:span text:style-name="T32_31">)</text:span></text:p>
      <text:p text:style-name="P33"/>
      <text:p text:style-name="P34"><text:span text:style-name="T34_1">Ultrasonic</text:span><text:span text:style-name="T34_2"><text:s/></text:span><text:span text:style-name="T34_3">Distance</text:span><text:span text:style-name="T34_4"><text:s/></text:span><text:span text:style-name="T34_5">Reading</text:span></text:p>
      <text:p text:style-name="P35"><text:span text:style-name="T35_1"><text:tab/></text:span><text:span text:style-name="T35_2">Ultrasonic</text:span><text:span text:style-name="T35_3"><text:s/></text:span><text:span text:style-name="T35_4">distance</text:span><text:span text:style-name="T35_5"><text:s/></text:span><text:span text:style-name="T35_6">reporting</text:span><text:span text:style-name="T35_7"><text:s/></text:span><text:span text:style-name="T35_8">in</text:span><text:span text:style-name="T35_9"><text:s/></text:span><text:span text:style-name="T35_10">metric</text:span><text:span text:style-name="T35_11"><text:s/></text:span><text:span text:style-name="T35_12">units</text:span><text:span text:style-name="T35_13"><text:s/>(</text:span><text:span text:style-name="T35_14">CM</text:span><text:span text:style-name="T35_15">)</text:span></text:p>
      <text:p text:style-name="P36"/>
      <text:p text:style-name="P37"><text:span text:style-name="T37_1">6</text:span><text:span text:style-name="T37_2">DOF</text:span><text:span text:style-name="T37_3"><text:s/></text:span><text:span text:style-name="T37_4">Spatial</text:span><text:span text:style-name="T37_5"><text:s/></text:span><text:span text:style-name="T37_6">Awareness</text:span></text:p>
      <text:p text:style-name="P38"><text:span text:style-name="T38_1"><text:tab/></text:span><text:span text:style-name="T38_2">Accurately</text:span><text:span text:style-name="T38_3"><text:s/></text:span><text:span text:style-name="T38_4">simulate</text:span><text:span text:style-name="T38_5"><text:s/></text:span><text:span text:style-name="T38_6">output</text:span><text:span text:style-name="T38_7"><text:s/></text:span><text:span text:style-name="T38_8">state</text:span><text:span text:style-name="T38_9"><text:s/></text:span><text:span text:style-name="T38_10">of</text:span><text:span text:style-name="T38_11"><text:s/>6</text:span><text:span text:style-name="T38_12">DOF</text:span><text:span text:style-name="T38_13"><text:s/></text:span><text:span text:style-name="T38_14">axis</text:span><text:span text:style-name="T38_15"><text:s/></text:span><text:span text:style-name="T38_16">sensor</text:span></text:p>
      <text:p text:style-name="P39"><text:span text:style-name="T39_1"><text:tab/></text:span><text:span text:style-name="T39_2">Report</text:span><text:span text:style-name="T39_3"><text:s/></text:span><text:span text:style-name="T39_4">tilt</text:span><text:span text:style-name="T39_5"><text:s/></text:span><text:span text:style-name="T39_6">sensor</text:span><text:span text:style-name="T39_7"><text:s/></text:span><text:span text:style-name="T39_8">state</text:span><text:span text:style-name="T39_9"><text:s/></text:span><text:span text:style-name="T39_10">on</text:span><text:span text:style-name="T39_11"><text:s/></text:span><text:span text:style-name="T39_12">dual</text:span><text:span text:style-name="T39_13"><text:s/></text:span><text:span text:style-name="T39_14">axis</text:span></text:p>
      <text:p text:style-name="P40"><text:span text:style-name="T40_1">Link</text:span><text:span text:style-name="T40_2"><text:s/></text:span><text:span text:style-name="T40_3">tilt</text:span><text:span text:style-name="T40_4"><text:s/></text:span><text:span text:style-name="T40_5">state</text:span><text:span text:style-name="T40_6"><text:s/></text:span><text:span text:style-name="T40_7">to</text:span><text:span text:style-name="T40_8"><text:s/></text:span><text:span text:style-name="T40_9">servo</text:span><text:span text:style-name="T40_10"><text:s/></text:span><text:span text:style-name="T40_11">motion</text:span></text:p>
      <text:p text:style-name="P41"/>
      <text:p text:style-name="P42"><text:span text:style-name="T42_1">COMPLETED</text:span><text:span text:style-name="T42_2"><text:s/>-<text:s/>19/1/2012<text:s/></text:span></text:p>
      <text:p text:style-name="P43"/>
      <text:p text:style-name="P44"><text:span text:style-name="T44_1">Flight</text:span><text:span text:style-name="T44_2"><text:s/></text:span><text:span text:style-name="T44_3">hardware</text:span><text:span text:style-name="T44_4"><text:s/></text:span><text:span text:style-name="T44_5">research</text:span><text:span text:style-name="T44_6"><text:s/></text:span><text:span text:style-name="T44_7">and</text:span><text:span text:style-name="T44_8"><text:s/></text:span><text:span text:style-name="T44_9">prefered</text:span><text:span text:style-name="T44_10"><text:s/></text:span><text:span text:style-name="T44_11">URLs</text:span><text:span text:style-name="T44_12"><text:s/></text:span><text:span text:style-name="T44_13">plus</text:span><text:span text:style-name="T44_14"><text:s/></text:span><text:span text:style-name="T44_15">costs</text:span></text:p>
      <text:p text:style-name="P45"><text:span text:style-name="T45_1">Flight</text:span><text:span text:style-name="T45_2"><text:s/></text:span><text:span text:style-name="T45_3">hardware</text:span><text:span text:style-name="T45_4"><text:s/></text:span><text:span text:style-name="T45_5">procurement</text:span><text:span text:style-name="T45_6"><text:s/></text:span><text:span text:style-name="T45_7">and</text:span><text:span text:style-name="T45_8"><text:s/></text:span><text:span text:style-name="T45_9">assembly</text:span></text:p>
      <text:p text:style-name="P46"/>
      <text:p text:style-name="P47"><text:span text:style-name="T47_1">Advanced</text:span><text:span text:style-name="T47_2"><text:s/></text:span><text:span text:style-name="T47_3">programming</text:span><text:span text:style-name="T47_4">,<text:s/></text:span><text:span text:style-name="T47_5">Arduino</text:span><text:span text:style-name="T47_6"><text:s/></text:span><text:span text:style-name="T47_7">sensing</text:span><text:span text:style-name="T47_8">,<text:s/></text:span><text:span text:style-name="T47_9">programmed</text:span><text:span text:style-name="T47_10"><text:s/></text:span><text:span text:style-name="T47_11">routines</text:span><text:span text:style-name="T47_12"><text:s/></text:span><text:span text:style-name="T47_13">and</text:span><text:span text:style-name="T47_14"><text:s/></text:span><text:span text:style-name="T47_15">automated</text:span><text:span text:style-name="T47_16"><text:s/></text:span><text:span text:style-name="T47_17">procedures</text:span></text:p>
      <text:p text:style-name="P48"/>
      <text:p text:style-name="P49"><text:span text:style-name="T49_1">Motor</text:span><text:span text:style-name="T49_2"><text:s/></text:span><text:span text:style-name="T49_3">control</text:span></text:p>
      <text:p text:style-name="P50"><text:span text:style-name="T50_1"><text:tab/></text:span><text:span text:style-name="T50_2">Switch</text:span><text:span text:style-name="T50_3"><text:s/></text:span><text:span text:style-name="T50_4">on</text:span><text:span text:style-name="T50_5"><text:s/></text:span><text:span text:style-name="T50_6">and</text:span><text:span text:style-name="T50_7"><text:s/></text:span><text:span text:style-name="T50_8">off</text:span><text:span text:style-name="T50_9"><text:s/></text:span><text:span text:style-name="T50_10">single</text:span><text:span text:style-name="T50_11"><text:s/></text:span><text:span text:style-name="T50_12">thrust</text:span><text:span text:style-name="T50_13"><text:s/></text:span><text:span text:style-name="T50_14">motor</text:span><text:span text:style-name="T50_15"><text:s/></text:span><text:span text:style-name="T50_16">via</text:span><text:span text:style-name="T50_17"><text:s/></text:span><text:span text:style-name="T50_18">ESC</text:span></text:p>
      <text:p text:style-name="P51"><text:span text:style-name="T51_1"><text:tab/></text:span><text:span text:style-name="T51_2">Control</text:span><text:span text:style-name="T51_3"><text:s/></text:span><text:span text:style-name="T51_4">single</text:span><text:span text:style-name="T51_5"><text:s/></text:span><text:span text:style-name="T51_6">thrust</text:span><text:span text:style-name="T51_7"><text:s/></text:span><text:span text:style-name="T51_8">motor</text:span><text:span text:style-name="T51_9"><text:s/></text:span><text:span text:style-name="T51_10">RPM</text:span><text:span text:style-name="T51_11"><text:s/>-<text:s/></text:span><text:span text:style-name="T51_12">UP</text:span><text:span text:style-name="T51_13">/</text:span><text:span text:style-name="T51_14">DOWN</text:span><text:span text:style-name="T51_15"><text:s/></text:span><text:span text:style-name="T51_16">by</text:span><text:span text:style-name="T51_17"><text:s/></text:span><text:span text:style-name="T51_18">differing</text:span><text:span text:style-name="T51_19"><text:s/></text:span><text:span text:style-name="T51_20">deltas</text:span></text:p>
      <text:p text:style-name="P52"/>
      <text:p text:style-name="P53"><text:span text:style-name="T53_1">Navigation</text:span></text:p>
      <text:p text:style-name="P54"><text:span text:style-name="T54_1">Recognise</text:span><text:span text:style-name="T54_2"><text:s/>‘</text:span><text:span text:style-name="T54_3">flight</text:span><text:span text:style-name="T54_4">’<text:s/></text:span><text:span text:style-name="T54_5">state</text:span><text:span text:style-name="T54_6"><text:s/></text:span><text:span text:style-name="T54_7">and</text:span><text:span text:style-name="T54_8"><text:s/></text:span><text:span text:style-name="T54_9">associated</text:span><text:span text:style-name="T54_10"><text:s/></text:span><text:span text:style-name="T54_11">fluctuations</text:span><text:span text:style-name="T54_12"><text:s/></text:span><text:span text:style-name="T54_13">in</text:span><text:span text:style-name="T54_14"><text:s/></text:span><text:span text:style-name="T54_15">ground</text:span><text:span text:style-name="T54_16">-</text:span><text:span text:style-name="T54_17">height</text:span></text:p>
      <text:p text:style-name="P55"/>
      <text:p text:style-name="P56"><text:span text:style-name="T56_1">Distance</text:span><text:span text:style-name="T56_2"><text:s/>/<text:s/></text:span><text:span text:style-name="T56_3">Motor</text:span><text:span text:style-name="T56_4"><text:s/></text:span><text:span text:style-name="T56_5">IO</text:span></text:p>
      <text:p text:style-name="P57"><text:span text:style-name="T57_1"><text:tab/></text:span><text:span text:style-name="T57_2">Increase</text:span><text:span text:style-name="T57_3"><text:s/></text:span><text:span text:style-name="T57_4">motor</text:span><text:span text:style-name="T57_5"><text:s/></text:span><text:span text:style-name="T57_6">speed</text:span><text:span text:style-name="T57_7"><text:s/></text:span><text:span text:style-name="T57_8">in</text:span><text:span text:style-name="T57_9"><text:s/></text:span><text:span text:style-name="T57_10">line</text:span><text:span text:style-name="T57_11"><text:s/></text:span><text:span text:style-name="T57_12">with</text:span><text:span text:style-name="T57_13"><text:s/></text:span><text:span text:style-name="T57_14">decreasing</text:span><text:span text:style-name="T57_15"><text:s/></text:span><text:span text:style-name="T57_16">ground</text:span><text:span text:style-name="T57_17">-</text:span><text:span text:style-name="T57_18">height</text:span><text:span text:style-name="T57_19"><text:s/></text:span><text:span text:style-name="T57_20">once</text:span><text:span text:style-name="T57_21"><text:s/></text:span><text:span text:style-name="T57_22">in</text:span><text:span text:style-name="T57_23"><text:s/>‘</text:span><text:span text:style-name="T57_24">flight</text:span><text:span text:style-name="T57_25">’<text:s/></text:span><text:span text:style-name="T57_26">state</text:span></text:p>
      <text:p text:style-name="P58"/>
      <text:p text:style-name="P59"><text:span text:style-name="T59_1">Auto</text:span><text:span text:style-name="T59_2"><text:s/></text:span><text:span text:style-name="T59_3">Descent</text:span></text:p>
      <text:p text:style-name="P60"><text:span text:style-name="T60_1">If</text:span><text:span text:style-name="T60_2"><text:s/></text:span><text:span text:style-name="T60_3">in</text:span><text:span text:style-name="T60_4"><text:s/>‘</text:span><text:span text:style-name="T60_5">airborne</text:span><text:span text:style-name="T60_6">’<text:s/></text:span><text:span text:style-name="T60_7">state</text:span><text:span text:style-name="T60_8"><text:s/></text:span><text:span text:style-name="T60_9">then</text:span><text:span text:style-name="T60_10"><text:s/></text:span><text:span text:style-name="T60_11">follow</text:span><text:span text:style-name="T60_12"><text:s/></text:span><text:span text:style-name="T60_13">triggered</text:span><text:span text:style-name="T60_14"><text:s/></text:span><text:span text:style-name="T60_15">spin</text:span><text:span text:style-name="T60_16">-</text:span><text:span text:style-name="T60_17">down</text:span><text:span text:style-name="T60_18"><text:s/></text:span><text:span text:style-name="T60_19">procedure</text:span><text:span text:style-name="T60_20"><text:s/></text:span><text:span text:style-name="T60_21">at</text:span><text:span text:style-name="T60_22"><text:s/></text:span><text:span text:style-name="T60_23">fixed</text:span><text:span text:style-name="T60_24"><text:s/></text:span><text:span text:style-name="T60_25">descent</text:span><text:span text:style-name="T60_26"><text:s/></text:span><text:span text:style-name="T60_27">rate</text:span><text:span text:style-name="T60_28"><text:s/></text:span><text:span text:style-name="T60_29">using</text:span><text:span text:style-name="T60_30"><text:s/></text:span><text:span text:style-name="T60_31">ultrasonics</text:span><text:span text:style-name="T60_32"><text:s/></text:span><text:span text:style-name="T60_33">and</text:span><text:span text:style-name="T60_34"><text:s/></text:span><text:span text:style-name="T60_35">accel</text:span><text:span text:style-name="T60_36"><text:s/></text:span><text:span text:style-name="T60_37">feedback</text:span><text:span text:style-name="T60_38"><text:s/></text:span><text:span text:style-name="T60_39">to</text:span><text:span text:style-name="T60_40"><text:s/></text:span><text:span text:style-name="T60_41">prevent</text:span><text:span text:style-name="T60_42"><text:s/>‘</text:span><text:span text:style-name="T60_43">free</text:span><text:span text:style-name="T60_44"><text:s/></text:span><text:span text:style-name="T60_45">fall</text:span><text:span text:style-name="T60_46">’</text:span></text:p>
      <text:p text:style-name="P61"/>
      <text:p text:style-name="P62"><text:span text:style-name="T62_1">Power</text:span><text:span text:style-name="T62_2"><text:s/></text:span><text:span text:style-name="T62_3">Reading</text:span></text:p>
      <text:p text:style-name="P63"><text:span text:style-name="T63_1">Report</text:span><text:span text:style-name="T63_2"><text:s/></text:span><text:span text:style-name="T63_3">battery</text:span><text:span text:style-name="T63_4"><text:s/></text:span><text:span text:style-name="T63_5">voltage</text:span><text:span text:style-name="T63_6"><text:s/></text:span><text:span text:style-name="T63_7">of</text:span><text:span text:style-name="T63_8"><text:s/></text:span><text:span text:style-name="T63_9">controller</text:span><text:span text:style-name="T63_10"><text:s/></text:span><text:span text:style-name="T63_11">power</text:span><text:span text:style-name="T63_12"><text:s/></text:span><text:span text:style-name="T63_13">source</text:span></text:p>
      <text:p text:style-name="P64"><text:span text:style-name="T64_1">Report</text:span><text:span text:style-name="T64_2"><text:s/></text:span><text:span text:style-name="T64_3">battery</text:span><text:span text:style-name="T64_4"><text:s/></text:span><text:span text:style-name="T64_5">voltage</text:span><text:span text:style-name="T64_6"><text:s/></text:span><text:span text:style-name="T64_7">of</text:span><text:span text:style-name="T64_8"><text:s/></text:span><text:span text:style-name="T64_9">separate</text:span><text:span text:style-name="T64_10"><text:s/>(</text:span><text:span text:style-name="T64_11">and</text:span><text:span text:style-name="T64_12"><text:s/></text:span><text:span text:style-name="T64_13">more</text:span><text:span text:style-name="T64_14"><text:s/></text:span><text:span text:style-name="T64_15">powerful</text:span><text:span text:style-name="T64_16">)<text:s/></text:span><text:span text:style-name="T64_17">thrust</text:span><text:span text:style-name="T64_18"><text:s/></text:span><text:span text:style-name="T64_19">motor</text:span><text:span text:style-name="T64_20"><text:s/></text:span><text:span text:style-name="T64_21">power</text:span><text:span text:style-name="T64_22"><text:s/></text:span><text:span text:style-name="T64_23">source</text:span></text:p>
      <text:p text:style-name="P65"/>
      <text:p text:style-name="P66"><text:span text:style-name="T66_1">Advanced</text:span><text:span text:style-name="T66_2"><text:s/></text:span><text:span text:style-name="T66_3">spatial</text:span><text:span text:style-name="T66_4"><text:s/></text:span><text:span text:style-name="T66_5">awareness</text:span><text:span text:style-name="T66_6">,<text:s/></text:span><text:span text:style-name="T66_7">navigation</text:span><text:span text:style-name="T66_8"><text:s/></text:span><text:span text:style-name="T66_9">and</text:span><text:span text:style-name="T66_10"><text:s/></text:span><text:span text:style-name="T66_11">thrust</text:span><text:span text:style-name="T66_12"><text:s/></text:span><text:span text:style-name="T66_13">control</text:span></text:p>
      <text:p text:style-name="P67"/>
      <text:p text:style-name="P68"><text:span text:style-name="T68_1">Thrust</text:span><text:span text:style-name="T68_2"><text:s/></text:span><text:span text:style-name="T68_3">Control</text:span></text:p>
      <text:p text:style-name="P69"><text:span text:style-name="T69_1">Independently</text:span><text:span text:style-name="T69_2"><text:s/></text:span><text:span text:style-name="T69_3">control</text:span><text:span text:style-name="T69_4"><text:s/>3<text:s/></text:span><text:span text:style-name="T69_5">or</text:span><text:span text:style-name="T69_6"><text:s/>4<text:s/></text:span><text:span text:style-name="T69_7">thrust</text:span><text:span text:style-name="T69_8"><text:s/></text:span><text:span text:style-name="T69_9">motors</text:span><text:span text:style-name="T69_10"><text:s/>-<text:s/></text:span><text:span text:style-name="T69_11">based</text:span><text:span text:style-name="T69_12"><text:s/></text:span><text:span text:style-name="T69_13">on</text:span><text:span text:style-name="T69_14"><text:s/>[</text:span><text:span text:style-name="T69_15">motorID</text:span><text:span text:style-name="T69_16">,</text:span><text:span text:style-name="T69_17">speedLevel</text:span><text:span text:style-name="T69_18">]<text:s/></text:span><text:span text:style-name="T69_19">functions</text:span></text:p>
      <text:p text:style-name="P70"/>
      <text:p text:style-name="P71"><text:span text:style-name="T71_1">6</text:span><text:span text:style-name="T71_2">DOF</text:span></text:p>
      <text:p text:style-name="P72"><text:span text:style-name="T72_1"><text:tab/></text:span><text:span text:style-name="T72_2">Link</text:span><text:span text:style-name="T72_3"><text:s/></text:span><text:span text:style-name="T72_4">Euler</text:span><text:span text:style-name="T72_5">-</text:span><text:span text:style-name="T72_6">angle</text:span><text:span text:style-name="T72_7"><text:s/></text:span><text:span text:style-name="T72_8">output</text:span><text:span text:style-name="T72_9"><text:s/></text:span><text:span text:style-name="T72_10">to</text:span><text:span text:style-name="T72_11"><text:s/>3<text:s/></text:span><text:span text:style-name="T72_12">or</text:span><text:span text:style-name="T72_13"><text:s/>4<text:s/></text:span><text:span text:style-name="T72_14">motor</text:span><text:span text:style-name="T72_15"><text:s/></text:span><text:span text:style-name="T72_16">output</text:span><text:span text:style-name="T72_17"><text:s/></text:span><text:span text:style-name="T72_18">levels</text:span></text:p>
      <text:p text:style-name="P73"/>
      <text:p text:style-name="P74"><text:span text:style-name="T74_1">GPS</text:span></text:p>
      <text:p text:style-name="P75"><text:span text:style-name="T75_1"><text:tab/></text:span><text:span text:style-name="T75_2">Report</text:span><text:span text:style-name="T75_3"><text:s/></text:span><text:span text:style-name="T75_4">current</text:span><text:span text:style-name="T75_5"><text:s/></text:span><text:span text:style-name="T75_6">coordinates</text:span><text:span text:style-name="T75_7">/</text:span><text:span text:style-name="T75_8">position</text:span></text:p>
      <text:p text:style-name="P76"><text:span text:style-name="T76_1"><text:tab/></text:span><text:span text:style-name="T76_2">Report</text:span><text:span text:style-name="T76_3"><text:s/></text:span><text:span text:style-name="T76_4">velocity</text:span></text:p>
      <text:p text:style-name="P77"/>
      <text:p text:style-name="P78"><text:span text:style-name="T78_1">IR</text:span><text:span text:style-name="T78_2"><text:s/></text:span><text:span text:style-name="T78_3">and</text:span><text:span text:style-name="T78_4"><text:s/></text:span><text:span text:style-name="T78_5">Ultrasonic</text:span></text:p>
      <text:p text:style-name="P79"><text:span text:style-name="T79_1"><text:tab/></text:span><text:span text:style-name="T79_2">Inputs</text:span><text:span text:style-name="T79_3"><text:s/></text:span><text:span text:style-name="T79_4">to</text:span><text:span text:style-name="T79_5"><text:s/></text:span><text:span text:style-name="T79_6">interrupts</text:span></text:p>
      <text:p text:style-name="P80"/>
      <text:p text:style-name="P81"><text:span text:style-name="T81_1">Radio</text:span><text:span text:style-name="T81_2"><text:s/></text:span><text:span text:style-name="T81_3">Control</text:span></text:p>
      <text:p text:style-name="P82"><text:span text:style-name="T82_1">Flight</text:span><text:span text:style-name="T82_2"><text:s/></text:span><text:span text:style-name="T82_3">Programming</text:span><text:span text:style-name="T82_4"><text:s/>-<text:s/></text:span><text:span text:style-name="T82_5">Power</text:span><text:span text:style-name="T82_6"><text:s/></text:span><text:span text:style-name="T82_7">on</text:span><text:span text:style-name="T82_8">,<text:s/></text:span><text:span text:style-name="T82_9">ground</text:span><text:span text:style-name="T82_10"><text:s/></text:span><text:span text:style-name="T82_11">check</text:span><text:span text:style-name="T82_12">,<text:s/></text:span><text:span text:style-name="T82_13">take</text:span><text:span text:style-name="T82_14"><text:s/></text:span><text:span text:style-name="T82_15">off</text:span><text:span text:style-name="T82_16">,<text:s/></text:span><text:span text:style-name="T82_17">hover</text:span><text:span text:style-name="T82_18">,<text:s/></text:span><text:span text:style-name="T82_19">stabilise</text:span><text:span text:style-name="T82_20">,<text:s/></text:span><text:span text:style-name="T82_21">land</text:span></text:p>
      <text:p text:style-name="P83"/>
      <text:p text:style-name="P84"><text:span text:style-name="T84_1">Power</text:span><text:span text:style-name="T84_2"><text:s/></text:span><text:span text:style-name="T84_3">on</text:span><text:span text:style-name="T84_4"><text:s/></text:span><text:span text:style-name="T84_5">delay</text:span><text:span text:style-name="T84_6"><text:s/></text:span><text:span text:style-name="T84_7">to</text:span><text:span text:style-name="T84_8"><text:s/></text:span><text:span text:style-name="T84_9">gain</text:span><text:span text:style-name="T84_10"><text:s/></text:span><text:span text:style-name="T84_11">safe</text:span><text:span text:style-name="T84_12"><text:s/></text:span><text:span text:style-name="T84_13">distance</text:span></text:p>
      <text:p text:style-name="P85"/>
      <text:p text:style-name="P86"><text:span text:style-name="T86_1">Blink</text:span><text:span text:style-name="T86_2"><text:s/></text:span><text:span text:style-name="T86_3">onboard</text:span><text:span text:style-name="T86_4"><text:s/></text:span><text:span text:style-name="T86_5">LED</text:span><text:span text:style-name="T86_6"><text:s/></text:span><text:span text:style-name="T86_7">for</text:span><text:span text:style-name="T86_8"><text:s/></text:span><text:span text:style-name="T86_9">pre</text:span><text:span text:style-name="T86_10">-</text:span><text:span text:style-name="T86_11">flight</text:span><text:span text:style-name="T86_12"><text:s/></text:span><text:span text:style-name="T86_13">safety</text:span><text:span text:style-name="T86_14"><text:s/></text:span><text:span text:style-name="T86_15">state</text:span><text:span text:style-name="T86_16"><text:s/></text:span><text:span text:style-name="T86_17">notification</text:span></text:p>
      <text:p text:style-name="P87"/>
      <text:p text:style-name="P88"><text:span text:style-name="T88_1">Check</text:span><text:span text:style-name="T88_2"><text:s/></text:span><text:span text:style-name="T88_3">for</text:span><text:span text:style-name="T88_4"><text:s/>‘</text:span><text:span text:style-name="T88_5">zero</text:span><text:span text:style-name="T88_6">’<text:s/></text:span><text:span text:style-name="T88_7">height</text:span><text:span text:style-name="T88_8"><text:s/>/<text:s/>‘</text:span><text:span text:style-name="T88_9">no</text:span><text:span text:style-name="T88_10"><text:s/></text:span><text:span text:style-name="T88_11">flight</text:span><text:span text:style-name="T88_12">’<text:s/></text:span><text:span text:style-name="T88_13">status</text:span></text:p>
      <text:p text:style-name="P89"/>
      <text:p text:style-name="P90"><text:span text:style-name="T90_1">Initiate</text:span><text:span text:style-name="T90_2"><text:s/>‘</text:span><text:span text:style-name="T90_3">flight</text:span><text:span text:style-name="T90_4">’<text:s/>-<text:s/></text:span><text:span text:style-name="T90_5">spin</text:span><text:span text:style-name="T90_6"><text:s/></text:span><text:span text:style-name="T90_7">up</text:span><text:span text:style-name="T90_8"><text:s/></text:span><text:span text:style-name="T90_9">thrust</text:span><text:span text:style-name="T90_10"><text:s/></text:span><text:span text:style-name="T90_11">motors</text:span></text:p>
      <text:p text:style-name="P91"/>
      <text:p text:style-name="P92"><text:span text:style-name="T92_1">Auto</text:span><text:span text:style-name="T92_2">-</text:span><text:span text:style-name="T92_3">adjust</text:span><text:span text:style-name="T92_4"><text:s/></text:span><text:span text:style-name="T92_5">thrust</text:span><text:span text:style-name="T92_6"><text:s/></text:span><text:span text:style-name="T92_7">output</text:span><text:span text:style-name="T92_8"><text:s/></text:span><text:span text:style-name="T92_9">of</text:span><text:span text:style-name="T92_10"><text:s/></text:span><text:span text:style-name="T92_11">separate</text:span><text:span text:style-name="T92_12"><text:s/></text:span><text:span text:style-name="T92_13">motors</text:span><text:span text:style-name="T92_14"><text:s/></text:span><text:span text:style-name="T92_15">upon</text:span><text:span text:style-name="T92_16"><text:s/>6</text:span><text:span text:style-name="T92_17">DOF</text:span><text:span text:style-name="T92_18"><text:s/>(</text:span><text:span text:style-name="T92_19">GPS</text:span><text:span text:style-name="T92_20">?)<text:s/></text:span><text:span text:style-name="T92_21">and</text:span><text:span text:style-name="T92_22"><text:s/></text:span><text:span text:style-name="T92_23">Ultrasonic</text:span><text:span text:style-name="T92_24"><text:s/></text:span><text:span text:style-name="T92_25">sensing</text:span></text:p>
      <text:p text:style-name="P93"/>
      <text:p text:style-name="P94"><text:span text:style-name="T94_1">Hover</text:span><text:span text:style-name="T94_2"><text:s/></text:span><text:span text:style-name="T94_3">at</text:span><text:span text:style-name="T94_4"><text:s/></text:span><text:span text:style-name="T94_5">preset</text:span><text:span text:style-name="T94_6"><text:s/></text:span><text:span text:style-name="T94_7">height</text:span><text:span text:style-name="T94_8">/</text:span><text:span text:style-name="T94_9">distance</text:span><text:span text:style-name="T94_10"><text:s/></text:span><text:span text:style-name="T94_11">from</text:span><text:span text:style-name="T94_12"><text:s/>‘</text:span><text:span text:style-name="T94_13">ground</text:span><text:span text:style-name="T94_14">’</text:span></text:p>
      <text:p text:style-name="P95"><text:span text:style-name="T95_1"><text:tab/></text:span><text:span text:style-name="T95_2">Increase</text:span><text:span text:style-name="T95_3"><text:s/></text:span><text:span text:style-name="T95_4">in</text:span><text:span text:style-name="T95_5"><text:s/></text:span><text:span text:style-name="T95_6">height</text:span><text:span text:style-name="T95_7"><text:s/></text:span><text:span text:style-name="T95_8">if</text:span><text:span text:style-name="T95_9"><text:s/>‘</text:span><text:span text:style-name="T95_10">ground</text:span><text:span text:style-name="T95_11">’<text:s/></text:span><text:span text:style-name="T95_12">raises</text:span></text:p>
      <text:p text:style-name="P96"><text:span text:style-name="T96_1"><text:tab/></text:span><text:span text:style-name="T96_2">Decrease</text:span><text:span text:style-name="T96_3"><text:s/></text:span><text:span text:style-name="T96_4">in</text:span><text:span text:style-name="T96_5"><text:s/></text:span><text:span text:style-name="T96_6">height</text:span><text:span text:style-name="T96_7"><text:s/></text:span><text:span text:style-name="T96_8">if</text:span><text:span text:style-name="T96_9"><text:s/>‘</text:span><text:span text:style-name="T96_10">ground</text:span><text:span text:style-name="T96_11">’<text:s/></text:span><text:span text:style-name="T96_12">lowers</text:span></text:p>
      <text:p text:style-name="P97"/>
      <text:p text:style-name="P98"><text:span text:style-name="T98_1">Hover</text:span><text:span text:style-name="T98_2"><text:s/></text:span><text:span text:style-name="T98_3">stabilisation</text:span></text:p>
      <text:p text:style-name="P99"><text:span text:style-name="T99_1"><text:tab/></text:span><text:span text:style-name="T99_2">Remain</text:span><text:span text:style-name="T99_3"><text:s/></text:span><text:span text:style-name="T99_4">flat</text:span><text:span text:style-name="T99_5"><text:s/></text:span><text:span text:style-name="T99_6">in</text:span><text:span text:style-name="T99_7"><text:s/></text:span><text:span text:style-name="T99_8">hover</text:span></text:p>
      <text:p text:style-name="P100"><text:span text:style-name="T100_1"><text:tab/></text:span><text:span text:style-name="T100_2">Correct</text:span><text:span text:style-name="T100_3"><text:s/>‘</text:span><text:span text:style-name="T100_4">horizon</text:span><text:span text:style-name="T100_5">’<text:s/></text:span><text:span text:style-name="T100_6">if</text:span><text:span text:style-name="T100_7"><text:s/></text:span><text:span text:style-name="T100_8">disturbed</text:span></text:p>
      <text:p text:style-name="P101"/>
      <text:p text:style-name="P102"><text:span text:style-name="T102_1">Land</text:span><text:span text:style-name="T102_2"><text:s/></text:span><text:span text:style-name="T102_3">gracefully</text:span><text:span text:style-name="T102_4"><text:s/></text:span><text:span text:style-name="T102_5">on</text:span><text:span text:style-name="T102_6"><text:s/></text:span><text:span text:style-name="T102_7">error</text:span><text:span text:style-name="T102_8"><text:s/></text:span></text:p>
      <text:p text:style-name="P103"><text:span text:style-name="T103_1"><text:tab/></text:span><text:span text:style-name="T103_2">Sensor</text:span><text:span text:style-name="T103_3"><text:s/></text:span><text:span text:style-name="T103_4">failure</text:span><text:span text:style-name="T103_5"><text:s/>-<text:s/>6</text:span><text:span text:style-name="T103_6">DOF</text:span><text:span text:style-name="T103_7">,<text:s/></text:span><text:span text:style-name="T103_8">GPS</text:span><text:span text:style-name="T103_9"><text:s/></text:span><text:span text:style-name="T103_10">or</text:span><text:span text:style-name="T103_11"><text:s/></text:span><text:span text:style-name="T103_12">Ultrasonics</text:span></text:p>
      <text:p text:style-name="P104"><text:span text:style-name="T104_1"><text:tab/></text:span><text:span text:style-name="T104_2">Low</text:span><text:span text:style-name="T104_3"><text:s/></text:span><text:span text:style-name="T104_4">Arduino</text:span><text:span text:style-name="T104_5"><text:s/></text:span><text:span text:style-name="T104_6">battery</text:span></text:p>
      <text:p text:style-name="P105"><text:span text:style-name="T105_1"><text:tab/></text:span><text:span text:style-name="T105_2">Low</text:span><text:span text:style-name="T105_3"><text:s/></text:span><text:span text:style-name="T105_4">Thrust</text:span><text:span text:style-name="T105_5"><text:s/></text:span><text:span text:style-name="T105_6">Motor</text:span><text:span text:style-name="T105_7"><text:s/></text:span><text:span text:style-name="T105_8">battery</text:span></text:p>
      <text:p text:style-name="P106"/>
      <text:p text:style-name="P107"><text:span text:style-name="T107_1">Land</text:span><text:span text:style-name="T107_2"><text:s/></text:span><text:span text:style-name="T107_3">urgently</text:span><text:span text:style-name="T107_4"><text:s/></text:span><text:span text:style-name="T107_5">on</text:span><text:span text:style-name="T107_6"><text:s/></text:span><text:span text:style-name="T107_7">radio</text:span><text:span text:style-name="T107_8"><text:s/></text:span><text:span text:style-name="T107_9">input</text:span><text:span text:style-name="T107_10">/</text:span><text:span text:style-name="T107_11">interrupt</text:span></text:p>
      <text:p text:style-name="P108"/>
      <text:p text:style-name="P109"><text:span text:style-name="T109_1">Power</text:span><text:span text:style-name="T109_2"><text:s/></text:span><text:span text:style-name="T109_3">off</text:span><text:span text:style-name="T109_4"><text:s/></text:span><text:span text:style-name="T109_5">motors</text:span><text:span text:style-name="T109_6"><text:s/></text:span><text:span text:style-name="T109_7">and</text:span><text:span text:style-name="T109_8"><text:s/></text:span><text:span text:style-name="T109_9">sensors</text:span></text:p>
      <text:p text:style-name="P110"/>
      <text:p text:style-name="P111"><text:span text:style-name="T111_1">Blink</text:span><text:span text:style-name="T111_2"><text:s/></text:span><text:span text:style-name="T111_3">onboard</text:span><text:span text:style-name="T111_4"><text:s/></text:span><text:span text:style-name="T111_5">LED</text:span><text:span text:style-name="T111_6"><text:s/></text:span><text:span text:style-name="T111_7">for</text:span><text:span text:style-name="T111_8"><text:s/></text:span><text:span text:style-name="T111_9">post</text:span><text:span text:style-name="T111_10">-</text:span><text:span text:style-name="T111_11">flight</text:span><text:span text:style-name="T111_12"><text:s/></text:span><text:span text:style-name="T111_13">safety</text:span><text:span text:style-name="T111_14"><text:s/></text:span><text:span text:style-name="T111_15">state</text:span><text:span text:style-name="T111_16"><text:s/></text:span><text:span text:style-name="T111_17">notification</text:span></text:p>
      <text:p text:style-name="P112"/>
      <text:p text:style-name="P113"/>
      <text:p text:style-name="P114"><text:span text:style-name="T114_1">Non</text:span><text:span text:style-name="T114_2">-</text:span><text:span text:style-name="T114_3">Flight</text:span><text:span text:style-name="T114_4"><text:s/></text:span><text:span text:style-name="T114_5">Testing</text:span></text:p>
      <text:p text:style-name="P115"/>
      <text:p text:style-name="P116"><text:span text:style-name="T116_1">Simulated</text:span><text:span text:style-name="T116_2"><text:s/></text:span><text:span text:style-name="T116_3">flight</text:span><text:span text:style-name="T116_4"><text:s/></text:span><text:span text:style-name="T116_5">using</text:span><text:span text:style-name="T116_6"><text:s/></text:span><text:span text:style-name="T116_7">mounted</text:span><text:span text:style-name="T116_8"><text:s/></text:span><text:span text:style-name="T116_9">hardware</text:span><text:span text:style-name="T116_10"><text:s/></text:span><text:span text:style-name="T116_11">but</text:span><text:span text:style-name="T116_12"><text:s/></text:span><text:span text:style-name="T116_13">no</text:span><text:span text:style-name="T116_14"><text:s/></text:span><text:span text:style-name="T116_15">active</text:span><text:span text:style-name="T116_16"><text:s/></text:span><text:span text:style-name="T116_17">thrust</text:span></text:p>
      <text:p text:style-name="P117"/>
      <text:p text:style-name="P118"><text:span text:style-name="T118_1">Flight</text:span><text:span text:style-name="T118_2"><text:s/></text:span><text:span text:style-name="T118_3">Testing</text:span></text:p>
      <text:p text:style-name="P119"/>
      <text:p text:style-name="P120"><text:span text:style-name="T120_1">Production</text:span><text:span text:style-name="T120_2"><text:s/></text:span><text:span text:style-name="T120_3">Flight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